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7" style:family="table-column">
      <style:table-column-properties fo:break-before="auto" style:column-width="2.096cm"/>
    </style:style>
    <style:style style:name="co18" style:family="table-column">
      <style:table-column-properties fo:break-before="auto" style:column-width="2.067cm"/>
    </style:style>
    <style:style style:name="co19" style:family="table-column">
      <style:table-column-properties fo:break-before="auto" style:column-width="1.789cm"/>
    </style:style>
    <style:style style:name="co20" style:family="table-column">
      <style:table-column-properties fo:break-before="auto" style:column-width="2.376cm"/>
    </style:style>
    <style:style style:name="co21" style:family="table-column">
      <style:table-column-properties fo:break-before="auto" style:column-width="2.291cm"/>
    </style:style>
    <style:style style:name="co22" style:family="table-column">
      <style:table-column-properties fo:break-before="auto" style:column-width="2.348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3.327cm"/>
    </style:style>
    <style:style style:name="co25" style:family="table-column">
      <style:table-column-properties fo:break-before="auto" style:column-width="1.425cm"/>
    </style:style>
    <style:style style:name="co26" style:family="table-column">
      <style:table-column-properties fo:break-before="auto" style:column-width="2.822cm"/>
    </style:style>
    <style:style style:name="co27" style:family="table-column">
      <style:table-column-properties fo:break-before="auto" style:column-width="2.711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2.768cm"/>
    </style:style>
    <style:style style:name="co30" style:family="table-column">
      <style:table-column-properties fo:break-before="auto" style:column-width="1.956cm"/>
    </style:style>
    <style:style style:name="co31" style:family="table-column">
      <style:table-column-properties fo:break-before="auto" style:column-width="1.76cm"/>
    </style:style>
    <style:style style:name="co32" style:family="table-column">
      <style:table-column-properties fo:break-before="auto" style:column-width="2.18cm"/>
    </style:style>
    <style:style style:name="co33" style:family="table-column">
      <style:table-column-properties fo:break-before="auto" style:column-width="1.647cm"/>
    </style:style>
    <style:style style:name="co34" style:family="table-column">
      <style:table-column-properties fo:break-before="auto" style:column-width="0.753cm"/>
    </style:style>
    <style:style style:name="co35" style:family="table-column">
      <style:table-column-properties fo:break-before="auto" style:column-width="2.263cm"/>
    </style:style>
    <style:style style:name="co36" style:family="table-column">
      <style:table-column-properties fo:break-before="auto" style:column-width="2.208cm"/>
    </style:style>
    <style:style style:name="co37" style:family="table-column">
      <style:table-column-properties fo:break-before="auto" style:column-width="3.214cm"/>
    </style:style>
    <style:style style:name="co38" style:family="table-column">
      <style:table-column-properties fo:break-before="auto" style:column-width="0.81cm"/>
    </style:style>
    <style:style style:name="co39" style:family="table-column">
      <style:table-column-properties fo:break-before="auto" style:column-width="3.242cm"/>
    </style:style>
    <style:style style:name="co40" style:family="table-column">
      <style:table-column-properties fo:break-before="auto" style:column-width="0.586cm"/>
    </style:style>
    <style:style style:name="co41" style:family="table-column">
      <style:table-column-properties fo:break-before="auto" style:column-width="2.796cm"/>
    </style:style>
    <style:style style:name="co42" style:family="table-column">
      <style:table-column-properties fo:break-before="auto" style:column-width="3.801cm"/>
    </style:style>
    <style:style style:name="co43" style:family="table-column">
      <style:table-column-properties fo:break-before="auto" style:column-width="1.088cm"/>
    </style:style>
    <style:style style:name="co44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47" style:family="table-cell" style:parent-style-name="Default">
      <style:table-cell-properties fo:padding="0.071cm"/>
      <style:text-properties style:font-name="Ubuntu"/>
    </style:style>
    <style:style style:name="ce189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10" style:family="table-cell" style:parent-style-name="Default" style:data-style-name="N4">
      <style:table-cell-properties fo:padding="0.071cm"/>
      <style:text-properties style:font-name="Ubuntu"/>
    </style:style>
    <style:style style:name="ce215" style:family="table-cell" style:parent-style-name="Default" style:data-style-name="N11">
      <style:table-cell-properties fo:padding="0.071cm"/>
      <style:text-properties style:font-name="Ubuntu"/>
    </style:style>
    <style:style style:name="ce221" style:family="table-cell" style:parent-style-name="Default">
      <style:text-properties style:font-name="Ubuntu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071c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852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7" style:family="table-cell" style:parent-style-name="Default" style:data-style-name="N37">
      <style:table-cell-properties fo:padding="0.071cm"/>
      <style:text-properties style:font-name="Ubuntu"/>
    </style:style>
    <style:style style:name="ce8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071cm"/>
      <style:text-properties style:font-name="Ubuntu"/>
    </style:style>
    <style:style style:name="ce230" style:family="table-cell" style:parent-style-name="Default" style:data-style-name="N10112">
      <style:table-cell-properties fo:padding="0.071cm"/>
      <style:text-properties style:font-name="Ubuntu"/>
    </style:style>
    <style:style style:name="ce24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0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5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353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35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5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35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5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36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6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6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36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37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7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77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78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379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380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38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38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83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84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385" style:family="table-cell" style:parent-style-name="Default">
      <style:table-cell-properties fo:background-color="#ffdbb6"/>
      <style:text-properties style:font-name="Ubuntu"/>
    </style:style>
    <style:style style:name="ce386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38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3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94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95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25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25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10112">
      <style:table-cell-properties fo:padding="0.071cm"/>
      <style:text-properties fo:color="#2a6099" style:font-name="Ubuntu"/>
    </style:style>
    <style:style style:name="ce26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6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271" style:family="table-cell" style:parent-style-name="Default">
      <style:text-properties fo:color="#2a6099" style:font-name="Ubuntu"/>
    </style:style>
    <style:style style:name="ce27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5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6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78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 style:data-style-name="N2">
      <style:table-cell-properties fo:padding="0.071cm"/>
      <style:text-properties fo:color="#2a6099" style:font-name="Ubuntu"/>
    </style:style>
    <style:style style:name="ce28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28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8" style:family="table-cell" style:parent-style-name="Default">
      <style:table-cell-properties fo:padding="0.071cm"/>
      <style:text-properties fo:color="#2a6099" style:font-name="Ubuntu"/>
    </style:style>
    <style:style style:name="ce289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29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29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1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37" style:family="table-cell" style:parent-style-name="Default" style:data-style-name="N2">
      <style:table-cell-properties fo:padding="0.071cm"/>
      <style:text-properties style:font-name="Ubuntu"/>
    </style:style>
    <style:style style:name="ce35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071c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071c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071cm"/>
      <style:text-properties fo:color="#355269" style:font-name="Ubuntu"/>
    </style:style>
    <style:style style:name="ce683" style:family="table-cell" style:parent-style-name="Default" style:data-style-name="N36">
      <style:table-cell-properties fo:padding="0.071c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760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071c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7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40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541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2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3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5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7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0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551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2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3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5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57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5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56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1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6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6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570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7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72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73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5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7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7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0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1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1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16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621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23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24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31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3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37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3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7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7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7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75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6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87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78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79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8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81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2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8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85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8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92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9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9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98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99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0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05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06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0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0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11" style:family="table-cell" style:parent-style-name="Default" style:data-style-name="N114">
      <style:table-cell-properties fo:padding="0.071cm"/>
      <style:text-properties style:font-name="Ubuntu"/>
    </style:style>
    <style:style style:name="ce91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1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1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1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2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2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89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491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fo:background-color="#ffffff" fo:padding="0.071cm"/>
      <style:text-properties style:font-name="Ubuntu"/>
    </style:style>
    <style:style style:name="ce49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495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8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2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3" style:family="table-cell" style:parent-style-name="Default">
      <style:table-cell-properties fo:padding="0.071cm"/>
      <style:text-properties style:font-name="Ubuntu"/>
    </style:style>
    <style:style style:name="ce504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05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6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7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8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10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11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12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3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4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5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1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9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1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2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27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2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31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53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58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58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87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9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59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60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60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606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607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608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60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641" style:family="table-cell" style:parent-style-name="Default" style:data-style-name="N11">
      <style:table-cell-properties fo:padding="0.071cm"/>
      <style:text-properties style:font-name="Ubuntu"/>
    </style:style>
    <style:style style:name="ce643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644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645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646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>
      <style:text-properties style:font-name="Ubuntu"/>
    </style:style>
    <style:style style:name="ce648" style:family="table-cell" style:parent-style-name="Default" style:data-style-name="N37">
      <style:table-cell-properties fo:padding="0.071cm"/>
      <style:text-properties style:font-name="Ubuntu"/>
    </style:style>
    <style:style style:name="ce6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0" style:family="table-cell" style:parent-style-name="Default" style:data-style-name="N10">
      <style:table-cell-properties fo:padding="0.071cm"/>
      <style:text-properties style:font-name="Ubuntu"/>
    </style:style>
    <style:style style:name="ce651" style:family="table-cell" style:parent-style-name="Default" style:data-style-name="N4">
      <style:table-cell-properties fo:padding="0.071cm"/>
      <style:text-properties style:font-name="Ubuntu"/>
    </style:style>
    <style:style style:name="ce65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3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654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5" style:family="table-cell" style:parent-style-name="Default" style:data-style-name="N10112">
      <style:table-cell-properties fo:padding="0.071cm"/>
      <style:text-properties style:font-name="Ubuntu"/>
    </style:style>
    <style:style style:name="ce796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797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798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799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800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803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804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805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08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809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0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1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12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1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14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1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6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817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818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819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820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82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827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851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856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860" style:family="table-cell" style:parent-style-name="Default">
      <style:table-cell-properties fo:background-color="#ffdbb6"/>
      <style:text-properties style:font-name="Ubuntu"/>
    </style:style>
    <style:style style:name="ce861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86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6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7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868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922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92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92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7" style:family="table-cell" style:parent-style-name="Default" style:data-style-name="N10112">
      <style:table-cell-properties fo:padding="0.071cm"/>
      <style:text-properties fo:color="#2a6099" style:font-name="Ubuntu"/>
    </style:style>
    <style:style style:name="ce928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9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0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1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32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3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934" style:family="table-cell" style:parent-style-name="Default">
      <style:text-properties fo:color="#2a6099" style:font-name="Ubuntu"/>
    </style:style>
    <style:style style:name="ce935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7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8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39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40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1" style:family="table-cell" style:parent-style-name="Default" style:data-style-name="N2">
      <style:table-cell-properties fo:padding="0.071cm"/>
      <style:text-properties fo:color="#2a6099" style:font-name="Ubuntu"/>
    </style:style>
    <style:style style:name="ce94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3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4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5" style:family="table-cell" style:parent-style-name="Default" style:data-style-name="N2">
      <style:table-cell-properties fo:padding="0.071cm"/>
      <style:text-properties style:font-name="Ubuntu"/>
    </style:style>
    <style:style style:name="ce94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94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9" style:family="table-cell" style:parent-style-name="Default">
      <style:table-cell-properties fo:padding="0.071cm"/>
      <style:text-properties fo:color="#2a6099" style:font-name="Ubuntu"/>
    </style:style>
    <style:style style:name="ce950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95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95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9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3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4" style:family="table-cell" style:parent-style-name="Default">
      <style:table-cell-properties fo:padding="0.071cm"/>
      <style:text-properties fo:color="#355269" style:font-name="Ubuntu"/>
    </style:style>
    <style:style style:name="ce9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6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78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79" style:family="table-cell" style:parent-style-name="Default" style:data-style-name="N38">
      <style:table-cell-properties fo:padding="0.071cm"/>
      <style:text-properties fo:color="#355269" style:font-name="Ubuntu"/>
    </style:style>
    <style:style style:name="ce98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4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5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86" style:family="table-cell" style:parent-style-name="Default" style:data-style-name="N2">
      <style:table-cell-properties fo:padding="0.071cm"/>
      <style:text-properties fo:color="#355269" style:font-name="Ubuntu"/>
    </style:style>
    <style:style style:name="ce987" style:family="table-cell" style:parent-style-name="Default" style:data-style-name="N36">
      <style:table-cell-properties fo:padding="0.071cm"/>
      <style:text-properties fo:color="#355269" style:font-name="Ubuntu"/>
    </style:style>
    <style:style style:name="ce98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89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0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2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3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994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5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96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7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98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99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00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1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02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3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4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5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6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7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8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9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11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3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4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6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7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8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1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0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1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2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4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25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6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7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8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1029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32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33" style:family="table-cell" style:parent-style-name="Default" style:data-style-name="N4">
      <style:table-cell-properties fo:padding="0.071cm"/>
      <style:text-properties fo:color="#355269" style:font-name="Ubuntu"/>
    </style:style>
    <style:style style:name="ce1034" style:family="table-cell" style:parent-style-name="Default">
      <style:text-properties fo:color="#355269" style:font-name="Ubuntu"/>
    </style:style>
    <style:style style:name="ce10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6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7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39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4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1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4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5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7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49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50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1051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2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53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4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5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1056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7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0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1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2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3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4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5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106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67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68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9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70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1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3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4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5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107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1077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1078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107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8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1082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108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108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6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1089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0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09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4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095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09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097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1098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9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0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110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110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3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4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5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1107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108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0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11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3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4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5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111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1119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1120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5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1126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112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131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113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4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1135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1136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1137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1139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114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1142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1143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14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1145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6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7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114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14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0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1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1152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5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1156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115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1158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1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162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163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1167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116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1170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17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1173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4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1175" style:family="table-cell" style:parent-style-name="Default" style:data-style-name="N114">
      <style:table-cell-properties fo:padding="0.071cm"/>
      <style:text-properties style:font-name="Ubuntu"/>
    </style:style>
    <style:style style:name="ce1176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7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178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9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180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1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2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1183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184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185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" style:family="text">
      <style:text-properties fo:color="#0000ff" style:text-outline="false" style:text-line-through-style="none" style:text-line-through-type="none" style:font-name="Arial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503"/>
        <table:table-column table:style-name="co2" table:default-cell-style-name="ce503"/>
        <table:table-column table:style-name="co3" table:default-cell-style-name="ce503"/>
        <table:table-column table:style-name="co4" table:default-cell-style-name="ce503"/>
        <table:table-column table:style-name="co5" table:default-cell-style-name="ce503"/>
        <table:table-column table:style-name="co6" table:default-cell-style-name="ce503"/>
        <table:table-column table:style-name="co7" table:default-cell-style-name="ce503"/>
        <table:table-column table:style-name="co8" table:default-cell-style-name="ce503"/>
        <table:table-column table:style-name="co9" table:default-cell-style-name="ce503"/>
        <table:table-column table:style-name="co10" table:default-cell-style-name="ce503"/>
        <table:table-column table:style-name="co11" table:default-cell-style-name="ce503"/>
        <table:table-column table:style-name="co12" table:default-cell-style-name="ce503"/>
        <table:table-column table:style-name="co13" table:default-cell-style-name="ce503"/>
        <table:table-column table:style-name="co14" table:default-cell-style-name="ce503"/>
        <table:table-column table:style-name="co15" table:number-columns-repeated="50" table:default-cell-style-name="ce647"/>
        <table:table-row table:style-name="ro1">
          <table:table-cell table:style-name="ce489" office:value-type="string" calcext:value-type="string">
            <text:p>Accounts</text:p>
          </table:table-cell>
          <table:table-cell table:style-name="ce504"/>
          <table:table-cell table:style-name="ce520" office:value-type="string" calcext:value-type="string">
            <text:p>Interest Rates</text:p>
          </table:table-cell>
          <table:table-cell table:style-name="ce531"/>
          <table:table-cell table:style-name="ce591" table:formula="of:=TODAY()" office:value-type="date" office:date-value="2020-02-07" calcext:value-type="date">
            <text:p>February</text:p>
          </table:table-cell>
          <table:table-cell table:style-name="ce597"/>
          <table:table-cell table:style-name="ce590" table:number-columns-repeated="2"/>
          <table:table-cell table:style-name="ce647" table:number-columns-repeated="3"/>
          <table:table-cell table:number-columns-repeated="53"/>
        </table:table-row>
        <table:table-row table:style-name="ro1">
          <table:table-cell table:style-name="ce490"/>
          <table:table-cell table:style-name="ce505"/>
          <table:table-cell table:style-name="ce521"/>
          <table:table-cell table:style-name="ce532"/>
          <table:table-cell table:style-name="ce592"/>
          <table:table-cell table:style-name="ce589" table:number-columns-repeated="3"/>
          <table:table-cell table:style-name="ce647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Molly</text:p>
          </table:table-cell>
          <table:table-cell table:style-name="ce505" table:formula="of:=[$Savings.B57]" office:value-type="float" office:value="588" calcext:value-type="float">
            <text:p>588</text:p>
          </table:table-cell>
          <table:table-cell table:style-name="ce521"/>
          <table:table-cell table:style-name="ce532"/>
          <table:table-cell table:style-name="ce589"/>
          <table:table-cell table:style-name="ce598" office:value-type="string" calcext:value-type="string">
            <text:p>Payment Schedule </text:p>
          </table:table-cell>
          <table:table-cell table:style-name="ce606"/>
          <table:table-cell table:style-name="ce643"/>
          <table:table-cell table:style-name="ce647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Smile</text:p>
          </table:table-cell>
          <table:table-cell table:style-name="ce506" table:formula="of:=[$Smile.D45]" office:value-type="float" office:value="9153.56" calcext:value-type="float">
            <text:p>9153.56</text:p>
          </table:table-cell>
          <table:table-cell table:style-name="ce521" office:value-type="percentage" office:value="0" calcext:value-type="percentage">
            <text:p>0.00%</text:p>
          </table:table-cell>
          <table:table-cell table:style-name="ce532" table:formula="of:=([.B4]*[.C4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1" calcext:value-type="float">
            <text:p>1</text:p>
          </table:table-cell>
          <table:table-cell table:style-name="ce607" office:value-type="date" office:date-value="2019-10-25" calcext:value-type="date">
            <text:p>25 Oct 19</text:p>
          </table:table-cell>
          <table:table-cell table:style-name="ce644" office:value-type="float" office:value="2000" calcext:value-type="float">
            <text:p>2000</text:p>
          </table:table-cell>
          <table:table-cell table:style-name="ce647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Barclays</text:p>
          </table:table-cell>
          <table:table-cell table:style-name="ce505" table:formula="of:=[$Savings.D13]" office:value-type="float" office:value="60000" calcext:value-type="float">
            <text:p>60000</text:p>
          </table:table-cell>
          <table:table-cell table:style-name="ce521" office:value-type="percentage" office:value="0.02" calcext:value-type="percentage">
            <text:p>2.00%</text:p>
          </table:table-cell>
          <table:table-cell table:style-name="ce532" table:formula="of:=([.B5]*[.C5])/12" office:value-type="float" office:value="100" calcext:value-type="float">
            <text:p>100.00</text:p>
          </table:table-cell>
          <table:table-cell table:style-name="ce589"/>
          <table:table-cell table:style-name="ce599" office:value-type="float" office:value="2" calcext:value-type="float">
            <text:p>2</text:p>
          </table:table-cell>
          <table:table-cell table:style-name="ce607" office:value-type="date" office:date-value="2019-11-07" calcext:value-type="date">
            <text:p>7 Nov 19</text:p>
          </table:table-cell>
          <table:table-cell table:style-name="ce644" office:value-type="float" office:value="2400" calcext:value-type="float">
            <text:p>2400</text:p>
          </table:table-cell>
          <table:table-cell table:style-name="ce647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</text:p>
          </table:table-cell>
          <table:table-cell table:style-name="ce506" table:formula="of:=[$Savings.I30]+[$Savings.E39]" office:value-type="float" office:value="2358.28" calcext:value-type="float">
            <text:p>2358.28</text:p>
          </table:table-cell>
          <table:table-cell table:style-name="ce521" office:value-type="percentage" office:value="0.008" calcext:value-type="percentage">
            <text:p>0.80%</text:p>
          </table:table-cell>
          <table:table-cell table:style-name="ce532" table:formula="of:=([.B6]*[.C6])/12" office:value-type="float" office:value="1.57218666666667" calcext:value-type="float">
            <text:p>1.57</text:p>
          </table:table-cell>
          <table:table-cell table:style-name="ce589"/>
          <table:table-cell table:style-name="ce599" office:value-type="float" office:value="3" calcext:value-type="float">
            <text:p>3</text:p>
          </table:table-cell>
          <table:table-cell table:style-name="ce607" office:value-type="date" office:date-value="2019-12-06" calcext:value-type="date">
            <text:p>6 Dec 19</text:p>
          </table:table-cell>
          <table:table-cell table:style-name="ce644" office:value-type="float" office:value="2200" calcext:value-type="float">
            <text:p>2200</text:p>
          </table:table-cell>
          <table:table-cell table:style-name="ce647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West </text:p>
          </table:table-cell>
          <table:table-cell table:style-name="ce505" office:value-type="float" office:value="3.68" calcext:value-type="float">
            <text:p>3.68</text:p>
          </table:table-cell>
          <table:table-cell table:style-name="ce521"/>
          <table:table-cell table:style-name="ce532" table:formula="of:=([.B7]*[.C7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4" calcext:value-type="float">
            <text:p>4</text:p>
          </table:table-cell>
          <table:table-cell table:style-name="ce607" office:value-type="date" office:date-value="2020-01-08" calcext:value-type="date">
            <text:p>8 Jan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647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Flex</text:p>
          </table:table-cell>
          <table:table-cell table:style-name="ce505" table:formula="of:=[$Savings.O12]" office:value-type="float" office:value="9.94" calcext:value-type="float">
            <text:p>9.94</text:p>
          </table:table-cell>
          <table:table-cell table:style-name="ce521" office:value-type="percentage" office:value="0.001" calcext:value-type="percentage">
            <text:p>0.10%</text:p>
          </table:table-cell>
          <table:table-cell table:style-name="ce532" table:formula="of:=([.B8]*[.C8])/12" office:value-type="float" office:value="0.000828333333333333" calcext:value-type="float">
            <text:p>0.00</text:p>
          </table:table-cell>
          <table:table-cell table:style-name="ce589"/>
          <table:table-cell table:style-name="ce599" office:value-type="float" office:value="5" calcext:value-type="float">
            <text:p>5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647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Save</text:p>
          </table:table-cell>
          <table:table-cell table:style-name="ce505" table:formula="of:=[$Savings.I44]" office:value-type="float" office:value="201.22" calcext:value-type="float">
            <text:p>201.22</text:p>
          </table:table-cell>
          <table:table-cell table:style-name="ce521" office:value-type="percentage" office:value="0.002" calcext:value-type="percentage">
            <text:p>0.20%</text:p>
          </table:table-cell>
          <table:table-cell table:style-name="ce532" table:formula="of:=([.B9]*[.C9])/12" office:value-type="float" office:value="0.0335366666666667" calcext:value-type="float">
            <text:p>0.03</text:p>
          </table:table-cell>
          <table:table-cell table:style-name="ce589"/>
          <table:table-cell table:style-name="ce599" office:value-type="float" office:value="6" calcext:value-type="float">
            <text:p>6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3000" calcext:value-type="float">
            <text:p>3000</text:p>
          </table:table-cell>
          <table:table-cell table:style-name="ce647" table:formula="of:=SUM([.H4:.H9])" office:value-type="float" office:value="14000" calcext:value-type="float">
            <text:p>14000</text:p>
          </table:table-cell>
          <table:table-cell table:style-name="ce647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 MG ISA</text:p>
          </table:table-cell>
          <table:table-cell table:style-name="ce505" table:formula="of:=[$Savings.N21]" office:value-type="float" office:value="12870.2" calcext:value-type="float">
            <text:p>12870.2</text:p>
          </table:table-cell>
          <table:table-cell table:style-name="ce521" office:value-type="percentage" office:value="0.014" calcext:value-type="percentage">
            <text:p>1.40%</text:p>
          </table:table-cell>
          <table:table-cell table:style-name="ce532" table:formula="of:=([.B10]*[.C10])/12" office:value-type="float" office:value="15.0152333333333" calcext:value-type="float">
            <text:p>15.02</text:p>
          </table:table-cell>
          <table:table-cell table:style-name="ce589"/>
          <table:table-cell table:style-name="ce599" office:value-type="float" office:value="7" calcext:value-type="float">
            <text:p>7</text:p>
          </table:table-cell>
          <table:table-cell table:style-name="ce607" office:value-type="date" office:date-value="2020-03-01" calcext:value-type="date">
            <text:p>1 Ma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647" table:formula="of:=[.I9]+[.H10]" office:value-type="float" office:value="16200" calcext:value-type="float">
            <text:p>16200</text:p>
          </table:table-cell>
          <table:table-cell table:style-name="ce647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apital One</text:p>
          </table:table-cell>
          <table:table-cell table:style-name="ce505" table:formula="of:=[$'Capital 1'.D45]" office:value-type="float" office:value="-1021.99" calcext:value-type="float">
            <text:p>-1021.99</text:p>
          </table:table-cell>
          <table:table-cell table:style-name="ce521"/>
          <table:table-cell table:style-name="ce532"/>
          <table:table-cell table:style-name="ce589"/>
          <table:table-cell table:style-name="ce599" office:value-type="float" office:value="8" calcext:value-type="float">
            <text:p>8</text:p>
          </table:table-cell>
          <table:table-cell table:style-name="ce607" office:value-type="date" office:date-value="2020-04-01" calcext:value-type="date">
            <text:p>1 Ap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647" table:formula="of:=[.I10]+[.H11]" office:value-type="float" office:value="18400" calcext:value-type="float">
            <text:p>18400</text:p>
          </table:table-cell>
          <table:table-cell table:style-name="ce647" table:number-columns-repeated="2"/>
          <table:table-cell table:number-columns-repeated="53"/>
        </table:table-row>
        <table:table-row table:style-name="ro1">
          <table:table-cell table:style-name="ce490"/>
          <table:table-cell table:style-name="ce507"/>
          <table:table-cell table:style-name="ce522"/>
          <table:table-cell table:style-name="ce533"/>
          <table:table-cell table:style-name="ce589"/>
          <table:table-cell table:style-name="ce599" office:value-type="float" office:value="9" calcext:value-type="float">
            <text:p>9</text:p>
          </table:table-cell>
          <table:table-cell table:style-name="ce607" office:value-type="date" office:date-value="2020-05-01" calcext:value-type="date">
            <text:p>1 May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647" table:formula="of:=[.I11]+[.H12]" office:value-type="float" office:value="20600" calcext:value-type="float">
            <text:p>20600</text:p>
          </table:table-cell>
          <table:table-cell table:style-name="ce647" table:number-columns-repeated="2"/>
          <table:table-cell table:number-columns-repeated="53"/>
        </table:table-row>
        <table:table-row table:style-name="ro1">
          <table:table-cell table:style-name="ce491" office:value-type="string" calcext:value-type="string">
            <text:p>Total</text:p>
          </table:table-cell>
          <table:table-cell table:style-name="ce508" table:formula="of:=SUM([.B2:.B12])" office:value-type="float" office:value="84162.89" calcext:value-type="float">
            <text:p>84162.89</text:p>
          </table:table-cell>
          <table:table-cell table:style-name="ce523"/>
          <table:table-cell table:style-name="ce535" table:formula="of:=SUM([.D2:.D11])" office:value-type="float" office:value="116.621785" calcext:value-type="float">
            <text:p>116.62</text:p>
          </table:table-cell>
          <table:table-cell table:style-name="ce589"/>
          <table:table-cell table:style-name="ce600" office:value-type="float" office:value="10" calcext:value-type="float">
            <text:p>10</text:p>
          </table:table-cell>
          <table:table-cell table:style-name="ce608" office:value-type="date" office:date-value="2020-06-01" calcext:value-type="date">
            <text:p>1 Jun 20</text:p>
          </table:table-cell>
          <table:table-cell table:style-name="ce645" office:value-type="float" office:value="2200" calcext:value-type="float">
            <text:p>2200</text:p>
          </table:table-cell>
          <table:table-cell table:style-name="ce647" table:formula="of:=[.I12]+[.H13]" office:value-type="float" office:value="22800" calcext:value-type="float">
            <text:p>22800</text:p>
          </table:table-cell>
          <table:table-cell table:style-name="ce648"/>
          <table:table-cell table:number-columns-repeated="54"/>
        </table:table-row>
        <table:table-row table:style-name="ro1">
          <table:table-cell table:style-name="ce492" table:number-columns-repeated="4"/>
          <table:table-cell table:style-name="ce593" table:formula="of:=[.D13]/[.B13]*12" office:value-type="percentage" office:value="0.0166280105162739" calcext:value-type="percentage">
            <text:p>1.66%</text:p>
          </table:table-cell>
          <table:table-cell table:style-name="ce601" table:formula="of:=([.D13]*12)" office:value-type="float" office:value="1399.46142" calcext:value-type="float">
            <text:p>£1,399.46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2"/>
          <table:table-cell/>
          <table:table-cell table:style-name="ce589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493" office:value-type="string" calcext:value-type="string">
            <text:p>Credits</text:p>
          </table:table-cell>
          <table:table-cell table:style-name="ce509"/>
          <table:table-cell table:style-name="ce509" office:value-type="string" calcext:value-type="string">
            <text:p>Monthly Estimates</text:p>
          </table:table-cell>
          <table:table-cell table:style-name="ce536"/>
          <table:table-cell table:style-name="ce589"/>
          <table:table-cell table:style-name="ce602" table:formula="of:=[.D13]/[.E19]" office:value-type="percentage" office:value="0.0223399609838419" calcext:value-type="percentage">
            <text:p>2%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4" office:value-type="string" calcext:value-type="string">
            <text:p>British Computer Society</text:p>
          </table:table-cell>
          <table:table-cell table:style-name="ce510" office:value-type="float" office:value="5200" calcext:value-type="float">
            <text:p>5200</text:p>
          </table:table-cell>
          <table:table-cell table:style-name="ce510" office:value-type="float" office:value="2200" calcext:value-type="float">
            <text:p>2200</text:p>
          </table:table-cell>
          <table:table-cell table:style-name="ce537" table:formula="of:=[.B17]-[.C17]" office:value-type="float" office:value="3000" calcext:value-type="float">
            <text:p>3000</text:p>
          </table:table-cell>
          <table:table-cell table:style-name="ce589"/>
          <table:table-cell table:style-name="ce602" table:formula="of:=[.C17]/[.E19]" office:value-type="percentage" office:value="0.42142995980084" calcext:value-type="percentage">
            <text:p>42%</text:p>
          </table:table-cell>
          <table:table-cell table:style-name="ce590"/>
          <table:table-cell table:style-name="ce601"/>
          <table:table-cell table:number-columns-repeated="56"/>
        </table:table-row>
        <table:table-row table:style-name="ro1">
          <table:table-cell table:style-name="ce494" office:value-type="string" calcext:value-type="string">
            <text:p>West Sussex</text:p>
          </table:table-cell>
          <table:table-cell table:style-name="ce510" office:value-type="float" office:value="0" calcext:value-type="float">
            <text:p>0</text:p>
          </table:table-cell>
          <table:table-cell table:style-name="ce510" table:formula="of:=2779+35" office:value-type="float" office:value="2814" calcext:value-type="float">
            <text:p>2814</text:p>
          </table:table-cell>
          <table:table-cell table:style-name="ce537" table:formula="of:=[.B18]-[.C18]" office:value-type="float" office:value="-2814" calcext:value-type="float">
            <text:p>-2814</text:p>
          </table:table-cell>
          <table:table-cell table:style-name="ce589"/>
          <table:table-cell table:style-name="ce602" table:formula="of:=[.C18]/[.E$19]" office:value-type="percentage" office:value="0.539047230399802" calcext:value-type="percentage">
            <text:p>54%</text:p>
          </table:table-cell>
          <table:table-cell table:style-name="ce609" office:value-type="string" calcext:value-type="string">
            <text:p>Year</text:p>
          </table:table-cell>
          <table:table-cell table:style-name="ce646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495" office:value-type="string" calcext:value-type="string">
            <text:p>Family Benefit</text:p>
          </table:table-cell>
          <table:table-cell table:style-name="ce511" office:value-type="float" office:value="0" calcext:value-type="float">
            <text:p>0</text:p>
          </table:table-cell>
          <table:table-cell table:style-name="ce511" office:value-type="float" office:value="89.7" calcext:value-type="float">
            <text:p>89.7</text:p>
          </table:table-cell>
          <table:table-cell table:style-name="ce538" table:formula="of:=[.B19]-[.C19]" office:value-type="float" office:value="-89.7" calcext:value-type="float">
            <text:p>-89.7</text:p>
          </table:table-cell>
          <table:table-cell table:style-name="ce594" table:formula="of:=SUM([.C17:.C19])+[.D13]" office:value-type="float" office:value="5220.321785" calcext:value-type="float">
            <text:p>5,220.32</text:p>
          </table:table-cell>
          <table:table-cell table:style-name="ce602" table:formula="of:=[.C19]/[.E$19]" office:value-type="percentage" office:value="0.0171828488155161" calcext:value-type="percentage">
            <text:p>2%</text:p>
          </table:table-cell>
          <table:table-cell table:style-name="ce610" table:formula="of:=[.E19]*12" office:value-type="float" office:value="62643.86142" calcext:value-type="float">
            <text:p>£62,644</text:p>
          </table:table-cell>
          <table:table-cell table:style-name="ce646" table:formula="of:=[.G19]/52" office:value-type="float" office:value="1204.68964269231" calcext:value-type="float">
            <text:p>£1,204.69</text:p>
          </table:table-cell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2" table:number-columns-repeated="4"/>
          <table:table-cell table:style-name="ce595"/>
          <table:table-cell table:style-name="ce589" table:number-columns-repeated="2"/>
          <table:table-cell table:style-name="ce601"/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6" office:value-type="string" calcext:value-type="string">
            <text:p>Budgets</text:p>
          </table:table-cell>
          <table:table-cell table:style-name="ce512"/>
          <table:table-cell table:style-name="ce524" office:value-type="string" calcext:value-type="string">
            <text:p>Target Allowances</text:p>
          </table:table-cell>
          <table:table-cell table:style-name="ce539"/>
          <table:table-cell table:style-name="ce589" table:number-columns-repeated="3"/>
          <table:table-cell table:style-name="ce646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Savings</text:p>
          </table:table-cell>
          <table:table-cell table:style-name="ce513" office:value-type="float" office:value="73650" calcext:value-type="float">
            <text:p>73650</text:p>
          </table:table-cell>
          <table:table-cell table:style-name="ce513" office:value-type="float" office:value="2000" calcext:value-type="float">
            <text:p>2000</text:p>
          </table:table-cell>
          <table:table-cell table:style-name="ce582"/>
          <table:table-cell table:style-name="ce596" table:formula="of:=[.C22]/[.$E$19]" office:value-type="percentage" office:value="0.383118145273491" calcext:value-type="percentage">
            <text:p>38.31%</text:p>
          </table:table-cell>
          <table:table-cell table:style-name="ce596"/>
          <table:table-cell table:style-name="ce589"/>
          <table:table-cell table:style-name="ce646" table:formula="of:=[.G19]/365" office:value-type="float" office:value="171.627017589041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Current year interest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/>
          <table:table-cell table:style-name="ce603"/>
          <table:table-cell table:style-name="ce589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use</text:p>
          </table:table-cell>
          <table:table-cell table:style-name="ce513" office:value-type="float" office:value="2500" calcext:value-type="float">
            <text:p>2500</text:p>
          </table:table-cell>
          <table:table-cell table:style-name="ce525" office:value-type="float" office:value="250" calcext:value-type="float">
            <text:p>250</text:p>
          </table:table-cell>
          <table:table-cell table:style-name="ce583"/>
          <table:table-cell table:style-name="ce596" table:formula="of:=[.C24]/[.$E$19]" office:value-type="percentage" office:value="0.0478897681591864" calcext:value-type="percentage">
            <text:p>4.79%</text:p>
          </table:table-cell>
          <table:table-cell table:style-name="ce605" office:value-type="string" calcext:value-type="string">
            <text:p>August 2019 and August 2020 no saving</text:p>
          </table:table-cell>
          <table:table-cell table:style-name="ce640"/>
          <table:table-cell table:style-name="ce643"/>
          <table:table-cell table:number-columns-repeated="56"/>
        </table:table-row>
        <table:table-row table:style-name="ro1">
          <table:table-cell table:style-name="ce497" office:value-type="string" calcext:value-type="string">
            <text:p>Bills</text:p>
          </table:table-cell>
          <table:table-cell table:style-name="ce513" office:value-type="float" office:value="406" calcext:value-type="float">
            <text:p>406</text:p>
          </table:table-cell>
          <table:table-cell table:style-name="ce526" table:formula="of:=[$Bills.E85]" office:value-type="float" office:value="462.193333333333" calcext:value-type="float">
            <text:p>462</text:p>
          </table:table-cell>
          <table:table-cell table:style-name="ce582"/>
          <table:table-cell table:style-name="ce596" table:formula="of:=[.C25]/[.$E$19]" office:value-type="percentage" office:value="0.0885373263122195" calcext:value-type="percentage">
            <text:p>8.85%</text:p>
          </table:table-cell>
          <table:table-cell table:style-name="ce599" office:value-type="string" calcext:value-type="string">
            <text:p>and 300 from House and Holiday</text:p>
          </table:table-cell>
          <table:table-cell table:style-name="ce607"/>
          <table:table-cell table:style-name="ce644"/>
          <table:table-cell table:number-columns-repeated="56"/>
        </table:table-row>
        <table:table-row table:style-name="ro1">
          <table:table-cell table:style-name="ce497" office:value-type="string" calcext:value-type="string">
            <text:p>Bills War Chest</text:p>
          </table:table-cell>
          <table:table-cell table:style-name="ce513" office:value-type="float" office:value="145" calcext:value-type="float">
            <text:p>145</text:p>
          </table:table-cell>
          <table:table-cell table:style-name="ce526" office:value-type="float" office:value="0" calcext:value-type="float">
            <text:p>0</text:p>
          </table:table-cell>
          <table:table-cell table:style-name="ce582"/>
          <table:table-cell/>
          <table:table-cell table:style-name="ce600"/>
          <table:table-cell table:style-name="ce608"/>
          <table:table-cell table:style-name="ce645"/>
          <table:table-cell table:number-columns-repeated="56"/>
        </table:table-row>
        <table:table-row table:style-name="ro1">
          <table:table-cell table:style-name="ce497" office:value-type="string" calcext:value-type="string">
            <text:p>Cash  - <text:span text:style-name="T3">(220 week)</text:span></text:p>
          </table:table-cell>
          <table:table-cell table:style-name="ce513" office:value-type="float" office:value="830" calcext:value-type="float">
            <text:p>830</text:p>
          </table:table-cell>
          <table:table-cell table:style-name="ce513" table:formula="of:=954" office:value-type="float" office:value="954" calcext:value-type="float">
            <text:p>954</text:p>
          </table:table-cell>
          <table:table-cell table:style-name="ce584" table:formula="of:=[.B27]-(3*220)" office:value-type="float" office:value="170" calcext:value-type="float">
            <text:p>170</text:p>
          </table:table-cell>
          <table:table-cell table:style-name="ce596" table:formula="of:=[.C27]/[.$E$19]" office:value-type="percentage" office:value="0.182747355295455" calcext:value-type="percentage">
            <text:p>18.27%</text:p>
          </table:table-cell>
          <table:table-cell table:style-name="ce589" table:number-columns-repeated="2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liday</text:p>
          </table:table-cell>
          <table:table-cell table:style-name="ce513" office:value-type="float" office:value="250" calcext:value-type="float">
            <text:p>250</text:p>
          </table:table-cell>
          <table:table-cell table:style-name="ce525" office:value-type="float" office:value="200" calcext:value-type="float">
            <text:p>200</text:p>
          </table:table-cell>
          <table:table-cell table:style-name="ce583"/>
          <table:table-cell table:style-name="ce596" table:formula="of:=[.C28]/[.$E$19]" office:value-type="percentage" office:value="0.0383118145273491" calcext:value-type="percentage">
            <text:p>3.83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DofE</text:p>
          </table:table-cell>
          <table:table-cell table:style-name="ce513" office:value-type="float" office:value="300" calcext:value-type="float">
            <text:p>300</text:p>
          </table:table-cell>
          <table:table-cell table:style-name="ce525" office:value-type="float" office:value="0" calcext:value-type="float">
            <text:p>0</text:p>
          </table:table-cell>
          <table:table-cell table:style-name="ce583"/>
          <table:table-cell table:style-name="ce596" table:formula="of:=[.C29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Present / Christmas</text:p>
          </table:table-cell>
          <table:table-cell table:style-name="ce513" office:value-type="float" office:value="200" calcext:value-type="float">
            <text:p>200</text:p>
          </table:table-cell>
          <table:table-cell table:style-name="ce513" office:value-type="float" office:value="100" calcext:value-type="float">
            <text:p>100</text:p>
          </table:table-cell>
          <table:table-cell table:style-name="ce583"/>
          <table:table-cell table:style-name="ce596" table:formula="of:=[.C30]/[.$E$19]" office:value-type="percentage" office:value="0.0191559072636746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Vehicle Maintenance</text:p>
          </table:table-cell>
          <table:table-cell table:style-name="ce513" office:value-type="float" office:value="140" calcext:value-type="float">
            <text:p>140</text:p>
          </table:table-cell>
          <table:table-cell table:style-name="ce513" office:value-type="float" office:value="20" calcext:value-type="float">
            <text:p>20</text:p>
          </table:table-cell>
          <table:table-cell table:style-name="ce582"/>
          <table:table-cell table:style-name="ce596" table:formula="of:=[.C31]/[.$E$19]" office:value-type="percentage" office:value="0.00383118145273491" calcext:value-type="percentage">
            <text:p>0.38%</text:p>
          </table:table-cell>
          <table:table-cell table:style-name="ce589"/>
          <table:table-cell table:style-name="ce589" office:value-type="string" calcext:value-type="string">
            <text:p>`</text:p>
          </table:table-cell>
          <table:table-cell table:style-name="ce589"/>
          <table:table-cell/>
          <table:table-cell table:style-name="ce649"/>
          <table:table-cell table:number-columns-repeated="54"/>
        </table:table-row>
        <table:table-row table:style-name="ro1">
          <table:table-cell table:style-name="ce497" office:value-type="string" calcext:value-type="string">
            <text:p>LW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260" calcext:value-type="float">
            <text:p>260</text:p>
          </table:table-cell>
          <table:table-cell table:style-name="ce582"/>
          <table:table-cell table:style-name="ce596" table:formula="of:=[.C32]/[.$E$19]" office:value-type="percentage" office:value="0.0498053588855538" calcext:value-type="percentage">
            <text:p>4.98%</text:p>
          </table:table-cell>
          <table:table-cell table:style-name="ce589"/>
          <table:table-cell table:style-name="ce589" office:value-type="string" calcext:value-type="string">
            <text:p><text:s/></text:p>
          </table:table-cell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MG</text:p>
          </table:table-cell>
          <table:table-cell table:style-name="ce514" office:value-type="float" office:value="92.39" calcext:value-type="float">
            <text:p>92.39</text:p>
          </table:table-cell>
          <table:table-cell table:style-name="ce525" office:value-type="float" office:value="147.51" calcext:value-type="float">
            <text:p>147.51</text:p>
          </table:table-cell>
          <table:table-cell table:style-name="ce582"/>
          <table:table-cell table:style-name="ce596" table:formula="of:=[.C33]/[.$E$19]" office:value-type="percentage" office:value="0.0282568788046463" calcext:value-type="percentage">
            <text:p>2.83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Travel </text:p>
          </table:table-cell>
          <table:table-cell table:style-name="ce513" office:value-type="float" office:value="420" calcext:value-type="float">
            <text:p>420</text:p>
          </table:table-cell>
          <table:table-cell table:style-name="ce513" office:value-type="float" office:value="275" calcext:value-type="float">
            <text:p>275</text:p>
          </table:table-cell>
          <table:table-cell table:style-name="ce582"/>
          <table:table-cell table:style-name="ce596" table:formula="of:=[.C34]/[.$E$19]" office:value-type="percentage" office:value="0.052678744975105" calcext:value-type="percentage">
            <text:p>5.27%</text:p>
          </table:table-cell>
          <table:table-cell table:style-name="ce589"/>
          <table:table-cell table:style-name="ce589" office:value-type="string" calcext:value-type="string">
            <text:p>(200 float)</text:p>
          </table:table-cell>
          <table:table-cell table:style-name="ce589"/>
          <table:table-cell table:number-columns-repeated="56"/>
        </table:table-row>
        <table:table-row table:style-name="ro1">
          <table:table-cell table:style-name="ce497" office:value-type="string" calcext:value-type="string">
            <text:p>Florence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5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lie</text:p>
          </table:table-cell>
          <table:table-cell table:style-name="ce513" table:formula="of:=-4+22" office:value-type="float" office:value="18" calcext:value-type="float">
            <text:p>18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6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Rob</text:p>
          </table:table-cell>
          <table:table-cell table:style-name="ce513" office:value-type="float" office:value="220" calcext:value-type="float">
            <text:p>220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7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Mum</text:p>
          </table:table-cell>
          <table:table-cell table:style-name="ce513" table:formula="of:=-232.3-510-3-60-0.7-8-9.5-20-100-110" office:value-type="float" office:value="-1053.5" calcext:value-type="float">
            <text:p>-1053.5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7" office:value-type="string" calcext:value-type="string">
            <text:p>Molly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25" calcext:value-type="float">
            <text:p>25</text:p>
          </table:table-cell>
          <table:table-cell table:style-name="ce582"/>
          <table:table-cell table:style-name="ce596" table:formula="of:=[.C39]/[.$E$19]" office:value-type="percentage" office:value="0.00478897681591864" calcext:value-type="percentage">
            <text:p>0.48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General </text:p>
          </table:table-cell>
          <table:table-cell table:style-name="ce513" office:value-type="float" office:value="350" calcext:value-type="float">
            <text:p>350</text:p>
          </table:table-cell>
          <table:table-cell table:style-name="ce525" office:value-type="float" office:value="300" calcext:value-type="float">
            <text:p>300</text:p>
          </table:table-cell>
          <table:table-cell table:style-name="ce582"/>
          <table:table-cell table:style-name="ce596" table:formula="of:=[.C40]/[.$E$19]" office:value-type="percentage" office:value="0.0574677217910237" calcext:value-type="percentage">
            <text:p>5.75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Music</text:p>
          </table:table-cell>
          <table:table-cell table:number-columns-repeated="2" table:style-name="ce513" office:value-type="float" office:value="50" calcext:value-type="float">
            <text:p>50</text:p>
          </table:table-cell>
          <table:table-cell table:style-name="ce582"/>
          <table:table-cell table:style-name="ce596" table:formula="of:=[.C41]/[.$E$19]" office:value-type="percentage" office:value="0.00957795363183728" calcext:value-type="percentage">
            <text:p>0.96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ity</text:p>
          </table:table-cell>
          <table:table-cell table:style-name="ce513" office:value-type="float" office:value="15" calcext:value-type="float">
            <text:p>15</text:p>
          </table:table-cell>
          <table:table-cell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2]/[.$E$19]" office:value-type="percentage" office:value="0.00574677217910237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UNICEF</text:p>
          </table:table-cell>
          <table:table-cell table:number-columns-repeated="2"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3]/[.$E$19]" office:value-type="percentage" office:value="0.00574677217910237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ontingency</text:p>
          </table:table-cell>
          <table:table-cell table:number-columns-repeated="2" table:style-name="ce513" office:value-type="float" office:value="100" calcext:value-type="float">
            <text:p>100</text:p>
          </table:table-cell>
          <table:table-cell table:style-name="ce582"/>
          <table:table-cell table:style-name="ce596" table:formula="of:=[.C44]/[.$E$19]" office:value-type="percentage" office:value="0.0191559072636746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8"/>
          <table:table-cell table:style-name="ce515" table:number-columns-repeated="2"/>
          <table:table-cell table:style-name="ce585" table:formula="of:=SUM([.C17:.C19])-SUM([.C22:.C43])" office:value-type="float" office:value="-0.00333333333310293" calcext:value-type="float">
            <text:p>0.00</text:p>
          </table:table-cell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9" office:value-type="string" calcext:value-type="string">
            <text:p>Monthly Adjustments</text:p>
          </table:table-cell>
          <table:table-cell table:style-name="ce516"/>
          <table:table-cell table:style-name="ce527"/>
          <table:table-cell table:style-name="ce586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0" office:value-type="string" calcext:value-type="string">
            <text:p>Cash <text:s/>-150 +75</text:p>
          </table:table-cell>
          <table:table-cell table:style-name="ce517" office:value-type="float" office:value="300" calcext:value-type="float">
            <text:p>300</text:p>
          </table:table-cell>
          <table:table-cell table:style-name="ce528" office:value-type="string" calcext:value-type="string">
            <text:p><text:s text:c="3"/>(keep 2 in hand)</text:p>
          </table:table-cell>
          <table:table-cell table:style-name="ce587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1" office:value-type="string" calcext:value-type="string">
            <text:p>FB <text:s/></text:p>
          </table:table-cell>
          <table:table-cell table:style-name="ce518" office:value-type="float" office:value="0" calcext:value-type="float">
            <text:p>0</text:p>
          </table:table-cell>
          <table:table-cell table:style-name="ce529" office:value-type="float" office:value="-6.9" calcext:value-type="float">
            <text:p>-6.9</text:p>
          </table:table-cell>
          <table:table-cell table:style-name="ce588"/>
          <table:table-cell table:style-name="ce492"/>
          <table:table-cell table:style-name="ce590"/>
          <table:table-cell table:style-name="ce589"/>
          <table:table-cell table:style-name="ce590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3"/>
          <table:table-cell table:style-name="ce589"/>
          <table:table-cell table:style-name="ce596" table:formula="of:=[.E42]+[.E43]" office:value-type="percentage" office:value="0.0114935443582047" calcext:value-type="percentage">
            <text:p>1.15%</text:p>
          </table:table-cell>
          <table:table-cell table:style-name="ce589" office:value-type="string" calcext:value-type="string">
            <text:p>charity as percentage of GDP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502" office:value-type="string" calcext:value-type="string">
            <text:p>Balance </text:p>
          </table:table-cell>
          <table:table-cell table:style-name="ce519" table:formula="of:=[.B13]-SUM([.B17:.B49])" office:value-type="float" office:value="0" calcext:value-type="float">
            <text:p>0.00</text:p>
          </table:table-cell>
          <table:table-cell table:style-name="ce530"/>
          <table:table-cell table:style-name="ce590"/>
          <table:table-cell table:style-name="ce589"/>
          <table:table-cell table:style-name="ce590" table:number-columns-repeated="3"/>
          <table:table-cell table:number-columns-repeated="2"/>
          <table:table-cell table:style-name="ce651"/>
          <table:table-cell table:number-columns-repeated="2"/>
          <table:table-cell table:style-name="ce651"/>
          <table:table-cell table:number-columns-repeated="50"/>
        </table:table-row>
        <table:table-row table:style-name="ro1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2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641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7" table:default-cell-style-name="ce655"/>
        <table:table-column table:style-name="co15" table:number-columns-repeated="4" table:default-cell-style-name="ce647"/>
        <table:table-column table:style-name="co18" table:default-cell-style-name="ce503"/>
        <table:table-column table:style-name="co14" table:default-cell-style-name="ce503"/>
        <table:table-column table:style-name="co15" table:number-columns-repeated="57" table:default-cell-style-name="ce647"/>
        <table:table-row table:style-name="ro1">
          <table:table-cell table:style-name="ce652" office:value-type="string" calcext:value-type="string">
            <text:p>Capital One</text:p>
          </table:table-cell>
          <table:table-cell table:style-name="ce796" table:number-columns-repeated="2"/>
          <table:table-cell table:style-name="ce796" office:value-type="float" office:value="-1000.16" calcext:value-type="float">
            <text:p>-1000.16</text:p>
          </table:table-cell>
          <table:table-cell table:style-name="ce802"/>
          <table:table-cell table:number-columns-repeated="59"/>
        </table:table-row>
        <table:table-row table:style-name="ro1">
          <table:table-cell table:style-name="ce653"/>
          <table:table-cell table:style-name="ce797" office:value-type="float" office:value="21.83" calcext:value-type="float">
            <text:p>21.83</text:p>
          </table:table-cell>
          <table:table-cell table:style-name="ce799"/>
          <table:table-cell table:style-name="ce797" table:formula="of:=[.D1]-[.B2]+[.C2]" office:value-type="float" office:value="-1021.99" calcext:value-type="float">
            <text:p>-1021.99</text:p>
          </table:table-cell>
          <table:table-cell table:style-name="ce797"/>
          <table:table-cell table:style-name="ce805" office:value-type="string" calcext:value-type="string">
            <text:p>No.:</text:p>
          </table:table-cell>
          <table:table-cell table:style-name="ce810" office:value-type="string" calcext:value-type="string">
            <text:p>5312 0088 4657 1573</text:p>
          </table:table-cell>
          <table:table-cell table:style-name="ce805"/>
          <table:table-cell table:style-name="ce862"/>
          <table:table-cell/>
          <table:table-cell table:style-name="ce655"/>
          <table:table-cell table:number-columns-repeated="53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]-[.B3]+[.C3]" office:value-type="float" office:value="-1021.99" calcext:value-type="float">
            <text:p>-1021.99</text:p>
          </table:table-cell>
          <table:table-cell table:style-name="ce797"/>
          <table:table-cell table:style-name="ce806" office:value-type="string" calcext:value-type="string">
            <text:p>No.:</text:p>
          </table:table-cell>
          <table:table-cell table:style-name="ce811" office:value-type="string" calcext:value-type="string">
            <text:p>5312008846571573</text:p>
          </table:table-cell>
          <table:table-cell table:style-name="ce806"/>
          <table:table-cell table:style-name="ce863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]-[.B4]+[.C4]" office:value-type="float" office:value="-1021.99" calcext:value-type="float">
            <text:p>-1021.99</text:p>
          </table:table-cell>
          <table:table-cell table:style-name="ce797"/>
          <table:table-cell table:style-name="ce806" office:value-type="string" calcext:value-type="string">
            <text:p>Type:</text:p>
          </table:table-cell>
          <table:table-cell table:style-name="ce806" office:value-type="string" calcext:value-type="string">
            <text:p>MasterCard</text:p>
          </table:table-cell>
          <table:table-cell table:style-name="ce806"/>
          <table:table-cell table:style-name="ce864"/>
          <table:table-cell table:number-columns-repeated="55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4]-[.B5]+[.C5]" office:value-type="float" office:value="-1021.99" calcext:value-type="float">
            <text:p>-1021.99</text:p>
          </table:table-cell>
          <table:table-cell table:style-name="ce797"/>
          <table:table-cell table:style-name="ce806" office:value-type="string" calcext:value-type="string">
            <text:p><text:s/></text:p>
          </table:table-cell>
          <table:table-cell table:style-name="ce811" office:value-type="string" calcext:value-type="string">
            <text:p>MARK R GADSBY</text:p>
          </table:table-cell>
          <table:table-cell table:style-name="ce806"/>
          <table:table-cell table:style-name="ce864"/>
          <table:table-cell table:number-columns-repeated="55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5]-[.B6]+[.C6]" office:value-type="float" office:value="-1021.99" calcext:value-type="float">
            <text:p>-1021.99</text:p>
          </table:table-cell>
          <table:table-cell table:style-name="ce797"/>
          <table:table-cell table:style-name="ce806" office:value-type="string" calcext:value-type="string">
            <text:p>From:</text:p>
          </table:table-cell>
          <table:table-cell table:style-name="ce812" office:value-type="string" calcext:value-type="string">
            <text:p>8/19</text:p>
          </table:table-cell>
          <table:table-cell table:style-name="ce806"/>
          <table:table-cell table:style-name="ce864"/>
          <table:table-cell table:number-columns-repeated="55"/>
        </table:table-row>
        <table:table-row table:style-name="ro1">
          <table:table-cell table:style-name="ce653"/>
          <table:table-cell table:style-name="ce797" table:number-columns-repeated="2"/>
          <table:table-cell table:style-name="ce800" table:formula="of:=[.D6]-[.B7]+[.C7]" office:value-type="float" office:value="-1021.99" calcext:value-type="float">
            <text:p>-1021.99</text:p>
          </table:table-cell>
          <table:table-cell table:style-name="ce797"/>
          <table:table-cell table:style-name="ce806" office:value-type="string" calcext:value-type="string">
            <text:p>To:</text:p>
          </table:table-cell>
          <table:table-cell table:style-name="ce812" office:value-type="string" calcext:value-type="string">
            <text:p>9/23</text:p>
          </table:table-cell>
          <table:table-cell table:style-name="ce806"/>
          <table:table-cell table:style-name="ce864"/>
          <table:table-cell table:number-columns-repeated="55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7]-[.B8]+[.C8]" office:value-type="float" office:value="-1021.99" calcext:value-type="float">
            <text:p>-1021.99</text:p>
          </table:table-cell>
          <table:table-cell table:style-name="ce797"/>
          <table:table-cell table:style-name="ce806" office:value-type="string" calcext:value-type="string">
            <text:p>secure code</text:p>
          </table:table-cell>
          <table:table-cell table:style-name="ce813" office:value-type="string" calcext:value-type="string">
            <text:p>Florence98111</text:p>
          </table:table-cell>
          <table:table-cell table:style-name="ce814"/>
          <table:table-cell table:style-name="ce865"/>
          <table:table-cell table:number-columns-repeated="55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8]-[.B9]+[.C9]" office:value-type="float" office:value="-1021.99" calcext:value-type="float">
            <text:p>-1021.99</text:p>
          </table:table-cell>
          <table:table-cell table:style-name="ce797"/>
          <table:table-cell table:style-name="ce806" office:value-type="string" calcext:value-type="string">
            <text:p>user id</text:p>
          </table:table-cell>
          <table:table-cell table:style-name="ce814" office:value-type="string" calcext:value-type="string">
            <text:p>MARKGADSBY</text:p>
          </table:table-cell>
          <table:table-cell table:style-name="ce814"/>
          <table:table-cell table:style-name="ce865"/>
          <table:table-cell table:number-columns-repeated="55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9]-[.B10]+[.C10]" office:value-type="float" office:value="-1021.99" calcext:value-type="float">
            <text:p>-1021.99</text:p>
          </table:table-cell>
          <table:table-cell table:style-name="ce797"/>
          <table:table-cell table:style-name="ce807" table:number-columns-repeated="3"/>
          <table:table-cell table:style-name="ce866"/>
          <table:table-cell table:number-columns-repeated="55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0]-[.B11]+[.C11]" office:value-type="float" office:value="-1021.99" calcext:value-type="float">
            <text:p>-1021.99</text:p>
          </table:table-cell>
          <table:table-cell table:style-name="ce797"/>
          <table:table-cell table:style-name="ce808"/>
          <table:table-cell table:number-columns-repeated="58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1]-[.B12]+[.C12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2]-[.B13]+[.C13]" office:value-type="float" office:value="-1021.99" calcext:value-type="float">
            <text:p>-1021.99</text:p>
          </table:table-cell>
          <table:table-cell table:style-name="ce803"/>
          <table:table-cell/>
          <table:table-cell table:style-name="ce815" office:value-type="string" calcext:value-type="string">
            <text:p>New Card:</text:p>
          </table:table-cell>
          <table:table-cell table:style-name="ce821"/>
          <table:table-cell table:number-columns-repeated="56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3]-[.B14]+[.C14]" office:value-type="float" office:value="-1021.99" calcext:value-type="float">
            <text:p>-1021.99</text:p>
          </table:table-cell>
          <table:table-cell table:style-name="ce803"/>
          <table:table-cell/>
          <table:table-cell table:style-name="ce816" office:value-type="string" calcext:value-type="string">
            <text:p>Update Oysters</text:p>
          </table:table-cell>
          <table:table-cell table:style-name="ce827"/>
          <table:table-cell table:number-columns-repeated="56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4]-[.B15]+[.C15]" office:value-type="float" office:value="-1021.99" calcext:value-type="float">
            <text:p>-1021.99</text:p>
          </table:table-cell>
          <table:table-cell table:style-name="ce803"/>
          <table:table-cell/>
          <table:table-cell table:style-name="ce817" office:value-type="string" calcext:value-type="string">
            <text:p>Update Film Club</text:p>
          </table:table-cell>
          <table:table-cell table:style-name="ce851"/>
          <table:table-cell table:number-columns-repeated="56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5]-[.B16]+[.C16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6]-[.B17]+[.C17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7]-[.B18]+[.C18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8]-[.B19]+[.C19]" office:value-type="float" office:value="-1021.99" calcext:value-type="float">
            <text:p>-1021.99</text:p>
          </table:table-cell>
          <table:table-cell table:style-name="ce803"/>
          <table:table-cell/>
          <table:table-cell table:style-name="ce818" office:value-type="string" calcext:value-type="string">
            <text:p>CPC </text:p>
          </table:table-cell>
          <table:table-cell table:style-name="ce856" office:value-type="string" calcext:value-type="string">
            <text:p>MarkGadsby</text:p>
          </table:table-cell>
          <table:table-cell table:style-name="ce856"/>
          <table:table-cell table:style-name="ce856" office:value-type="string" calcext:value-type="string">
            <text:p>Florence98?</text:p>
          </table:table-cell>
          <table:table-cell table:style-name="ce867"/>
          <table:table-cell table:number-columns-repeated="53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9]-[.B20]+[.C20]" office:value-type="float" office:value="-1021.99" calcext:value-type="float">
            <text:p>-1021.99</text:p>
          </table:table-cell>
          <table:table-cell table:style-name="ce803"/>
          <table:table-cell/>
          <table:table-cell table:style-name="ce819"/>
          <table:table-cell table:style-name="ce860" table:number-columns-repeated="3"/>
          <table:table-cell table:style-name="ce868"/>
          <table:table-cell table:number-columns-repeated="53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0]-[.B21]+[.C21]" office:value-type="float" office:value="-1021.99" calcext:value-type="float">
            <text:p>-1021.99</text:p>
          </table:table-cell>
          <table:table-cell table:style-name="ce803"/>
          <table:table-cell/>
          <table:table-cell table:style-name="ce819"/>
          <table:table-cell table:style-name="ce860" table:number-columns-repeated="3"/>
          <table:table-cell table:style-name="ce868"/>
          <table:table-cell table:number-columns-repeated="53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1]-[.B22]+[.C22]" office:value-type="float" office:value="-1021.99" calcext:value-type="float">
            <text:p>-1021.99</text:p>
          </table:table-cell>
          <table:table-cell table:style-name="ce803"/>
          <table:table-cell/>
          <table:table-cell table:style-name="ce819"/>
          <table:table-cell table:style-name="ce860" table:number-columns-repeated="3"/>
          <table:table-cell table:style-name="ce868"/>
          <table:table-cell table:number-columns-repeated="53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2]-[.B23]+[.C23]" office:value-type="float" office:value="-1021.99" calcext:value-type="float">
            <text:p>-1021.99</text:p>
          </table:table-cell>
          <table:table-cell table:style-name="ce803"/>
          <table:table-cell/>
          <table:table-cell table:style-name="ce819"/>
          <table:table-cell table:style-name="ce860" table:number-columns-repeated="3"/>
          <table:table-cell table:style-name="ce868"/>
          <table:table-cell table:number-columns-repeated="53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3]-[.B24]+[.C24]" office:value-type="float" office:value="-1021.99" calcext:value-type="float">
            <text:p>-1021.99</text:p>
          </table:table-cell>
          <table:table-cell table:style-name="ce803"/>
          <table:table-cell/>
          <table:table-cell table:style-name="ce820"/>
          <table:table-cell table:style-name="ce861" table:number-columns-repeated="3"/>
          <table:table-cell table:style-name="ce922"/>
          <table:table-cell table:number-columns-repeated="53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4]-[.B25]+[.C25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5]-[.B26]+[.C26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6]-[.B27]+[.C27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7]-[.B28]+[.C28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8]-[.B29]+[.C29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9]-[.B30]+[.C30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0]-[.B31]+[.C31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1]-[.B32]+[.C32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2]-[.B33]+[.C33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3]-[.B34]+[.C34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4]-[.B35]+[.C35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5]-[.B36]+[.C36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3">
          <table:table-cell table:style-name="ce653"/>
          <table:table-cell table:style-name="ce797" table:number-columns-repeated="2"/>
          <table:table-cell table:style-name="ce797" table:formula="of:=[.D36]-[.B37]+[.C37]" office:value-type="float" office:value="-1021.99" calcext:value-type="float">
            <text:p>-1021.99</text:p>
          </table:table-cell>
          <table:table-cell table:style-name="ce803"/>
          <table:table-cell table:style-name="ce809"/>
          <table:table-cell table:number-columns-repeated="58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7]-[.B38]+[.C38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8]-[.B39]+[.C39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9]-[.B40]+[.C40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40]-[.B41]+[.C41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41]-[.B42]+[.C42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42]-[.B43]+[.C43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43]-[.B44]+[.C44]" office:value-type="float" office:value="-1021.99" calcext:value-type="float">
            <text:p>-1021.99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4" office:value-type="string" calcext:value-type="string">
            <text:p>Total</text:p>
          </table:table-cell>
          <table:table-cell table:style-name="ce798" table:number-columns-repeated="2"/>
          <table:table-cell table:style-name="ce801" table:formula="of:=[.D44]-[.B45]+[.C45]" office:value-type="float" office:value="-1021.99" calcext:value-type="float">
            <text:p>-1021.99</text:p>
          </table:table-cell>
          <table:table-cell table:style-name="ce804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table:table-column table:style-name="co11" table:default-cell-style-name="ce655"/>
        <table:table-column table:style-name="co15" table:number-columns-repeated="2" table:default-cell-style-name="ce647"/>
        <table:table-column table:style-name="co19" table:default-cell-style-name="ce945"/>
        <table:table-column table:style-name="co20" table:default-cell-style-name="ce503"/>
        <table:table-column table:style-name="co14" table:default-cell-style-name="ce503"/>
        <table:table-column table:style-name="co21" table:default-cell-style-name="ce503"/>
        <table:table-column table:style-name="co22" table:default-cell-style-name="ce503"/>
        <table:table-column table:style-name="co15" table:number-columns-repeated="56" table:default-cell-style-name="ce647"/>
        <table:table-row table:style-name="ro1">
          <table:table-cell table:style-name="ce923" office:value-type="string" calcext:value-type="string">
            <text:p>SMILE</text:p>
          </table:table-cell>
          <table:table-cell table:style-name="ce931" table:number-columns-repeated="2"/>
          <table:table-cell table:style-name="ce938" office:value-type="float" office:value="3981.48" calcext:value-type="float">
            <text:p>3981.48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/>
          <table:table-cell table:style-name="ce932" office:value-type="float" office:value="5200" calcext:value-type="float">
            <text:p>5200</text:p>
          </table:table-cell>
          <table:table-cell table:style-name="ce939" table:formula="of:=[.D1]-[.B2]+[.C2]" office:value-type="float" office:value="9181.48" calcext:value-type="float">
            <text:p>9181.48</text:p>
          </table:table-cell>
          <table:table-cell table:style-name="ce932" office:value-type="string" calcext:value-type="string">
            <text:p>mg</text:p>
          </table:table-cell>
          <table:table-cell table:style-name="ce950" office:value-type="string" calcext:value-type="string">
            <text:p>10001112</text:p>
          </table:table-cell>
          <table:table-cell table:style-name="ce950" table:number-columns-repeated="2"/>
          <table:table-cell table:style-name="ce964"/>
          <table:table-cell table:number-columns-repeated="55"/>
        </table:table-row>
        <table:table-row table:style-name="ro1">
          <table:table-cell table:style-name="ce924"/>
          <table:table-cell table:style-name="ce932" office:value-type="float" office:value="16.02" calcext:value-type="float">
            <text:p>16.02</text:p>
          </table:table-cell>
          <table:table-cell table:style-name="ce932"/>
          <table:table-cell table:style-name="ce939" table:formula="of:=[.D2]-[.B3]+[.C3]" office:value-type="float" office:value="9165.46" calcext:value-type="float">
            <text:p>9165.46</text:p>
          </table:table-cell>
          <table:table-cell table:style-name="ce932" office:value-type="string" calcext:value-type="string">
            <text:p>cash</text:p>
          </table:table-cell>
          <table:table-cell table:style-name="ce951" office:value-type="string" calcext:value-type="string">
            <text:p>08 92 86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 office:value-type="float" office:value="7" calcext:value-type="float">
            <text:p>7</text:p>
          </table:table-cell>
          <table:table-cell table:style-name="ce932"/>
          <table:table-cell table:style-name="ce939" table:formula="of:=[.D3]-[.B4]+[.C4]" office:value-type="float" office:value="9158.46" calcext:value-type="float">
            <text:p>9158.46</text:p>
          </table:table-cell>
          <table:table-cell table:style-name="ce932" office:value-type="string" calcext:value-type="string">
            <text:p>cash</text:p>
          </table:table-cell>
          <table:table-cell table:style-name="ce951" office:value-type="string" calcext:value-type="string">
            <text:p>4988245723003140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 office:value-type="float" office:value="4.9" calcext:value-type="float">
            <text:p>4.9</text:p>
          </table:table-cell>
          <table:table-cell table:style-name="ce932"/>
          <table:table-cell table:style-name="ce939" table:formula="of:=[.D4]-[.B5]+[.C5]" office:value-type="float" office:value="9153.56" calcext:value-type="float">
            <text:p>9153.56</text:p>
          </table:table-cell>
          <table:table-cell table:style-name="ce932" office:value-type="string" calcext:value-type="string">
            <text:p>cash</text:p>
          </table:table-cell>
          <table:table-cell table:style-name="ce951" office:value-type="string" calcext:value-type="string">
            <text:p>4988 2457 2300 3140</text:p>
          </table:table-cell>
          <table:table-cell table:style-name="ce951"/>
          <table:table-cell table:style-name="ce951" office:value-type="float" office:value="154" calcext:value-type="float">
            <text:p>154</text:p>
          </table:table-cell>
          <table:table-cell table:style-name="ce965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5]-[.B6]+[.C6]" office:value-type="float" office:value="9153.56" calcext:value-type="float">
            <text:p>9153.56</text:p>
          </table:table-cell>
          <table:table-cell table:style-name="ce932"/>
          <table:table-cell table:style-name="ce952" office:value-type="string" calcext:value-type="string">
            <text:p>05/17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6]-[.B7]+[.C7]" office:value-type="float" office:value="9153.56" calcext:value-type="float">
            <text:p>9153.56</text:p>
          </table:table-cell>
          <table:table-cell table:style-name="ce932"/>
          <table:table-cell table:style-name="ce951" office:value-type="string" calcext:value-type="string">
            <text:p>06/20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7]-[.B8]+[.C8]" office:value-type="float" office:value="9153.56" calcext:value-type="float">
            <text:p>9153.56</text:p>
          </table:table-cell>
          <table:table-cell table:style-name="ce932"/>
          <table:table-cell table:style-name="ce953" office:value-type="string" calcext:value-type="string">
            <text:p>MR MARK R GADSBY</text:p>
          </table:table-cell>
          <table:table-cell table:style-name="ce953" table:number-columns-repeated="2"/>
          <table:table-cell table:style-name="ce966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8]-[.B9]+[.C9]" office:value-type="float" office:value="9153.56" calcext:value-type="float">
            <text:p>9153.56</text:p>
          </table:table-cell>
          <table:table-cell table:style-name="ce947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9]-[.B10]+[.C10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45"/>
          <table:table-cell table:number-columns-repeated="57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0]-[.B11]+[.C11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45"/>
          <table:table-cell table:number-columns-repeated="57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1]-[.B12]+[.C12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651"/>
          <table:table-cell table:number-columns-repeated="57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2]-[.B13]+[.C13]" office:value-type="float" office:value="9153.56" calcext:value-type="float">
            <text:p>9153.56</text:p>
          </table:table-cell>
          <table:table-cell table:style-name="ce947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3]-[.B14]+[.C14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45"/>
          <table:table-cell table:style-name="ce651"/>
          <table:table-cell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4]-[.B15]+[.C15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54"/>
          <table:table-cell table:number-columns-repeated="2"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5]-[.B16]+[.C16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55"/>
          <table:table-cell table:style-name="ce945"/>
          <table:table-cell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6]-[.B17]+[.C17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55"/>
          <table:table-cell table:style-name="ce963"/>
          <table:table-cell table:style-name="ce959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7]-[.B18]+[.C18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55"/>
          <table:table-cell table:style-name="ce959"/>
          <table:table-cell table:style-name="ce963"/>
          <table:table-cell table:style-name="ce967"/>
          <table:table-cell table:number-columns-repeated="54"/>
        </table:table-row>
        <table:table-row table:style-name="ro4">
          <table:table-cell table:style-name="ce924"/>
          <table:table-cell table:style-name="ce932" table:number-columns-repeated="2"/>
          <table:table-cell table:style-name="ce939" table:formula="of:=[.D18]-[.B19]+[.C19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55"/>
          <table:table-cell table:style-name="ce959"/>
          <table:table-cell table:style-name="ce967"/>
          <table:table-cell table:style-name="ce963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9]-[.B20]+[.C20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56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0]-[.B21]+[.C21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57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5"/>
          <table:table-cell table:style-name="ce932" table:number-columns-repeated="2"/>
          <table:table-cell table:style-name="ce939" table:formula="of:=[.D21]-[.B22]+[.C22]" office:value-type="float" office:value="9153.56" calcext:value-type="float">
            <text:p>9153.56</text:p>
          </table:table-cell>
          <table:table-cell table:style-name="ce947"/>
          <table:table-cell/>
          <table:table-cell table:style-name="Default"/>
          <table:table-cell/>
          <table:table-cell table:style-name="ce963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2]-[.B23]+[.C23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58" table:number-columns-repeated="4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3]-[.B24]+[.C24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45"/>
          <table:table-cell table:style-name="ce963"/>
          <table:table-cell table:style-name="ce967" table:number-columns-repeated="2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4]-[.B25]+[.C25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59"/>
          <table:table-cell table:style-name="ce963"/>
          <table:table-cell table:style-name="ce959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5]-[.B26]+[.C26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60"/>
          <table:table-cell table:style-name="ce963"/>
          <table:table-cell table:style-name="ce967"/>
          <table:table-cell table:style-name="ce963"/>
          <table:table-cell table:style-name="ce945"/>
          <table:table-cell table:number-columns-repeated="53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6]-[.B27]+[.C27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61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7]-[.B28]+[.C28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61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8]-[.B29]+[.C29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9]-[.B30]+[.C30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0]-[.B31]+[.C31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1]-[.B32]+[.C32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2]-[.B33]+[.C33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62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3]-[.B34]+[.C34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61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4]-[.B35]+[.C35]" office:value-type="float" office:value="9153.56" calcext:value-type="float">
            <text:p>9153.56</text:p>
          </table:table-cell>
          <table:table-cell table:style-name="ce946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5]-[.B36]+[.C36]" office:value-type="float" office:value="9153.56" calcext:value-type="float">
            <text:p>9153.56</text:p>
          </table:table-cell>
          <table:table-cell table:style-name="ce947"/>
          <table:table-cell/>
          <table:table-cell table:style-name="ce960"/>
          <table:table-cell table:style-name="ce96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6]-[.B37]+[.C37]" office:value-type="float" office:value="9153.56" calcext:value-type="float">
            <text:p>9153.56</text:p>
          </table:table-cell>
          <table:table-cell table:style-name="ce946"/>
          <table:table-cell/>
          <table:table-cell table:style-name="ce960"/>
          <table:table-cell table:style-name="ce963"/>
          <table:table-cell table:number-columns-repeated="56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7]-[.B38]+[.C38]" office:value-type="float" office:value="9153.56" calcext:value-type="float">
            <text:p>9153.56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8]-[.B39]+[.C39]" office:value-type="float" office:value="9153.56" calcext:value-type="float">
            <text:p>9153.56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9]-[.B40]+[.C40]" office:value-type="float" office:value="9153.56" calcext:value-type="float">
            <text:p>9153.56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0]-[.B41]+[.C41]" office:value-type="float" office:value="9153.56" calcext:value-type="float">
            <text:p>9153.56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1]-[.B42]+[.C42]" office:value-type="float" office:value="9153.56" calcext:value-type="float">
            <text:p>9153.56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2]-[.B43]+[.C43]" office:value-type="float" office:value="9153.56" calcext:value-type="float">
            <text:p>9153.56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3]-[.B44]+[.C44]" office:value-type="float" office:value="9153.56" calcext:value-type="float">
            <text:p>9153.56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6" office:value-type="string" calcext:value-type="string">
            <text:p>Total</text:p>
          </table:table-cell>
          <table:table-cell table:style-name="ce933" table:number-columns-repeated="2"/>
          <table:table-cell table:style-name="ce940" table:formula="of:=[.D44]-[.B45]+[.C45]" office:value-type="float" office:value="9153.56" calcext:value-type="float">
            <text:p>9153.56</text:p>
          </table:table-cell>
          <table:table-cell table:style-name="ce948"/>
          <table:table-cell table:number-columns-repeated="59"/>
        </table:table-row>
        <table:table-row table:style-name="ro1">
          <table:table-cell table:style-name="ce927"/>
          <table:table-cell table:style-name="ce934" table:number-columns-repeated="2"/>
          <table:table-cell table:style-name="ce941"/>
          <table:table-cell table:style-name="ce949"/>
          <table:table-cell table:number-columns-repeated="59"/>
        </table:table-row>
        <table:table-row table:style-name="ro1">
          <table:table-cell table:style-name="ce928" office:value-type="string" calcext:value-type="string">
            <text:p>Info:</text:p>
          </table:table-cell>
          <table:table-cell table:style-name="ce935" table:number-columns-repeated="2"/>
          <table:table-cell table:style-name="ce942"/>
          <table:table-cell table:style-name="ce949"/>
          <table:table-cell table:number-columns-repeated="59"/>
        </table:table-row>
        <table:table-row table:style-name="ro1">
          <table:table-cell table:style-name="ce929" office:value-type="string" calcext:value-type="string">
            <text:p>ICE Save Originator Identification 424430</text:p>
          </table:table-cell>
          <table:table-cell table:style-name="ce936" table:number-columns-repeated="2"/>
          <table:table-cell table:style-name="ce943"/>
          <table:table-cell table:style-name="ce949"/>
          <table:table-cell table:number-columns-repeated="59"/>
        </table:table-row>
        <table:table-row table:style-name="ro1">
          <table:table-cell table:style-name="ce930" office:value-type="string" calcext:value-type="string">
            <text:p>Ref: INV DD 000571060</text:p>
          </table:table-cell>
          <table:table-cell table:style-name="ce937" table:number-columns-repeated="2"/>
          <table:table-cell table:style-name="ce944"/>
          <table:table-cell table:style-name="ce949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3" table:default-cell-style-name="ce974"/>
        <table:table-column table:style-name="co24" table:default-cell-style-name="ce974"/>
        <table:table-column table:style-name="co25" table:default-cell-style-name="ce974"/>
        <table:table-column table:style-name="co26" table:default-cell-style-name="ce974"/>
        <table:table-column table:style-name="co27" table:default-cell-style-name="ce986"/>
        <table:table-column table:style-name="co28" table:default-cell-style-name="ce974"/>
        <table:table-column table:style-name="co29" table:default-cell-style-name="ce986"/>
        <table:table-column table:style-name="co11" table:default-cell-style-name="ce986"/>
        <table:table-column table:style-name="co30" table:default-cell-style-name="ce986"/>
        <table:table-column table:style-name="co3" table:default-cell-style-name="ce974"/>
        <table:table-column table:style-name="co15" table:default-cell-style-name="ce1034"/>
        <table:table-column table:style-name="co31" table:default-cell-style-name="ce986"/>
        <table:table-column table:style-name="co21" table:default-cell-style-name="ce974"/>
        <table:table-column table:style-name="co15" table:number-columns-repeated="2" table:default-cell-style-name="ce1034"/>
        <table:table-column table:style-name="co10" table:default-cell-style-name="ce974"/>
        <table:table-column table:style-name="co32" table:default-cell-style-name="ce974"/>
        <table:table-column table:style-name="co15" table:number-columns-repeated="47" table:default-cell-style-name="ce1034"/>
        <table:table-row table:style-name="ro1">
          <table:table-cell table:style-name="ce968" office:value-type="string" calcext:value-type="string">
            <text:p>From Apr 2019</text:p>
          </table:table-cell>
          <table:table-cell table:style-name="ce975"/>
          <table:table-cell table:style-name="ce980" office:value-type="string" calcext:value-type="string">
            <text:p>Date</text:p>
          </table:table-cell>
          <table:table-cell table:style-name="ce992" office:value-type="string" calcext:value-type="string">
            <text:p>Give aways</text:p>
          </table:table-cell>
          <table:table-cell table:style-name="ce992" office:value-type="string" calcext:value-type="string">
            <text:p>End March</text:p>
          </table:table-cell>
          <table:table-cell table:style-name="ce1003" office:value-type="string" calcext:value-type="string">
            <text:p>Contribution</text:p>
          </table:table-cell>
          <table:table-cell/>
          <table:table-cell table:style-name="ce1011" office:value-type="string" calcext:value-type="string">
            <text:p>Threshold</text:p>
          </table:table-cell>
          <table:table-cell table:style-name="ce1018"/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69" office:value-type="string" calcext:value-type="string">
            <text:p>Interest</text:p>
          </table:table-cell>
          <table:table-cell table:style-name="ce976" table:formula="of:=[$'Balance Sheet'.E14]" office:value-type="percentage" office:value="0.0166280105162739" calcext:value-type="percentage">
            <text:p>1.66%</text:p>
          </table:table-cell>
          <table:table-cell table:style-name="ce981"/>
          <table:table-cell table:style-name="ce993" office:value-type="float" office:value="0" calcext:value-type="float">
            <text:p>£0.00</text:p>
          </table:table-cell>
          <table:table-cell table:style-name="ce993" office:value-type="float" office:value="53150" calcext:value-type="float">
            <text:p>£53,150.00</text:p>
          </table:table-cell>
          <table:table-cell table:style-name="ce1004" office:value-type="float" office:value="2500" calcext:value-type="float">
            <text:p>£2,500.00</text:p>
          </table:table-cell>
          <table:table-cell/>
          <table:table-cell table:style-name="ce1012" office:value-type="float" office:value="550" calcext:value-type="float">
            <text:p>550.00</text:p>
          </table:table-cell>
          <table:table-cell table:style-name="ce1019" office:value-type="string" calcext:value-type="string">
            <text:p>House</text:p>
          </table:table-cell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70" office:value-type="float" office:value="56" calcext:value-type="float">
            <text:p>56</text:p>
          </table:table-cell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Ap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]+([.$F$2])-[.D3]" office:value-type="float" office:value="55650" calcext:value-type="float">
            <text:p>£55,650.00</text:p>
          </table:table-cell>
          <table:table-cell table:style-name="ce1004"/>
          <table:table-cell/>
          <table:table-cell table:style-name="ce1013" table:formula="of:=650-[.H2]" office:value-type="float" office:value="100" calcext:value-type="float">
            <text:p>100.00</text:p>
          </table:table-cell>
          <table:table-cell table:style-name="ce1020" office:value-type="string" calcext:value-type="string">
            <text:p>Cash</text:p>
          </table:table-cell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Ma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3]+([.$F$2])-[.D4]" office:value-type="float" office:value="58150" calcext:value-type="float">
            <text:p>£58,150.00</text:p>
          </table:table-cell>
          <table:table-cell table:style-name="ce1004"/>
          <table:table-cell table:number-columns-repeated="58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June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4]+([.$F$2])-[.D5]" office:value-type="float" office:value="60650" calcext:value-type="float">
            <text:p>£60,650.00</text:p>
          </table:table-cell>
          <table:table-cell table:style-name="ce1004"/>
          <table:table-cell table:style-name="ce1009"/>
          <table:table-cell table:style-name="ce987" office:value-type="string" calcext:value-type="string">
            <text:p>Age 68</text:p>
          </table:table-cell>
          <table:table-cell table:number-columns-repeated="2"/>
          <table:table-cell table:style-name="ce1035" office:value-type="string" calcext:value-type="string">
            <text:p>Equitable Life</text:p>
          </table:table-cell>
          <table:table-cell table:style-name="ce1043"/>
          <table:table-cell table:style-name="ce1051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Jul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5]+([.$F$2])-[.D6]" office:value-type="float" office:value="63150" calcext:value-type="float">
            <text:p>£63,150.00</text:p>
          </table:table-cell>
          <table:table-cell table:style-name="ce1004"/>
          <table:table-cell table:style-name="ce1009"/>
          <table:table-cell table:style-name="ce1014" office:value-type="string" calcext:value-type="string">
            <text:p>Thermo</text:p>
          </table:table-cell>
          <table:table-cell table:style-name="ce1021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Aug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6]+([.$F$2])-[.D7]" office:value-type="float" office:value="65650" calcext:value-type="float">
            <text:p>£65,650.00</text:p>
          </table:table-cell>
          <table:table-cell table:style-name="ce1004"/>
          <table:table-cell table:style-name="ce1009"/>
          <table:table-cell table:style-name="ce1015" office:value-type="string" calcext:value-type="string">
            <text:p>State</text:p>
          </table:table-cell>
          <table:table-cell table:style-name="ce1022" table:formula="of:=168.6*52" office:value-type="float" office:value="8767.2" calcext:value-type="float">
            <text:p>8767.20</text:p>
          </table:table-cell>
          <table:table-cell table:style-name="ce986"/>
          <table:table-cell table:number-columns-repeated="54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Sep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7]-[.D8]" office:value-type="float" office:value="65650" calcext:value-type="float">
            <text:p>£65,650.00</text:p>
          </table:table-cell>
          <table:table-cell table:style-name="ce1004"/>
          <table:table-cell table:style-name="ce1009"/>
          <table:table-cell table:style-name="ce1015" office:value-type="string" calcext:value-type="string">
            <text:p>Lump</text:p>
          </table:table-cell>
          <table:table-cell table:style-name="ce1022" table:formula="of:=((([.E31])/2)+[.M15]+[.M5])*[.B2]" office:value-type="float" office:value="4748.73324105028" calcext:value-type="float">
            <text:p>4748.73</text:p>
          </table:table-cell>
          <table:table-cell table:style-name="ce1002" table:formula="of:=([.E31])+[.M15]+[.M5]" office:value-type="float" office:value="315713.407014426" calcext:value-type="float">
            <text:p>315,713</text:p>
          </table:table-cell>
          <table:table-cell table:style-name="ce1036"/>
          <table:table-cell table:number-columns-repeated="53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Oct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8]+([.$F$9])-[.D9]" office:value-type="float" office:value="67650" calcext:value-type="float">
            <text:p>£67,650.00</text:p>
          </table:table-cell>
          <table:table-cell table:style-name="ce1004" office:value-type="float" office:value="2000" calcext:value-type="float">
            <text:p>£2,000.00</text:p>
          </table:table-cell>
          <table:table-cell table:style-name="ce1010"/>
          <table:table-cell table:style-name="ce1015" office:value-type="string" calcext:value-type="string">
            <text:p>TP</text:p>
          </table:table-cell>
          <table:table-cell table:style-name="ce1022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Nov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9]+([.$F$9])-[.D10]" office:value-type="float" office:value="69650" calcext:value-type="float">
            <text:p>£69,650.00</text:p>
          </table:table-cell>
          <table:table-cell table:style-name="ce1004"/>
          <table:table-cell/>
          <table:table-cell table:style-name="ce1015"/>
          <table:table-cell table:style-name="ce1022"/>
          <table:table-cell/>
          <table:table-cell table:style-name="ce1037"/>
          <table:table-cell table:style-name="ce1044"/>
          <table:table-cell table:style-name="ce1052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Dec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0]+([.$F$9])-[.D11]" office:value-type="float" office:value="71650" calcext:value-type="float">
            <text:p>£71,650.00</text:p>
          </table:table-cell>
          <table:table-cell table:style-name="ce1004"/>
          <table:table-cell/>
          <table:table-cell table:style-name="ce1015" office:value-type="string" calcext:value-type="string">
            <text:p>Gross</text:p>
          </table:table-cell>
          <table:table-cell table:style-name="ce1022" table:formula="of:=SUM([.I6:.I9])" office:value-type="float" office:value="18115.9332410503" calcext:value-type="float">
            <text:p>18115.93</text:p>
          </table:table-cell>
          <table:table-cell/>
          <table:table-cell table:style-name="ce1038"/>
          <table:table-cell table:style-name="ce1045"/>
          <table:table-cell table:style-name="ce1053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an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1]+([.$F$9])-[.D12]" office:value-type="float" office:value="73650" calcext:value-type="float">
            <text:p>£73,650.00</text:p>
          </table:table-cell>
          <table:table-cell table:style-name="ce1004"/>
          <table:table-cell/>
          <table:table-cell table:style-name="ce1015"/>
          <table:table-cell table:style-name="ce1022" office:value-type="string" calcext:value-type="string">
            <text:p><text:s/></text:p>
          </table:table-cell>
          <table:table-cell/>
          <table:table-cell table:style-name="ce1038"/>
          <table:table-cell table:style-name="ce1046" office:value-type="float" office:value="10" calcext:value-type="float">
            <text:p>10</text:p>
          </table:table-cell>
          <table:table-cell table:style-name="ce1054" table:formula="of:=[.L12]*[.B2]+1" office:value-type="percentage" office:value="1.16628010516274" calcext:value-type="percentage">
            <text:p>116.63%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Feb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2]+([.$F$9])-[.D13]" office:value-type="float" office:value="75650" calcext:value-type="float">
            <text:p>£75,650.00</text:p>
          </table:table-cell>
          <table:table-cell table:style-name="ce1004"/>
          <table:table-cell/>
          <table:table-cell table:style-name="ce1015" office:value-type="string" calcext:value-type="string">
            <text:p>Net</text:p>
          </table:table-cell>
          <table:table-cell table:style-name="ce1022" table:formula="of:=[.I11]*0.88" office:value-type="float" office:value="15942.0212521242" calcext:value-type="float">
            <text:p>15942.02</text:p>
          </table:table-cell>
          <table:table-cell/>
          <table:table-cell table:style-name="ce1038"/>
          <table:table-cell table:style-name="ce1045"/>
          <table:table-cell table:style-name="ce1055" table:formula="of:=([.M10]+[.M12])*[.M12]" office:value-type="float" office:value="244920.182293459" calcext:value-type="float">
            <text:p>244920.18</text:p>
          </table:table-cell>
          <table:table-cell table:number-columns-repeated="51"/>
        </table:table-row>
        <table:table-row table:style-name="ro1">
          <table:table-cell table:style-name="ce970" office:value-type="float" office:value="57" calcext:value-type="float">
            <text:p>57</text:p>
          </table:table-cell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Ma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3]+([.$F$9])-[.D14]" office:value-type="float" office:value="77650" calcext:value-type="float">
            <text:p>£77,650.00</text:p>
          </table:table-cell>
          <table:table-cell table:style-name="ce1004"/>
          <table:table-cell/>
          <table:table-cell table:style-name="ce1015" office:value-type="string" calcext:value-type="string">
            <text:p>Bills</text:p>
          </table:table-cell>
          <table:table-cell table:style-name="ce1022" table:formula="of:=[$Bills.D85]/2" office:value-type="float" office:value="2773.16" calcext:value-type="float">
            <text:p>2773.16</text:p>
          </table:table-cell>
          <table:table-cell/>
          <table:table-cell table:style-name="ce1038"/>
          <table:table-cell table:style-name="ce1045"/>
          <table:table-cell table:style-name="ce1053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Ap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4]+([.$F$9])-[.D15]" office:value-type="float" office:value="79650" calcext:value-type="float">
            <text:p>£79,650.00</text:p>
          </table:table-cell>
          <table:table-cell table:style-name="ce1004"/>
          <table:table-cell/>
          <table:table-cell table:style-name="ce1016"/>
          <table:table-cell table:style-name="ce1022"/>
          <table:table-cell/>
          <table:table-cell table:style-name="ce1038"/>
          <table:table-cell table:style-name="ce1045" office:value-type="float" office:value="1" calcext:value-type="float">
            <text:p>1.00</text:p>
          </table:table-cell>
          <table:table-cell table:style-name="ce1056" table:formula="of:=[.M13]*[.L15]" office:value-type="float" office:value="244920.182293459" calcext:value-type="float">
            <text:p>244,920 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Ma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5]+([.$F$9])-[.D16]" office:value-type="float" office:value="81650" calcext:value-type="float">
            <text:p>£81,650.00</text:p>
          </table:table-cell>
          <table:table-cell table:style-name="ce1004"/>
          <table:table-cell/>
          <table:table-cell table:style-name="ce1016" office:value-type="string" calcext:value-type="string">
            <text:p>Cash</text:p>
          </table:table-cell>
          <table:table-cell table:style-name="ce1022" table:formula="of:=[.I13]-[.I14]" office:value-type="float" office:value="13168.8612521242" calcext:value-type="float">
            <text:p>13168.86</text:p>
          </table:table-cell>
          <table:table-cell/>
          <table:table-cell table:style-name="ce1038"/>
          <table:table-cell table:style-name="ce1045" office:value-type="float" office:value="0" calcext:value-type="float">
            <text:p>0.00</text:p>
          </table:table-cell>
          <table:table-cell table:style-name="ce1056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une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6]+([.$F$9])-[.D17]" office:value-type="float" office:value="83650" calcext:value-type="float">
            <text:p>£83,650.00</text:p>
          </table:table-cell>
          <table:table-cell table:style-name="ce1004"/>
          <table:table-cell/>
          <table:table-cell table:style-name="ce1017" office:value-type="string" calcext:value-type="string">
            <text:p>Week</text:p>
          </table:table-cell>
          <table:table-cell table:style-name="ce1023" table:formula="of:=[.I16]/52" office:value-type="float" office:value="253.24733177162" calcext:value-type="float">
            <text:p>253.25</text:p>
          </table:table-cell>
          <table:table-cell/>
          <table:table-cell table:style-name="ce1039"/>
          <table:table-cell table:style-name="ce1047"/>
          <table:table-cell table:style-name="ce1057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ul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7]+([.$F$9])-[.D18]" office:value-type="float" office:value="85650" calcext:value-type="float">
            <text:p>£85,650.00</text:p>
          </table:table-cell>
          <table:table-cell table:style-name="ce1004"/>
          <table:table-cell table:number-columns-repeated="4"/>
          <table:table-cell table:style-name="ce1039"/>
          <table:table-cell table:style-name="ce1047"/>
          <table:table-cell table:style-name="ce1057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Aug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8]+-[.D19]" office:value-type="float" office:value="85650" calcext:value-type="float">
            <text:p>£85,650.00</text:p>
          </table:table-cell>
          <table:table-cell table:style-name="ce1004"/>
          <table:table-cell table:number-columns-repeated="2"/>
          <table:table-cell table:style-name="ce1024"/>
          <table:table-cell table:style-name="ce1030"/>
          <table:table-cell table:style-name="ce1040" office:value-type="float" office:value="65" calcext:value-type="float">
            <text:p>65</text:p>
          </table:table-cell>
          <table:table-cell table:style-name="ce1030" office:value-type="float" office:value="66" calcext:value-type="float">
            <text:p>66</text:p>
          </table:table-cell>
          <table:table-cell table:style-name="ce1040" office:value-type="float" office:value="67" calcext:value-type="float">
            <text:p>67</text:p>
          </table:table-cell>
          <table:table-cell table:style-name="ce1058" office:value-type="float" office:value="68" calcext:value-type="float">
            <text:p>68</text:p>
          </table:table-cell>
          <table:table-cell table:style-name="ce1030" office:value-type="float" office:value="69" calcext:value-type="float">
            <text:p>69</text:p>
          </table:table-cell>
          <table:table-cell table:style-name="ce1060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Sep</text:p>
          </table:table-cell>
          <table:table-cell table:style-name="ce993" office:value-type="float" office:value="4800" calcext:value-type="float">
            <text:p>£4,800.00</text:p>
          </table:table-cell>
          <table:table-cell table:style-name="ce993" table:formula="of:=[.E19]-[.D20]" office:value-type="float" office:value="80850" calcext:value-type="float">
            <text:p>£80,850.00</text:p>
          </table:table-cell>
          <table:table-cell table:style-name="ce1004"/>
          <table:table-cell table:number-columns-repeated="2"/>
          <table:table-cell table:style-name="ce1025" office:value-type="string" calcext:value-type="string">
            <text:p>Single life, level,</text:p>
          </table:table-cell>
          <table:table-cell table:style-name="ce1031"/>
          <table:table-cell table:style-name="ce1041" office:value-type="float" office:value="5250" calcext:value-type="float">
            <text:p>5250</text:p>
          </table:table-cell>
          <table:table-cell table:style-name="ce1048" table:formula="of:=[.K20]+[.$K$23]" office:value-type="float" office:value="5392.4" calcext:value-type="float">
            <text:p>5392</text:p>
          </table:table-cell>
          <table:table-cell table:style-name="ce1041" table:formula="of:=[.L20]+[.$K$23]" office:value-type="float" office:value="5534.8" calcext:value-type="float">
            <text:p>5535</text:p>
          </table:table-cell>
          <table:table-cell table:style-name="ce1059" table:formula="of:=[.M20]+[.$K$23]" office:value-type="float" office:value="5677.2" calcext:value-type="float">
            <text:p>5677</text:p>
          </table:table-cell>
          <table:table-cell table:style-name="ce1048" table:formula="of:=[.N20]+[.$K$23]" office:value-type="float" office:value="5819.6" calcext:value-type="float">
            <text:p>5820</text:p>
          </table:table-cell>
          <table:table-cell table:style-name="ce1061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971"/>
          <table:table-cell table:style-name="ce977"/>
          <table:table-cell table:style-name="ce981" office:value-type="float" office:value="2021" calcext:value-type="float">
            <text:p>2021</text:p>
          </table:table-cell>
          <table:table-cell table:style-name="ce993" office:value-type="float" office:value="4800" calcext:value-type="float">
            <text:p>£4,800.00</text:p>
          </table:table-cell>
          <table:table-cell table:style-name="ce993" table:formula="of:=[.E20]+([.$F$21]*12)-[.D21]+([.E20]*[.$B$2])" office:value-type="float" office:value="89394.3746502407" calcext:value-type="float">
            <text:p>£89,394.37</text:p>
          </table:table-cell>
          <table:table-cell table:style-name="ce1004" office:value-type="float" office:value="1000" calcext:value-type="float">
            <text:p>£1,000.00</text:p>
          </table:table-cell>
          <table:table-cell table:style-name="ce1010" office:value-type="string" calcext:value-type="string">
            <text:p>c 22,5k</text:p>
          </table:table-cell>
          <table:table-cell/>
          <table:table-cell table:style-name="ce1025" office:value-type="string" calcext:value-type="string">
            <text:p>no guarantee</text:p>
          </table:table-cell>
          <table:table-cell table:style-name="ce1031" table:number-columns-repeated="2"/>
          <table:table-cell table:style-name="ce1049"/>
          <table:table-cell table:style-name="ce1031" table:number-columns-repeated="3"/>
          <table:table-cell table:style-name="ce1062"/>
          <table:table-cell table:number-columns-repeated="48"/>
        </table:table-row>
        <table:table-row table:style-name="ro1">
          <table:table-cell table:style-name="ce971" office:value-type="float" office:value="58" calcext:value-type="float">
            <text:p>58</text:p>
          </table:table-cell>
          <table:table-cell table:style-name="ce977" office:value-type="string" calcext:value-type="string">
            <text:p>24,22,20</text:p>
          </table:table-cell>
          <table:table-cell table:style-name="ce981" table:formula="of:=[.C21]+1" office:value-type="float" office:value="2022" calcext:value-type="float">
            <text:p>2022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1]+([.$F$21]*12)-[.D22]+([.E21]*[.$B$2])" office:value-type="float" office:value="102880.825252021" calcext:value-type="float">
            <text:p>£102,880.83</text:p>
          </table:table-cell>
          <table:table-cell table:style-name="ce1005"/>
          <table:table-cell table:number-columns-repeated="2"/>
          <table:table-cell table:style-name="ce1026"/>
          <table:table-cell table:style-name="ce977" table:number-columns-repeated="2"/>
          <table:table-cell table:style-name="ce1050" table:number-columns-repeated="2"/>
          <table:table-cell table:style-name="ce977" table:number-columns-repeated="2"/>
          <table:table-cell table:style-name="ce1063"/>
          <table:table-cell table:number-columns-repeated="48"/>
        </table:table-row>
        <table:table-row table:style-name="ro1">
          <table:table-cell table:style-name="ce971" table:formula="of:=[.A22]+1" office:value-type="float" office:value="59" calcext:value-type="float">
            <text:p>59</text:p>
          </table:table-cell>
          <table:table-cell table:style-name="ce977" office:value-type="string" calcext:value-type="string">
            <text:p>25,23,21</text:p>
          </table:table-cell>
          <table:table-cell table:style-name="ce981" table:formula="of:=[.C22]+1" office:value-type="float" office:value="2023" calcext:value-type="float">
            <text:p>2023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2]+([.$F$21]*12)-[.D23]+([.E22]*[.$B$2])" office:value-type="float" office:value="86591.5286962342" calcext:value-type="float">
            <text:p>£86,591.53</text:p>
          </table:table-cell>
          <table:table-cell table:style-name="ce1005"/>
          <table:table-cell table:number-columns-repeated="2"/>
          <table:table-cell table:style-name="ce1027"/>
          <table:table-cell table:style-name="ce1032"/>
          <table:table-cell table:style-name="ce1042" table:formula="of:=([.P20]-[.K20])/5" office:value-type="float" office:value="142.4" calcext:value-type="float">
            <text:p>142.40</text:p>
          </table:table-cell>
          <table:table-cell table:style-name="ce1042"/>
          <table:table-cell table:style-name="ce1032" table:number-columns-repeated="3"/>
          <table:table-cell table:style-name="ce1064"/>
          <table:table-cell table:number-columns-repeated="48"/>
        </table:table-row>
        <table:table-row table:style-name="ro1">
          <table:table-cell table:style-name="ce971" table:formula="of:=[.A23]+1" office:value-type="float" office:value="60" calcext:value-type="float">
            <text:p>60</text:p>
          </table:table-cell>
          <table:table-cell table:style-name="ce977" office:value-type="string" calcext:value-type="string">
            <text:p>26,24,22</text:p>
          </table:table-cell>
          <table:table-cell table:style-name="ce981" table:formula="of:=[.C23]+1" office:value-type="float" office:value="2024" calcext:value-type="float">
            <text:p>2024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3]+([.$F$21]*12)-[.D24]+([.E23]*[.$B$2])" office:value-type="float" office:value="100031.373546015" calcext:value-type="float">
            <text:p>£100,031.37</text:p>
          </table:table-cell>
          <table:table-cell table:style-name="ce1004" office:value-type="float" office:value="500" calcext:value-type="float">
            <text:p>£500.00</text:p>
          </table:table-cell>
          <table:table-cell table:number-columns-repeated="9"/>
          <table:table-cell table:style-name="ce986"/>
          <table:table-cell table:number-columns-repeated="48"/>
        </table:table-row>
        <table:table-row table:style-name="ro1">
          <table:table-cell table:style-name="ce971" table:formula="of:=[.A24]+1" office:value-type="float" office:value="61" calcext:value-type="float">
            <text:p>61</text:p>
          </table:table-cell>
          <table:table-cell table:style-name="ce977" office:value-type="string" calcext:value-type="string">
            <text:p>27,25,23</text:p>
          </table:table-cell>
          <table:table-cell table:style-name="ce981" table:formula="of:=[.C24]+1" office:value-type="float" office:value="2025" calcext:value-type="float">
            <text:p>2025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4]+([.$F$24]*12)-[.D25]+([.E24]*[.$B$2])" office:value-type="float" office:value="77694.6962772959" calcext:value-type="float">
            <text:p>£77,694.70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1" table:formula="of:=[.A25]+1" office:value-type="float" office:value="62" calcext:value-type="float">
            <text:p>62</text:p>
          </table:table-cell>
          <table:table-cell table:style-name="ce977" office:value-type="string" calcext:value-type="string">
            <text:p>28,26,24</text:p>
          </table:table-cell>
          <table:table-cell table:style-name="ce981" table:formula="of:=[.C25]+1" office:value-type="float" office:value="2026" calcext:value-type="float">
            <text:p>2026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5]+([.$F$24]*12)-[.D26]+([.E25]*[.$B$2])" office:value-type="float" office:value="84986.6045040535" calcext:value-type="float">
            <text:p>£84,986.60</text:p>
          </table:table-cell>
          <table:table-cell table:style-name="ce1004"/>
          <table:table-cell table:style-name="ce1010"/>
          <table:table-cell/>
          <table:table-cell table:style-name="ce1028" office:value-type="string" calcext:value-type="string">
            <text:p><text:span text:style-name="T4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971" table:formula="of:=[.A26]+1" office:value-type="float" office:value="63" calcext:value-type="float">
            <text:p>63</text:p>
          </table:table-cell>
          <table:table-cell table:style-name="ce977" office:value-type="string" calcext:value-type="string">
            <text:p>29,27,25</text:p>
          </table:table-cell>
          <table:table-cell table:style-name="ce981" table:formula="of:=[.C26]+1" office:value-type="float" office:value="2027" calcext:value-type="float">
            <text:p>2027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6]+([.$F$24]*12)-[.D27]+([.E26]*[.$B$2])" office:value-type="float" office:value="62399.7626574893" calcext:value-type="float">
            <text:p>£62,399.76</text:p>
          </table:table-cell>
          <table:table-cell table:style-name="ce1004"/>
          <table:table-cell table:number-columns-repeated="58"/>
        </table:table-row>
        <table:table-row table:style-name="ro1">
          <table:table-cell table:style-name="ce971" table:formula="of:=[.A27]+1" office:value-type="float" office:value="64" calcext:value-type="float">
            <text:p>64</text:p>
          </table:table-cell>
          <table:table-cell table:style-name="ce977" office:value-type="string" calcext:value-type="string">
            <text:p>30,28,26</text:p>
          </table:table-cell>
          <table:table-cell table:style-name="ce981" table:formula="of:=[.C27]+1" office:value-type="float" office:value="2028" calcext:value-type="float">
            <text:p>2028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7]+([.$F$24]*12)-[.D28]+([.E27]*[.$B$2])" office:value-type="float" office:value="69437.346567171" calcext:value-type="float">
            <text:p>£69,437.35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1" table:formula="of:=[.A28]+1" office:value-type="float" office:value="65" calcext:value-type="float">
            <text:p>65</text:p>
          </table:table-cell>
          <table:table-cell table:style-name="ce977" office:value-type="string" calcext:value-type="string">
            <text:p>31,29,27</text:p>
          </table:table-cell>
          <table:table-cell table:style-name="ce981" table:formula="of:=[.C28]+1" office:value-type="float" office:value="2029" calcext:value-type="float">
            <text:p>2029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8]+([.$F$24]*12)-[.D29]+([.E28]*[.$B$2])" office:value-type="float" office:value="46591.9514961121" calcext:value-type="float">
            <text:p>£46,591.95</text:p>
          </table:table-cell>
          <table:table-cell table:style-name="ce1005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971" table:formula="of:=[.A29]+1" office:value-type="float" office:value="66" calcext:value-type="float">
            <text:p>66</text:p>
          </table:table-cell>
          <table:table-cell table:style-name="ce977" office:value-type="string" calcext:value-type="string">
            <text:p>32,30,28</text:p>
          </table:table-cell>
          <table:table-cell table:style-name="ce981" table:formula="of:=[.C29]+1" office:value-type="float" office:value="2030" calcext:value-type="float">
            <text:p>2030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9]+([.$F$24]*12)-[.D30]+([.E29]*[.$B$2])" office:value-type="float" office:value="53366.6829555631" calcext:value-type="float">
            <text:p>£53,366.68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2" table:formula="of:=[.A30]+1" office:value-type="float" office:value="67" calcext:value-type="float">
            <text:p>67</text:p>
          </table:table-cell>
          <table:table-cell table:style-name="ce977"/>
          <table:table-cell table:style-name="ce982" table:formula="of:=[.C30]+1" office:value-type="float" office:value="2031" calcext:value-type="float">
            <text:p>2031</text:p>
          </table:table-cell>
          <table:table-cell table:style-name="ce994" office:value-type="float" office:value="0" calcext:value-type="float">
            <text:p>£0.00</text:p>
          </table:table-cell>
          <table:table-cell table:style-name="ce994" table:formula="of:=[.E30]+([.$F$24]*12)-[.D31]+([.E30]*[.$B$2])" office:value-type="float" office:value="60254.0647209669" calcext:value-type="float">
            <text:p>£60,254.06</text:p>
          </table:table-cell>
          <table:table-cell table:style-name="ce1006"/>
          <table:table-cell table:number-columns-repeated="58"/>
        </table:table-row>
        <table:table-row table:style-name="ro1">
          <table:table-cell table:style-name="ce971" table:formula="of:=[.A31]+1" office:value-type="float" office:value="68" calcext:value-type="float">
            <text:p>68</text:p>
          </table:table-cell>
          <table:table-cell table:style-name="ce977"/>
          <table:table-cell table:style-name="ce983" table:formula="of:=[.C31]+1" office:value-type="float" office:value="2032" calcext:value-type="float">
            <text:p>2032</text:p>
          </table:table-cell>
          <table:table-cell table:style-name="ce995" office:value-type="float" office:value="0" calcext:value-type="float">
            <text:p>£0.00</text:p>
          </table:table-cell>
          <table:table-cell table:style-name="ce995" table:formula="of:=[.E31]+([.$F$24]*12)-[.D32]+([.E31]*[.$B$2])" office:value-type="float" office:value="67255.9699427954" calcext:value-type="float">
            <text:p>£67,255.97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1" table:formula="of:=[.A32]+1" office:value-type="float" office:value="69" calcext:value-type="float">
            <text:p>69</text:p>
          </table:table-cell>
          <table:table-cell table:style-name="ce977"/>
          <table:table-cell table:style-name="ce983" table:formula="of:=[.C32]+1" office:value-type="float" office:value="2033" calcext:value-type="float">
            <text:p>2033</text:p>
          </table:table-cell>
          <table:table-cell table:style-name="ce995" office:value-type="float" office:value="0" calcext:value-type="float">
            <text:p>£0.00</text:p>
          </table:table-cell>
          <table:table-cell table:style-name="ce995" table:formula="of:=[.E32]+([.$F$24]*12)-[.D33]+([.E32]*[.$B$2])" office:value-type="float" office:value="74374.3029182864" calcext:value-type="float">
            <text:p>£74,374.30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3" table:formula="of:=[.A33]+1" office:value-type="float" office:value="70" calcext:value-type="float">
            <text:p>70</text:p>
          </table:table-cell>
          <table:table-cell table:style-name="ce978"/>
          <table:table-cell table:style-name="ce984" table:formula="of:=[.C33]+1" office:value-type="float" office:value="2034" calcext:value-type="float">
            <text:p>2034</text:p>
          </table:table-cell>
          <table:table-cell table:style-name="ce996" office:value-type="float" office:value="0" calcext:value-type="float">
            <text:p>£0.00</text:p>
          </table:table-cell>
          <table:table-cell table:style-name="ce1001" table:formula="of:=[.E33]+([.$F$24]*12)-[.D34]+([.E33]*[.$B$2])" office:value-type="float" office:value="81610.9996093522" calcext:value-type="float">
            <text:p>£81,611.00</text:p>
          </table:table-cell>
          <table:table-cell table:style-name="ce1008"/>
          <table:table-cell table:number-columns-repeated="2"/>
          <table:table-cell table:style-name="ce1029"/>
          <table:table-cell table:style-name="ce1033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79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979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979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979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979" office:value-type="date" office:date-value="2019-01-08" calcext:value-type="date">
            <text:p>08 January 2019</text:p>
          </table:table-cell>
          <table:table-cell table:style-name="ce985" office:value-type="string" calcext:value-type="string">
            <text:p>?</text:p>
          </table:table-cell>
          <table:table-cell table:style-name="ce997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979" office:value-type="date" office:date-value="2019-04-26" calcext:value-type="date">
            <text:p>26 April 2019</text:p>
          </table:table-cell>
          <table:table-cell table:style-name="ce986" office:value-type="string" calcext:value-type="string">
            <text:p>paid</text:p>
          </table:table-cell>
          <table:table-cell/>
          <table:table-cell table:style-name="ce974"/>
          <table:table-cell table:number-columns-repeated="59"/>
        </table:table-row>
        <table:table-row table:style-name="ro1">
          <table:table-cell table:number-columns-repeated="3"/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987" office:value-type="string" calcext:value-type="string">
            <text:p>Age 70</text:p>
          </table:table-cell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8" office:value-type="string" calcext:value-type="string">
            <text:p>Thermo</text:p>
          </table:table-cell>
          <table:table-cell table:style-name="ce998" table:formula="of:=([.M16]/100000)*[.P20]" office:value-type="float" office:value="0" calcext:value-type="float">
            <text:p>0.00</text:p>
          </table:table-cell>
          <table:table-cell/>
          <table:table-cell table:style-name="ce986"/>
          <table:table-cell table:number-columns-repeated="4"/>
          <table:table-cell table:style-name="ce986"/>
          <table:table-cell table:number-columns-repeated="53"/>
        </table:table-row>
        <table:table-row table:style-name="ro1">
          <table:table-cell table:number-columns-repeated="2"/>
          <table:table-cell table:style-name="ce989" office:value-type="string" calcext:value-type="string">
            <text:p>State</text:p>
          </table:table-cell>
          <table:table-cell table:style-name="ce999" table:formula="of:=164.35*52*1.17" office:value-type="float" office:value="9999.054" calcext:value-type="float">
            <text:p>9999.05</text:p>
          </table:table-cell>
          <table:table-cell/>
          <table:table-cell table:style-name="ce986"/>
          <table:table-cell table:number-columns-repeated="4"/>
          <table:table-cell table:style-name="ce986"/>
          <table:table-cell table:number-columns-repeated="53"/>
        </table:table-row>
        <table:table-row table:style-name="ro1">
          <table:table-cell table:number-columns-repeated="2"/>
          <table:table-cell table:style-name="ce989" office:value-type="string" calcext:value-type="string">
            <text:p>Lump</text:p>
          </table:table-cell>
          <table:table-cell table:style-name="ce999" table:formula="of:=(([.E34]/2)+[.M15]+[.M5])*[.B2]" office:value-type="float" office:value="4926.29491001" calcext:value-type="float">
            <text:p>4926.29</text:p>
          </table:table-cell>
          <table:table-cell table:style-name="ce1002" table:formula="of:=[.E34]+[.M15]+[.M5]" office:value-type="float" office:value="337070.341902811" calcext:value-type="float">
            <text:p>337,070</text:p>
          </table:table-cell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TP *</text:p>
          </table:table-cell>
          <table:table-cell table:style-name="ce999" office:value-type="float" office:value="5000" calcext:value-type="float">
            <text:p>5000.00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<text:s/></text:p>
          </table:table-cell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Gross</text:p>
          </table:table-cell>
          <table:table-cell table:style-name="ce999" table:formula="of:=SUM([.D44:.D47])" office:value-type="float" office:value="19925.34891001" calcext:value-type="float">
            <text:p>19925.35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/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Net</text:p>
          </table:table-cell>
          <table:table-cell table:style-name="ce999" table:formula="of:=[.D49]*0.86" office:value-type="float" office:value="17135.8000626086" calcext:value-type="float">
            <text:p>17135.80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Bills</text:p>
          </table:table-cell>
          <table:table-cell table:style-name="ce999" table:formula="of:=[$Bills.D85]/2" office:value-type="float" office:value="2773.16" calcext:value-type="float">
            <text:p>2773.16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0"/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0" office:value-type="string" calcext:value-type="string">
            <text:p>Cash</text:p>
          </table:table-cell>
          <table:table-cell table:style-name="ce999" table:formula="of:=[.D51]-[.D52]" office:value-type="float" office:value="14362.6400626086" calcext:value-type="float">
            <text:p>14362.64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1" office:value-type="string" calcext:value-type="string">
            <text:p>Week</text:p>
          </table:table-cell>
          <table:table-cell table:style-name="ce1000" table:formula="of:=[.D54]/52" office:value-type="float" office:value="276.204616588627" calcext:value-type="float">
            <text:p>276.20</text:p>
          </table:table-cell>
          <table:table-cell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6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655"/>
        <table:table-column table:style-name="co21" table:default-cell-style-name="ce503"/>
        <table:table-column table:style-name="co15" table:default-cell-style-name="ce647"/>
        <table:table-column table:style-name="co14" table:default-cell-style-name="ce503"/>
        <table:table-column table:style-name="co33" table:default-cell-style-name="ce503"/>
        <table:table-column table:style-name="co18" table:number-columns-repeated="2" table:default-cell-style-name="ce503"/>
        <table:table-column table:style-name="co9" table:default-cell-style-name="ce503"/>
        <table:table-column table:style-name="co15" table:default-cell-style-name="ce647"/>
        <table:table-column table:style-name="co34" table:default-cell-style-name="ce945"/>
        <table:table-column table:style-name="co35" table:default-cell-style-name="ce503"/>
        <table:table-column table:style-name="co22" table:default-cell-style-name="ce503"/>
        <table:table-column table:style-name="co12" table:default-cell-style-name="ce503"/>
        <table:table-column table:style-name="co36" table:default-cell-style-name="ce503"/>
        <table:table-column table:style-name="co3" table:default-cell-style-name="ce503"/>
        <table:table-column table:style-name="co37" table:default-cell-style-name="ce503"/>
        <table:table-column table:style-name="co22" table:default-cell-style-name="ce503"/>
        <table:table-column table:style-name="co2" table:default-cell-style-name="ce503"/>
        <table:table-column table:style-name="co19" table:default-cell-style-name="ce503"/>
        <table:table-column table:style-name="co20" table:default-cell-style-name="ce503"/>
        <table:table-column table:style-name="co15" table:number-columns-repeated="2" table:default-cell-style-name="ce647"/>
        <table:table-column table:style-name="co38" table:default-cell-style-name="ce503"/>
        <table:table-column table:style-name="co15" table:number-columns-repeated="41" table:default-cell-style-name="ce647"/>
        <table:table-row table:style-name="ro1">
          <table:table-cell table:style-name="ce1065" office:value-type="float" office:value="13892603" calcext:value-type="float">
            <text:p>13892603</text:p>
          </table:table-cell>
          <table:table-cell table:style-name="ce1075" office:value-type="string" calcext:value-type="string">
            <text:p>20 32 53</text:p>
          </table:table-cell>
          <table:table-cell table:style-name="ce1075"/>
          <table:table-cell table:style-name="ce1075" office:value-type="string" calcext:value-type="string">
            <text:p>ZB19333E7EFCAF1</text:p>
          </table:table-cell>
          <table:table-cell table:style-name="ce1094"/>
          <table:table-cell table:style-name="ce1080" office:value-type="string" calcext:value-type="string">
            <text:p>Coventry Family First </text:p>
          </table:table-cell>
          <table:table-cell table:style-name="ce1083" table:number-columns-repeated="2"/>
          <table:table-cell table:style-name="ce1092"/>
          <table:table-cell table:style-name="ce503"/>
          <table:table-cell table:style-name="ce1099" office:value-type="string" calcext:value-type="string">
            <text:p>Nationwide Flex Account</text:p>
          </table:table-cell>
          <table:table-cell table:style-name="ce1112"/>
          <table:table-cell table:style-name="ce1144" table:number-columns-repeated="2"/>
          <table:table-cell table:style-name="ce1127"/>
          <table:table-cell table:number-columns-repeated="49"/>
        </table:table-row>
        <table:table-row table:style-name="ro1">
          <table:table-cell table:style-name="ce1066"/>
          <table:table-cell table:style-name="ce1076" table:number-columns-repeated="3"/>
          <table:table-cell table:style-name="ce1095"/>
          <table:table-cell table:style-name="ce1081" office:value-type="string" calcext:value-type="string">
            <text:p>Account No:</text:p>
          </table:table-cell>
          <table:table-cell table:style-name="ce1084"/>
          <table:table-cell table:style-name="ce1084" office:value-type="string" calcext:value-type="string">
            <text:p>9 <text:s/>40837041</text:p>
          </table:table-cell>
          <table:table-cell table:style-name="ce587"/>
          <table:table-cell table:style-name="ce503"/>
          <table:table-cell table:style-name="ce1100" office:value-type="string" calcext:value-type="string">
            <text:p>MR MR GADSBY</text:p>
          </table:table-cell>
          <table:table-cell table:style-name="ce811" table:number-columns-repeated="3"/>
          <table:table-cell table:style-name="ce1153"/>
          <table:table-cell table:number-columns-repeated="49"/>
        </table:table-row>
        <table:table-row table:style-name="ro1">
          <table:table-cell table:style-name="ce1066" office:value-type="date" office:date-value="2019-11-30" calcext:value-type="date">
            <text:p>30-Nov</text:p>
          </table:table-cell>
          <table:table-cell table:style-name="ce1077"/>
          <table:table-cell table:style-name="ce1076"/>
          <table:table-cell table:style-name="ce1087" office:value-type="float" office:value="60000" calcext:value-type="float">
            <text:p>60000</text:p>
          </table:table-cell>
          <table:table-cell table:style-name="ce1095"/>
          <table:table-cell table:style-name="ce1081" office:value-type="string" calcext:value-type="string">
            <text:p>Sort Code:</text:p>
          </table:table-cell>
          <table:table-cell table:style-name="ce1084"/>
          <table:table-cell table:style-name="ce1084" office:value-type="string" calcext:value-type="string">
            <text:p>40 63 01</text:p>
          </table:table-cell>
          <table:table-cell table:style-name="ce1126"/>
          <table:table-cell table:style-name="ce503"/>
          <table:table-cell table:style-name="ce1100" office:value-type="string" calcext:value-type="string">
            <text:p>Account No:</text:p>
          </table:table-cell>
          <table:table-cell table:style-name="ce1113"/>
          <table:table-cell table:style-name="ce1113" office:value-type="string" calcext:value-type="string">
            <text:p>03153328</text:p>
          </table:table-cell>
          <table:table-cell table:style-name="ce1123"/>
          <table:table-cell table:style-name="ce1128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/>
          <table:table-cell table:style-name="ce1084" table:number-columns-repeated="2"/>
          <table:table-cell table:style-name="ce587"/>
          <table:table-cell table:style-name="ce503"/>
          <table:table-cell table:style-name="ce1101" office:value-type="string" calcext:value-type="string">
            <text:p>Sort Code:</text:p>
          </table:table-cell>
          <table:table-cell table:style-name="ce1113"/>
          <table:table-cell table:style-name="ce1115" office:value-type="string" calcext:value-type="string">
            <text:p>07 01 16</text:p>
          </table:table-cell>
          <table:table-cell table:style-name="ce1123"/>
          <table:table-cell table:style-name="ce1128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 office:value-type="date" office:date-value="2019-09-06" calcext:value-type="date">
            <text:p>06-Sep</text:p>
          </table:table-cell>
          <table:table-cell table:style-name="ce1084" table:number-columns-repeated="2"/>
          <table:table-cell table:style-name="ce587" office:value-type="float" office:value="7874.28" calcext:value-type="float">
            <text:p>7874.28</text:p>
          </table:table-cell>
          <table:table-cell table:style-name="ce503"/>
          <table:table-cell table:style-name="ce1101" office:value-type="string" calcext:value-type="string">
            <text:p>Card Number:</text:p>
          </table:table-cell>
          <table:table-cell table:style-name="ce1115"/>
          <table:table-cell table:style-name="ce811" office:value-type="string" calcext:value-type="string">
            <text:p>4543 1338 9410 7429</text:p>
          </table:table-cell>
          <table:table-cell table:style-name="ce1123"/>
          <table:table-cell table:style-name="ce1128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 office:value-type="date" office:date-value="2019-09-16" calcext:value-type="date">
            <text:p>16-Sep</text:p>
          </table:table-cell>
          <table:table-cell table:style-name="ce1084" office:value-type="float" office:value="6000" calcext:value-type="float">
            <text:p>6000</text:p>
          </table:table-cell>
          <table:table-cell table:style-name="ce1084" office:value-type="float" office:value="82.8" calcext:value-type="float">
            <text:p>82.8</text:p>
          </table:table-cell>
          <table:table-cell table:style-name="ce587" table:formula="of:=[.I5]-[.G6]+[.H6]" office:value-type="float" office:value="1957.08" calcext:value-type="float">
            <text:p>1957.08</text:p>
          </table:table-cell>
          <table:table-cell table:style-name="ce503"/>
          <table:table-cell table:style-name="ce1101" office:value-type="string" calcext:value-type="string">
            <text:p>From </text:p>
          </table:table-cell>
          <table:table-cell table:style-name="ce1114"/>
          <table:table-cell table:style-name="ce1145" office:value-type="string" calcext:value-type="string">
            <text:p>07/08</text:p>
          </table:table-cell>
          <table:table-cell table:style-name="ce1123"/>
          <table:table-cell table:style-name="ce863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 table:formula="of:=[.F6]+28" office:value-type="date" office:date-value="2019-10-14" calcext:value-type="date">
            <text:p>14-Oct</text:p>
          </table:table-cell>
          <table:table-cell table:style-name="ce1084"/>
          <table:table-cell table:style-name="ce1084" office:value-type="float" office:value="82.8" calcext:value-type="float">
            <text:p>82.8</text:p>
          </table:table-cell>
          <table:table-cell table:style-name="ce587" table:formula="of:=[.I6]-[.G7]+[.H7]" office:value-type="float" office:value="2039.88" calcext:value-type="float">
            <text:p>2039.88</text:p>
          </table:table-cell>
          <table:table-cell table:style-name="ce503"/>
          <table:table-cell table:style-name="ce1100" office:value-type="string" calcext:value-type="string">
            <text:p>To</text:p>
          </table:table-cell>
          <table:table-cell table:style-name="ce1114"/>
          <table:table-cell table:style-name="ce1145" office:value-type="string" calcext:value-type="string">
            <text:p>07/11</text:p>
          </table:table-cell>
          <table:table-cell table:style-name="ce1123"/>
          <table:table-cell table:style-name="ce863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 table:formula="of:=[.F7]+28" office:value-type="date" office:date-value="2019-11-11" calcext:value-type="date">
            <text:p>11-Nov</text:p>
          </table:table-cell>
          <table:table-cell table:style-name="ce1084"/>
          <table:table-cell table:style-name="ce1084" office:value-type="float" office:value="82.8" calcext:value-type="float">
            <text:p>82.8</text:p>
          </table:table-cell>
          <table:table-cell table:style-name="ce587" table:formula="of:=[.I7]-[.G8]+[.H8]" office:value-type="float" office:value="2122.68" calcext:value-type="float">
            <text:p>2122.68</text:p>
          </table:table-cell>
          <table:table-cell table:style-name="ce503"/>
          <table:table-cell table:style-name="ce1100"/>
          <table:table-cell table:style-name="ce1114"/>
          <table:table-cell table:style-name="ce1123" office:value-type="float" office:value="107" calcext:value-type="float">
            <text:p>107</text:p>
          </table:table-cell>
          <table:table-cell table:style-name="ce1123"/>
          <table:table-cell table:style-name="ce1128"/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9"/>
          <table:table-cell table:style-name="ce1095"/>
          <table:table-cell table:style-name="ce1081" table:formula="of:=[.F8]+28" office:value-type="date" office:date-value="2019-12-09" calcext:value-type="date">
            <text:p>09-Dec</text:p>
          </table:table-cell>
          <table:table-cell table:style-name="ce1084"/>
          <table:table-cell table:style-name="ce1084" office:value-type="float" office:value="82.8" calcext:value-type="float">
            <text:p>82.8</text:p>
          </table:table-cell>
          <table:table-cell table:style-name="ce587" table:formula="of:=[.I8]-[.G9]+[.H9]" office:value-type="float" office:value="2205.48" calcext:value-type="float">
            <text:p>2205.48</text:p>
          </table:table-cell>
          <table:table-cell table:style-name="ce503"/>
          <table:table-cell table:style-name="ce1133"/>
          <table:table-cell table:style-name="ce1139" office:value-type="date" office:date-value="2015-05-19" calcext:value-type="date">
            <text:p>19-May</text:p>
          </table:table-cell>
          <table:table-cell table:style-name="ce1146"/>
          <table:table-cell table:style-name="ce1149"/>
          <table:table-cell table:style-name="ce1154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1067"/>
          <table:table-cell table:style-name="ce1076" table:number-columns-repeated="2"/>
          <table:table-cell table:style-name="ce1088"/>
          <table:table-cell table:style-name="ce1095"/>
          <table:table-cell table:style-name="ce1081" table:formula="of:=[.F9]+28" office:value-type="date" office:date-value="2020-01-06" calcext:value-type="date">
            <text:p>06-Jan</text:p>
          </table:table-cell>
          <table:table-cell table:style-name="ce1084"/>
          <table:table-cell table:style-name="ce1084" office:value-type="float" office:value="82.8" calcext:value-type="float">
            <text:p>82.8</text:p>
          </table:table-cell>
          <table:table-cell table:style-name="ce587" table:formula="of:=[.I9]-[.G10]+[.H10]" office:value-type="float" office:value="2288.28" calcext:value-type="float">
            <text:p>2288.28</text:p>
          </table:table-cell>
          <table:table-cell table:style-name="ce503"/>
          <table:table-cell table:style-name="ce1100"/>
          <table:table-cell table:style-name="ce1114"/>
          <table:table-cell table:style-name="ce1123" table:number-columns-repeated="2"/>
          <table:table-cell table:style-name="ce863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1068"/>
          <table:table-cell table:style-name="ce1076" table:number-columns-repeated="2"/>
          <table:table-cell table:style-name="ce1090"/>
          <table:table-cell table:style-name="ce1095"/>
          <table:table-cell table:style-name="ce1081" table:formula="of:=[.F10]+28" office:value-type="date" office:date-value="2020-02-03" calcext:value-type="date">
            <text:p>03-Feb</text:p>
          </table:table-cell>
          <table:table-cell table:style-name="ce1084" table:number-columns-repeated="2"/>
          <table:table-cell table:style-name="ce587" table:formula="of:=[.I10]-[.G11]+[.H11]" office:value-type="float" office:value="2288.28" calcext:value-type="float">
            <text:p>2288.28</text:p>
          </table:table-cell>
          <table:table-cell table:style-name="ce503"/>
          <table:table-cell table:style-name="ce1100"/>
          <table:table-cell table:style-name="ce1114"/>
          <table:table-cell table:style-name="ce1123" table:number-columns-repeated="2"/>
          <table:table-cell table:style-name="ce863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1069"/>
          <table:table-cell table:style-name="ce1078"/>
          <table:table-cell table:style-name="ce1076" table:number-columns-repeated="2"/>
          <table:table-cell table:style-name="ce1095"/>
          <table:table-cell table:style-name="ce1081" table:formula="of:=[.F11]+28" office:value-type="date" office:date-value="2020-03-02" calcext:value-type="date">
            <text:p>02-Mar</text:p>
          </table:table-cell>
          <table:table-cell table:style-name="ce1084" table:number-columns-repeated="2"/>
          <table:table-cell table:style-name="ce587" table:formula="of:=[.I11]-[.G12]+[.H12]" office:value-type="float" office:value="2288.28" calcext:value-type="float">
            <text:p>2288.28</text:p>
          </table:table-cell>
          <table:table-cell table:style-name="ce503"/>
          <table:table-cell table:style-name="ce1104" office:value-type="string" calcext:value-type="string">
            <text:p>Total</text:p>
          </table:table-cell>
          <table:table-cell table:style-name="ce1117"/>
          <table:table-cell table:style-name="ce1124" table:number-columns-repeated="2"/>
          <table:table-cell table:style-name="ce1129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1070" office:value-type="string" calcext:value-type="string">
            <text:p>Total</text:p>
          </table:table-cell>
          <table:table-cell table:style-name="ce1079" table:number-columns-repeated="2"/>
          <table:table-cell table:style-name="ce1091" table:formula="of:=SUM([.D2:.D12])" office:value-type="float" office:value="60000" calcext:value-type="float">
            <text:p>60000</text:p>
          </table:table-cell>
          <table:table-cell table:style-name="ce1096"/>
          <table:table-cell table:style-name="ce1081" table:formula="of:=[.F12]+28" office:value-type="date" office:date-value="2020-03-30" calcext:value-type="date">
            <text:p>30-Mar</text:p>
          </table:table-cell>
          <table:table-cell table:style-name="ce1084" table:number-columns-repeated="2"/>
          <table:table-cell table:style-name="ce587" table:formula="of:=[.I12]-[.G13]+[.H13]" office:value-type="float" office:value="2288.28" calcext:value-type="float">
            <text:p>2288.28</text:p>
          </table:table-cell>
          <table:table-cell table:style-name="ce503"/>
          <table:table-cell table:number-columns-repeated="54"/>
        </table:table-row>
        <table:table-row table:style-name="ro1">
          <table:table-cell/>
          <table:table-cell table:style-name="ce1080" office:value-type="string" calcext:value-type="string">
            <text:p>Coventry Family First </text:p>
          </table:table-cell>
          <table:table-cell table:style-name="ce1083" table:number-columns-repeated="2"/>
          <table:table-cell table:style-name="ce1092"/>
          <table:table-cell table:style-name="ce1081" table:formula="of:=[.F13]+28" office:value-type="date" office:date-value="2020-04-27" calcext:value-type="date">
            <text:p>27-Apr</text:p>
          </table:table-cell>
          <table:table-cell table:style-name="ce1084" table:number-columns-repeated="2"/>
          <table:table-cell table:style-name="ce587" table:formula="of:=[.I13]-[.G14]+[.H14]" office:value-type="float" office:value="2288.28" calcext:value-type="float">
            <text:p>2288.28</text:p>
          </table:table-cell>
          <table:table-cell table:style-name="ce503"/>
          <table:table-cell table:style-name="ce1134" office:value-type="string" calcext:value-type="string">
            <text:p>Fixed Rate ISA (39)</text:p>
          </table:table-cell>
          <table:table-cell table:style-name="ce1140" table:number-columns-repeated="2"/>
          <table:table-cell table:style-name="ce1140" office:value-type="string" calcext:value-type="string">
            <text:p>MG 2017 allowence</text:p>
          </table:table-cell>
          <table:table-cell table:style-name="ce1140"/>
          <table:table-cell table:style-name="ce1155"/>
          <table:table-cell table:number-columns-repeated="48"/>
        </table:table-row>
        <table:table-row table:style-name="ro1">
          <table:table-cell table:style-name="Default"/>
          <table:table-cell table:style-name="ce1081" office:value-type="string" calcext:value-type="string">
            <text:p>Account No:</text:p>
          </table:table-cell>
          <table:table-cell table:style-name="ce1084"/>
          <table:table-cell table:style-name="ce1084" office:value-type="string" calcext:value-type="string">
            <text:p>9 <text:s/>40837033</text:p>
          </table:table-cell>
          <table:table-cell table:style-name="ce587"/>
          <table:table-cell table:style-name="ce1081" table:formula="of:=[.F14]+28" office:value-type="date" office:date-value="2020-05-25" calcext:value-type="date">
            <text:p>25-May</text:p>
          </table:table-cell>
          <table:table-cell table:style-name="ce1084" table:number-columns-repeated="2"/>
          <table:table-cell table:style-name="ce587" table:formula="of:=[.I14]-[.G15]+[.H15]" office:value-type="float" office:value="2288.28" calcext:value-type="float">
            <text:p>2288.28</text:p>
          </table:table-cell>
          <table:table-cell table:style-name="ce503"/>
          <table:table-cell table:style-name="ce1135" office:value-type="string" calcext:value-type="string">
            <text:p>Account No:</text:p>
          </table:table-cell>
          <table:table-cell table:style-name="ce1141" office:value-type="string" calcext:value-type="string">
            <text:p>(9)71283485</text:p>
          </table:table-cell>
          <table:table-cell table:style-name="ce1147" office:value-type="string" calcext:value-type="string">
            <text:p>40-63-01</text:p>
          </table:table-cell>
          <table:table-cell table:style-name="ce1141" office:value-type="string" calcext:value-type="string">
            <text:p>Coventry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81" office:value-type="string" calcext:value-type="string">
            <text:p>Sort Code:</text:p>
          </table:table-cell>
          <table:table-cell table:style-name="ce1084"/>
          <table:table-cell table:style-name="ce1084" office:value-type="string" calcext:value-type="string">
            <text:p>40 63 01</text:p>
          </table:table-cell>
          <table:table-cell table:style-name="ce587"/>
          <table:table-cell table:style-name="ce1081" table:formula="of:=[.F15]+28" office:value-type="date" office:date-value="2020-06-22" calcext:value-type="date">
            <text:p>22-Jun</text:p>
          </table:table-cell>
          <table:table-cell table:style-name="ce1084" table:number-columns-repeated="2"/>
          <table:table-cell table:style-name="ce587" table:formula="of:=[.I15]-[.G16]+[.H16]" office:value-type="float" office:value="2288.28" calcext:value-type="float">
            <text:p>2288.28</text:p>
          </table:table-cell>
          <table:table-cell table:style-name="ce503"/>
          <table:table-cell table:style-name="ce1135" office:value-type="string" calcext:value-type="string">
            <text:p>Rate</text:p>
          </table:table-cell>
          <table:table-cell table:style-name="ce1142" office:value-type="percentage" office:value="0.014" calcext:value-type="percentage">
            <text:p>1.40%</text:p>
          </table:table-cell>
          <table:table-cell table:style-name="ce1141"/>
          <table:table-cell table:style-name="ce1150" office:value-type="float" office:value="0" calcext:value-type="float">
            <text:p>0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587"/>
          <table:table-cell table:style-name="ce1081" table:formula="of:=[.F16]+28" office:value-type="date" office:date-value="2020-07-20" calcext:value-type="date">
            <text:p>20-Jul</text:p>
          </table:table-cell>
          <table:table-cell table:style-name="ce1084" table:number-columns-repeated="2"/>
          <table:table-cell table:style-name="ce587" table:formula="of:=[.I16]-[.G17]+[.H17]" office:value-type="float" office:value="2288.28" calcext:value-type="float">
            <text:p>2288.28</text:p>
          </table:table-cell>
          <table:table-cell table:style-name="ce503"/>
          <table:table-cell table:style-name="ce1136" office:value-type="date" office:date-value="2017-04-25" calcext:value-type="date">
            <text:p>25 Apr 2017</text:p>
          </table:table-cell>
          <table:table-cell table:style-name="ce1141"/>
          <table:table-cell table:style-name="ce1141" office:value-type="float" office:value="12500" calcext:value-type="float">
            <text:p>12500</text:p>
          </table:table-cell>
          <table:table-cell table:style-name="ce1151" table:formula="of:=[.N16]-[.L17]+[.M17]" office:value-type="float" office:value="12500" calcext:value-type="float">
            <text:p>12500</text:p>
          </table:table-cell>
          <table:table-cell table:style-name="ce1141" office:value-type="string" calcext:value-type="string">
            <text:p>MG 2017</text:p>
          </table:table-cell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82" office:value-type="date" office:date-value="2014-07-01" calcext:value-type="date">
            <text:p>01-Jul</text:p>
          </table:table-cell>
          <table:table-cell table:style-name="ce1086"/>
          <table:table-cell table:style-name="ce1084"/>
          <table:table-cell table:style-name="ce1097" office:value-type="float" office:value="4.51" calcext:value-type="float">
            <text:p>4.51</text:p>
          </table:table-cell>
          <table:table-cell table:style-name="ce1081" table:formula="of:=[.F17]+28" office:value-type="date" office:date-value="2020-08-17" calcext:value-type="date">
            <text:p>17-Aug</text:p>
          </table:table-cell>
          <table:table-cell table:style-name="ce1084" table:number-columns-repeated="2"/>
          <table:table-cell table:style-name="ce587" table:formula="of:=[.I17]-[.G18]+[.H18]" office:value-type="float" office:value="2288.28" calcext:value-type="float">
            <text:p>2288.28</text:p>
          </table:table-cell>
          <table:table-cell table:style-name="ce503"/>
          <table:table-cell table:style-name="ce1136" office:value-type="date" office:date-value="2017-05-31" calcext:value-type="date">
            <text:p>31 May 2017</text:p>
          </table:table-cell>
          <table:table-cell table:style-name="ce1141"/>
          <table:table-cell table:style-name="ce1141" office:value-type="float" office:value="17.26" calcext:value-type="float">
            <text:p>17.26</text:p>
          </table:table-cell>
          <table:table-cell table:style-name="ce1151" table:formula="of:=[.N17]-[.L18]+[.M18]" office:value-type="float" office:value="12517.26" calcext:value-type="float">
            <text:p>12517.26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82" office:value-type="date" office:date-value="2014-07-03" calcext:value-type="date">
            <text:p>03-Jul</text:p>
          </table:table-cell>
          <table:table-cell table:style-name="ce1084"/>
          <table:table-cell table:style-name="ce1084" office:value-type="float" office:value="4000" calcext:value-type="float">
            <text:p>4000</text:p>
          </table:table-cell>
          <table:table-cell table:style-name="ce1097" table:formula="of:=[.E18]-[.C19]+[.D19]" office:value-type="float" office:value="4004.51" calcext:value-type="float">
            <text:p>4004.51</text:p>
          </table:table-cell>
          <table:table-cell table:style-name="ce1081" table:formula="of:=[.F18]+28" office:value-type="date" office:date-value="2020-09-14" calcext:value-type="date">
            <text:p>14-Sep</text:p>
          </table:table-cell>
          <table:table-cell table:style-name="ce1084" table:number-columns-repeated="2"/>
          <table:table-cell table:style-name="ce587" table:formula="of:=[.I18]-[.G19]+[.H19]" office:value-type="float" office:value="2288.28" calcext:value-type="float">
            <text:p>2288.28</text:p>
          </table:table-cell>
          <table:table-cell table:style-name="ce503"/>
          <table:table-cell table:style-name="ce1136" office:value-type="date" office:date-value="2018-05-31" calcext:value-type="date">
            <text:p>31 May 2018</text:p>
          </table:table-cell>
          <table:table-cell table:style-name="ce1141"/>
          <table:table-cell table:style-name="ce1141" office:value-type="float" office:value="175.24" calcext:value-type="float">
            <text:p>175.24</text:p>
          </table:table-cell>
          <table:table-cell table:style-name="ce1151" table:formula="of:=[.N18]-[.L19]+[.M19]" office:value-type="float" office:value="12692.5" calcext:value-type="float">
            <text:p>12692.5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72" office:value-type="date" office:date-value="2015-02-20" calcext:value-type="date">
            <text:p>20-Feb</text:p>
          </table:table-cell>
          <table:table-cell table:style-name="ce1084"/>
          <table:table-cell table:style-name="ce1084" office:value-type="float" office:value="49.21" calcext:value-type="float">
            <text:p>49.21</text:p>
          </table:table-cell>
          <table:table-cell table:style-name="ce1097" table:formula="of:=[.E19]-[.C20]+[.D20]" office:value-type="float" office:value="4053.72" calcext:value-type="float">
            <text:p>4053.72</text:p>
          </table:table-cell>
          <table:table-cell table:style-name="ce1081" table:formula="of:=[.F19]+28" office:value-type="date" office:date-value="2020-10-12" calcext:value-type="date">
            <text:p>12-Oct</text:p>
          </table:table-cell>
          <table:table-cell table:style-name="ce1084" table:number-columns-repeated="2"/>
          <table:table-cell table:style-name="ce587" table:formula="of:=[.I19]-[.G20]+[.H20]" office:value-type="float" office:value="2288.28" calcext:value-type="float">
            <text:p>2288.28</text:p>
          </table:table-cell>
          <table:table-cell table:style-name="ce503"/>
          <table:table-cell table:style-name="ce1136"/>
          <table:table-cell table:style-name="ce1141"/>
          <table:table-cell table:style-name="ce1141" office:value-type="float" office:value="177.7" calcext:value-type="float">
            <text:p>177.7</text:p>
          </table:table-cell>
          <table:table-cell table:style-name="ce1151" table:formula="of:=[.N19]-[.L20]+[.M20]" office:value-type="float" office:value="12870.2" calcext:value-type="float">
            <text:p>12870.2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72" office:value-type="date" office:date-value="2015-02-25" calcext:value-type="date">
            <text:p>25-Feb</text:p>
          </table:table-cell>
          <table:table-cell table:style-name="ce1084"/>
          <table:table-cell table:style-name="ce1084" office:value-type="float" office:value="7000" calcext:value-type="float">
            <text:p>7000</text:p>
          </table:table-cell>
          <table:table-cell table:style-name="ce1097" table:formula="of:=[.E20]-[.C21]+[.D21]" office:value-type="float" office:value="11053.72" calcext:value-type="float">
            <text:p>11053.72</text:p>
          </table:table-cell>
          <table:table-cell table:style-name="ce1081" table:formula="of:=[.F20]+28" office:value-type="date" office:date-value="2020-11-09" calcext:value-type="date">
            <text:p>09-Nov</text:p>
          </table:table-cell>
          <table:table-cell table:style-name="ce1084" table:number-columns-repeated="2"/>
          <table:table-cell table:style-name="ce587" table:formula="of:=[.I20]-[.G21]+[.H21]" office:value-type="float" office:value="2288.28" calcext:value-type="float">
            <text:p>2288.28</text:p>
          </table:table-cell>
          <table:table-cell table:style-name="ce503"/>
          <table:table-cell table:style-name="ce1137" office:value-type="string" calcext:value-type="string">
            <text:p>Total</text:p>
          </table:table-cell>
          <table:table-cell table:style-name="ce1141" table:number-columns-repeated="2"/>
          <table:table-cell table:style-name="ce1152" table:formula="of:=[.N20]-[.L21]+[.M21]" office:value-type="float" office:value="12870.2" calcext:value-type="float">
            <text:p>12870.2</text:p>
          </table:table-cell>
          <table:table-cell table:style-name="ce1141"/>
          <table:table-cell table:style-name="ce1156"/>
          <table:table-cell table:number-columns-repeated="48"/>
        </table:table-row>
        <table:table-row table:style-name="ro1">
          <table:table-cell table:style-name="Default"/>
          <table:table-cell table:style-name="ce1072" office:value-type="date" office:date-value="2015-03-13" calcext:value-type="date">
            <text:p>13-Mar</text:p>
          </table:table-cell>
          <table:table-cell table:style-name="ce1084" office:value-type="float" office:value="2500" calcext:value-type="float">
            <text:p>2500</text:p>
          </table:table-cell>
          <table:table-cell table:style-name="ce1084"/>
          <table:table-cell table:style-name="ce1097" table:formula="of:=[.E21]-[.C22]+[.D22]" office:value-type="float" office:value="8553.72" calcext:value-type="float">
            <text:p>8553.72</text:p>
          </table:table-cell>
          <table:table-cell table:style-name="ce1081" table:formula="of:=[.F21]+28" office:value-type="date" office:date-value="2020-12-07" calcext:value-type="date">
            <text:p>07-Dec</text:p>
          </table:table-cell>
          <table:table-cell table:style-name="ce1084" table:number-columns-repeated="2"/>
          <table:table-cell table:style-name="ce587" table:formula="of:=[.I21]-[.G22]+[.H22]" office:value-type="float" office:value="2288.28" calcext:value-type="float">
            <text:p>2288.28</text:p>
          </table:table-cell>
          <table:table-cell table:style-name="ce503"/>
          <table:table-cell table:style-name="ce1138" office:value-type="string" calcext:value-type="string">
            <text:p>Matures </text:p>
          </table:table-cell>
          <table:table-cell table:style-name="ce1143" office:value-type="date" office:date-value="2020-05-31" calcext:value-type="date">
            <text:p>31 May 2020</text:p>
          </table:table-cell>
          <table:table-cell table:style-name="ce1148" table:number-columns-repeated="3"/>
          <table:table-cell table:style-name="ce1157"/>
          <table:table-cell table:number-columns-repeated="48"/>
        </table:table-row>
        <table:table-row table:style-name="ro1">
          <table:table-cell table:style-name="Default"/>
          <table:table-cell table:style-name="ce1072" office:value-type="date" office:date-value="2015-03-24" calcext:value-type="date">
            <text:p>24-Mar</text:p>
          </table:table-cell>
          <table:table-cell table:style-name="ce1084" office:value-type="float" office:value="8500" calcext:value-type="float">
            <text:p>8500</text:p>
          </table:table-cell>
          <table:table-cell table:style-name="ce1084"/>
          <table:table-cell table:style-name="ce1097" table:formula="of:=[.E22]-[.C23]+[.D23]" office:value-type="float" office:value="53.7200000000012" calcext:value-type="float">
            <text:p>53.72</text:p>
          </table:table-cell>
          <table:table-cell table:style-name="ce1081"/>
          <table:table-cell table:style-name="ce1084" table:number-columns-repeated="2"/>
          <table:table-cell table:style-name="ce587" table:formula="of:=[.I22]-[.G23]+[.H23]" office:value-type="float" office:value="2288.28" calcext:value-type="float">
            <text:p>2288.28</text:p>
          </table:table-cell>
          <table:table-cell table:style-name="ce50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/>
          <table:table-cell table:style-name="ce1084" office:value-type="float" office:value="13.37" calcext:value-type="float">
            <text:p>13.37</text:p>
          </table:table-cell>
          <table:table-cell table:style-name="ce1097" table:formula="of:=[.E23]-[.C24]+[.D24]" office:value-type="float" office:value="67.0900000000012" calcext:value-type="float">
            <text:p>67.09</text:p>
          </table:table-cell>
          <table:table-cell table:style-name="ce1081"/>
          <table:table-cell table:style-name="ce1084" table:number-columns-repeated="2"/>
          <table:table-cell table:style-name="ce587" table:formula="of:=[.I23]-[.G24]+[.H24]" office:value-type="float" office:value="2288.28" calcext:value-type="float">
            <text:p>2288.28</text:p>
          </table:table-cell>
          <table:table-cell table:style-name="ce503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/>
          <table:table-cell table:style-name="ce1084" table:formula="of:=1.13+0.91" office:value-type="float" office:value="2.04" calcext:value-type="float">
            <text:p>2.04</text:p>
          </table:table-cell>
          <table:table-cell table:style-name="ce1097" table:formula="of:=[.E24]-[.C25]+[.D25]" office:value-type="float" office:value="69.1300000000012" calcext:value-type="float">
            <text:p>69.13</text:p>
          </table:table-cell>
          <table:table-cell table:style-name="ce1081"/>
          <table:table-cell table:style-name="ce1084" table:number-columns-repeated="2"/>
          <table:table-cell table:style-name="ce587" table:formula="of:=[.I24]-[.G25]+[.H25]" office:value-type="float" office:value="2288.28" calcext:value-type="float">
            <text:p>2288.28</text:p>
          </table:table-cell>
          <table:table-cell table:style-name="ce503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/>
          <table:table-cell table:style-name="ce1084" office:value-type="float" office:value="0.87" calcext:value-type="float">
            <text:p>0.87</text:p>
          </table:table-cell>
          <table:table-cell table:style-name="ce1097" table:formula="of:=[.E25]-[.C26]+[.D26]" office:value-type="float" office:value="70.0000000000012" calcext:value-type="float">
            <text:p>70.00</text:p>
          </table:table-cell>
          <table:table-cell table:style-name="ce1081"/>
          <table:table-cell table:style-name="ce1084" table:number-columns-repeated="2"/>
          <table:table-cell table:style-name="ce587" table:formula="of:=[.I25]-[.G26]+[.H26]" office:value-type="float" office:value="2288.28" calcext:value-type="float">
            <text:p>2288.28</text:p>
          </table:table-cell>
          <table:table-cell table:style-name="ce503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26]-[.C27]+[.D27]" office:value-type="float" office:value="70.0000000000012" calcext:value-type="float">
            <text:p>70.00</text:p>
          </table:table-cell>
          <table:table-cell table:style-name="ce1081"/>
          <table:table-cell table:style-name="ce1084" table:number-columns-repeated="2"/>
          <table:table-cell table:style-name="ce587" table:formula="of:=[.I26]-[.G27]+[.H27]" office:value-type="float" office:value="2288.28" calcext:value-type="float">
            <text:p>2288.28</text:p>
          </table:table-cell>
          <table:table-cell table:style-name="ce503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27]-[.C28]+[.D28]" office:value-type="float" office:value="70.0000000000012" calcext:value-type="float">
            <text:p>70.00</text:p>
          </table:table-cell>
          <table:table-cell table:style-name="ce1081"/>
          <table:table-cell table:style-name="ce1084" table:number-columns-repeated="2"/>
          <table:table-cell table:style-name="ce587" table:formula="of:=[.I27]-[.G28]+[.H28]" office:value-type="float" office:value="2288.28" calcext:value-type="float">
            <text:p>2288.28</text:p>
          </table:table-cell>
          <table:table-cell table:style-name="ce503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28]-[.C29]+[.D29]" office:value-type="float" office:value="70.0000000000012" calcext:value-type="float">
            <text:p>70.00</text:p>
          </table:table-cell>
          <table:table-cell table:style-name="ce1081"/>
          <table:table-cell table:style-name="ce1084" table:number-columns-repeated="2"/>
          <table:table-cell table:style-name="ce587" table:formula="of:=[.I28]-[.G29]+[.H29]" office:value-type="float" office:value="2288.28" calcext:value-type="float">
            <text:p>2288.28</text:p>
          </table:table-cell>
          <table:table-cell table:style-name="ce503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29]-[.C30]+[.D30]" office:value-type="float" office:value="70.0000000000012" calcext:value-type="float">
            <text:p>70.00</text:p>
          </table:table-cell>
          <table:table-cell table:style-name="ce1074" office:value-type="string" calcext:value-type="string">
            <text:p>Total </text:p>
          </table:table-cell>
          <table:table-cell table:style-name="ce1111" table:number-columns-repeated="2"/>
          <table:table-cell table:style-name="ce1093" table:formula="of:=[.I29]-[.G30]+[.H30]" office:value-type="float" office:value="2288.28" calcext:value-type="float">
            <text:p>2288.28</text:p>
          </table:table-cell>
          <table:table-cell table:style-name="ce503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0]-[.C31]+[.D31]" office:value-type="float" office:value="70.0000000000012" calcext:value-type="float">
            <text:p>70.00</text:p>
          </table:table-cell>
          <table:table-cell table:style-name="ce1099" office:value-type="string" calcext:value-type="string">
            <text:p>Nationwide Invest Direct</text:p>
          </table:table-cell>
          <table:table-cell table:style-name="ce1112"/>
          <table:table-cell table:style-name="ce1122"/>
          <table:table-cell table:style-name="ce1127"/>
          <table:table-cell table:style-name="ce503"/>
          <table:table-cell table:number-columns-repeated="54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1]-[.C32]+[.D32]" office:value-type="float" office:value="70.0000000000012" calcext:value-type="float">
            <text:p>70.00</text:p>
          </table:table-cell>
          <table:table-cell table:style-name="ce1100" office:value-type="string" calcext:value-type="string">
            <text:p>Ms Wikes &amp; Mr Gadsby</text:p>
          </table:table-cell>
          <table:table-cell table:style-name="ce1113"/>
          <table:table-cell table:style-name="ce1123"/>
          <table:table-cell table:style-name="ce1128"/>
          <table:table-cell table:style-name="ce50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2]-[.C33]+[.D33]" office:value-type="float" office:value="70.0000000000012" calcext:value-type="float">
            <text:p>70.00</text:p>
          </table:table-cell>
          <table:table-cell table:style-name="ce1100" office:value-type="string" calcext:value-type="string">
            <text:p>Account No:</text:p>
          </table:table-cell>
          <table:table-cell table:style-name="ce1113"/>
          <table:table-cell table:style-name="ce1116" office:value-type="string" calcext:value-type="string">
            <text:p>85430223</text:p>
          </table:table-cell>
          <table:table-cell table:style-name="ce1128"/>
          <table:table-cell table:style-name="ce50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3]-[.C34]+[.D34]" office:value-type="float" office:value="70.0000000000012" calcext:value-type="float">
            <text:p>70.00</text:p>
          </table:table-cell>
          <table:table-cell table:style-name="ce1101" office:value-type="string" calcext:value-type="string">
            <text:p>Sort Code:</text:p>
          </table:table-cell>
          <table:table-cell table:style-name="ce1113"/>
          <table:table-cell table:style-name="ce1115" office:value-type="string" calcext:value-type="string">
            <text:p>07 00 30</text:p>
          </table:table-cell>
          <table:table-cell table:style-name="ce1128"/>
          <table:table-cell table:style-name="ce50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4]-[.C35]+[.D35]" office:value-type="float" office:value="70.0000000000012" calcext:value-type="float">
            <text:p>70.00</text:p>
          </table:table-cell>
          <table:table-cell table:style-name="ce1101"/>
          <table:table-cell table:style-name="ce1114"/>
          <table:table-cell table:style-name="ce1123"/>
          <table:table-cell table:style-name="ce1128"/>
          <table:table-cell table:style-name="ce50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5]-[.C36]+[.D36]" office:value-type="float" office:value="70.0000000000012" calcext:value-type="float">
            <text:p>70.00</text:p>
          </table:table-cell>
          <table:table-cell table:style-name="ce1102"/>
          <table:table-cell table:style-name="ce1114"/>
          <table:table-cell table:style-name="ce1123"/>
          <table:table-cell table:style-name="ce1128" office:value-type="float" office:value="201.22" calcext:value-type="float">
            <text:p>201.22</text:p>
          </table:table-cell>
          <table:table-cell table:style-name="ce50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6]-[.C37]+[.D37]" office:value-type="float" office:value="70.0000000000012" calcext:value-type="float">
            <text:p>70.00</text:p>
          </table:table-cell>
          <table:table-cell table:style-name="ce1103"/>
          <table:table-cell table:style-name="ce1114"/>
          <table:table-cell table:style-name="ce1123"/>
          <table:table-cell table:style-name="ce863" table:formula="of:=[.I36]-[.G37]+[.H37]" office:value-type="float" office:value="201.22" calcext:value-type="float">
            <text:p>201.22</text:p>
          </table:table-cell>
          <table:table-cell table:style-name="ce50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2"/>
          <table:table-cell table:style-name="ce1084" table:number-columns-repeated="2"/>
          <table:table-cell table:style-name="ce1097" table:formula="of:=[.E37]-[.C38]+[.D38]" office:value-type="float" office:value="70.0000000000012" calcext:value-type="float">
            <text:p>70.00</text:p>
          </table:table-cell>
          <table:table-cell table:style-name="ce1103"/>
          <table:table-cell table:style-name="ce1115"/>
          <table:table-cell table:style-name="ce1123"/>
          <table:table-cell table:style-name="ce863" table:formula="of:=[.I37]-[.G38]+[.H38]" office:value-type="float" office:value="201.22" calcext:value-type="float">
            <text:p>201.22</text:p>
          </table:table-cell>
          <table:table-cell table:style-name="ce50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4" office:value-type="string" calcext:value-type="string">
            <text:p>Total</text:p>
          </table:table-cell>
          <table:table-cell table:style-name="ce1085" table:number-columns-repeated="2"/>
          <table:table-cell table:style-name="ce1098" table:formula="of:=[.E38]-[.C39]+[.D39]" office:value-type="float" office:value="70.0000000000012" calcext:value-type="float">
            <text:p>70.00</text:p>
          </table:table-cell>
          <table:table-cell table:style-name="ce1103"/>
          <table:table-cell table:style-name="ce1114"/>
          <table:table-cell table:style-name="ce1123"/>
          <table:table-cell table:style-name="ce863" table:formula="of:=[.I38]-[.G39]+[.H39]" office:value-type="float" office:value="201.22" calcext:value-type="float">
            <text:p>201.22</text:p>
          </table:table-cell>
          <table:table-cell table:style-name="ce50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1" office:value-type="string" calcext:value-type="string">
            <text:p>Molly Alice Gadsby - Cash Child Trust Fund</text:p>
          </table:table-cell>
          <table:table-cell table:style-name="ce1083" table:number-columns-repeated="2"/>
          <table:table-cell table:style-name="ce1092"/>
          <table:table-cell table:style-name="Default"/>
          <table:table-cell table:style-name="ce1100"/>
          <table:table-cell table:style-name="ce1114"/>
          <table:table-cell table:style-name="ce1123"/>
          <table:table-cell table:style-name="ce863" table:formula="of:=[.I39]-[.G40]+[.H40]" office:value-type="float" office:value="201.22" calcext:value-type="float">
            <text:p>201.22</text:p>
          </table:table-cell>
          <table:table-cell table:style-name="ce50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 office:value-type="string" calcext:value-type="string">
            <text:p>Nationwide</text:p>
          </table:table-cell>
          <table:table-cell table:style-name="ce1084"/>
          <table:table-cell table:style-name="ce1084" office:value-type="string" calcext:value-type="string">
            <text:p>PH856072A</text:p>
          </table:table-cell>
          <table:table-cell table:style-name="ce587"/>
          <table:table-cell table:style-name="Default"/>
          <table:table-cell table:style-name="ce1100"/>
          <table:table-cell table:style-name="ce1114"/>
          <table:table-cell table:style-name="ce1123"/>
          <table:table-cell table:style-name="ce863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/>
          <table:table-cell table:style-name="ce1084" table:number-columns-repeated="2"/>
          <table:table-cell table:style-name="ce587"/>
          <table:table-cell table:style-name="Default"/>
          <table:table-cell table:style-name="ce1100"/>
          <table:table-cell table:style-name="ce1116"/>
          <table:table-cell table:style-name="ce811"/>
          <table:table-cell table:style-name="ce863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/>
          <table:table-cell table:style-name="ce1084" table:number-columns-repeated="2"/>
          <table:table-cell table:style-name="ce587" office:value-type="float" office:value="1665.01" calcext:value-type="float">
            <text:p>1665.01</text:p>
          </table:table-cell>
          <table:table-cell table:style-name="Default"/>
          <table:table-cell table:style-name="ce1100"/>
          <table:table-cell table:style-name="ce1116"/>
          <table:table-cell table:style-name="ce811"/>
          <table:table-cell table:style-name="ce863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2-10-15" calcext:value-type="date">
            <text:p>15-Oct-12</text:p>
          </table:table-cell>
          <table:table-cell table:style-name="ce1084"/>
          <table:table-cell table:style-name="ce1084" office:value-type="float" office:value="18.33" calcext:value-type="float">
            <text:p>18.33</text:p>
          </table:table-cell>
          <table:table-cell table:style-name="ce587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1104" office:value-type="string" calcext:value-type="string">
            <text:p>Total</text:p>
          </table:table-cell>
          <table:table-cell table:style-name="ce1117"/>
          <table:table-cell table:style-name="ce1124"/>
          <table:table-cell table:style-name="ce1129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3-10-15" calcext:value-type="date">
            <text:p>15-Oct-13</text:p>
          </table:table-cell>
          <table:table-cell table:style-name="ce1084"/>
          <table:table-cell table:style-name="ce1084" office:value-type="float" office:value="18.49" calcext:value-type="float">
            <text:p>18.49</text:p>
          </table:table-cell>
          <table:table-cell table:style-name="ce587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1105" office:value-type="string" calcext:value-type="string">
            <text:p>Tesco Internet Save </text:p>
          </table:table-cell>
          <table:table-cell table:style-name="ce1118" table:number-columns-repeated="2"/>
          <table:table-cell table:style-name="ce1130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1073" office:value-type="date" office:date-value="2014-10-15" calcext:value-type="date">
            <text:p>15-Oct-14</text:p>
          </table:table-cell>
          <table:table-cell table:style-name="ce1084"/>
          <table:table-cell table:style-name="ce1084" office:value-type="float" office:value="18.71" calcext:value-type="float">
            <text:p>18.71</text:p>
          </table:table-cell>
          <table:table-cell table:style-name="ce587" table:formula="of:=[.D45]-[.B46]+[.C46]" office:value-type="float" office:value="1720.54" calcext:value-type="float">
            <text:p>1720.54</text:p>
          </table:table-cell>
          <table:table-cell/>
          <table:table-cell table:style-name="ce1106" office:value-type="string" calcext:value-type="string">
            <text:p>Account No:</text:p>
          </table:table-cell>
          <table:table-cell table:style-name="ce1119" table:number-columns-repeated="2"/>
          <table:table-cell table:style-name="ce1131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1073" office:value-type="date" office:date-value="2015-10-15" calcext:value-type="date">
            <text:p>15-Oct-15</text:p>
          </table:table-cell>
          <table:table-cell table:style-name="ce1084"/>
          <table:table-cell table:style-name="ce1084" office:value-type="float" office:value="38.48" calcext:value-type="float">
            <text:p>38.48</text:p>
          </table:table-cell>
          <table:table-cell table:style-name="ce587" table:formula="of:=[.D46]-[.B47]+[.C47]" office:value-type="float" office:value="1759.02" calcext:value-type="float">
            <text:p>1759.02</text:p>
          </table:table-cell>
          <table:table-cell/>
          <table:table-cell table:style-name="ce1106" office:value-type="string" calcext:value-type="string">
            <text:p>Sort Code:</text:p>
          </table:table-cell>
          <table:table-cell table:style-name="ce1119" table:number-columns-repeated="2"/>
          <table:table-cell table:style-name="ce113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6-10-15" calcext:value-type="date">
            <text:p>15-Oct-16</text:p>
          </table:table-cell>
          <table:table-cell table:style-name="ce1084"/>
          <table:table-cell table:style-name="ce1084" office:value-type="float" office:value="56.66" calcext:value-type="float">
            <text:p>56.66</text:p>
          </table:table-cell>
          <table:table-cell table:style-name="ce587" table:formula="of:=[.D47]-[.B48]+[.C48]" office:value-type="float" office:value="1815.68" calcext:value-type="float">
            <text:p>1815.68</text:p>
          </table:table-cell>
          <table:table-cell/>
          <table:table-cell table:style-name="ce1106" office:value-type="string" calcext:value-type="string">
            <text:p>Reference No. </text:p>
          </table:table-cell>
          <table:table-cell table:style-name="ce1119"/>
          <table:table-cell table:style-name="ce1125" office:value-type="string" calcext:value-type="string">
            <text:p>2009010714914</text:p>
          </table:table-cell>
          <table:table-cell table:style-name="ce113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7-10-15" calcext:value-type="date">
            <text:p>15-Oct-17</text:p>
          </table:table-cell>
          <table:table-cell table:style-name="ce1084"/>
          <table:table-cell table:style-name="ce1084" office:value-type="float" office:value="56.66" calcext:value-type="float">
            <text:p>56.66</text:p>
          </table:table-cell>
          <table:table-cell table:style-name="ce587" table:formula="of:=[.D48]-[.B49]+[.C49]" office:value-type="float" office:value="1872.34" calcext:value-type="float">
            <text:p>1872.34</text:p>
          </table:table-cell>
          <table:table-cell/>
          <table:table-cell table:style-name="ce1107" office:value-type="string" calcext:value-type="string">
            <text:p>Word</text:p>
          </table:table-cell>
          <table:table-cell table:style-name="ce1120"/>
          <table:table-cell table:style-name="ce1119" office:value-type="string" calcext:value-type="string">
            <text:p>Florence</text:p>
          </table:table-cell>
          <table:table-cell table:style-name="ce113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8-10-15" calcext:value-type="date">
            <text:p>15-Oct-18</text:p>
          </table:table-cell>
          <table:table-cell table:style-name="ce1084"/>
          <table:table-cell table:style-name="ce1084" office:value-type="float" office:value="1000" calcext:value-type="float">
            <text:p>1000</text:p>
          </table:table-cell>
          <table:table-cell table:style-name="ce587" table:formula="of:=[.D49]-[.B50]+[.C50]" office:value-type="float" office:value="2872.34" calcext:value-type="float">
            <text:p>2872.34</text:p>
          </table:table-cell>
          <table:table-cell/>
          <table:table-cell table:style-name="ce1108"/>
          <table:table-cell table:style-name="ce1120"/>
          <table:table-cell table:style-name="ce1119"/>
          <table:table-cell table:style-name="ce113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9-10-15" calcext:value-type="date">
            <text:p>15-Oct-19</text:p>
          </table:table-cell>
          <table:table-cell table:style-name="ce1084"/>
          <table:table-cell table:style-name="ce1084" office:value-type="float" office:value="56.66" calcext:value-type="float">
            <text:p>56.66</text:p>
          </table:table-cell>
          <table:table-cell table:style-name="ce587" table:formula="of:=[.D50]-[.B51]+[.C51]" office:value-type="float" office:value="2929" calcext:value-type="float">
            <text:p>2929</text:p>
          </table:table-cell>
          <table:table-cell/>
          <table:table-cell table:style-name="ce1108"/>
          <table:table-cell table:style-name="ce1120"/>
          <table:table-cell table:style-name="ce1119"/>
          <table:table-cell table:style-name="ce1131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3" office:value-type="date" office:date-value="2019-01-28" calcext:value-type="date">
            <text:p>28-Jan-19</text:p>
          </table:table-cell>
          <table:table-cell table:style-name="ce1084" office:value-type="float" office:value="280" calcext:value-type="float">
            <text:p>280</text:p>
          </table:table-cell>
          <table:table-cell table:style-name="ce1084"/>
          <table:table-cell table:style-name="ce587" table:formula="of:=[.D51]-[.B52]+[.C52]" office:value-type="float" office:value="2649" calcext:value-type="float">
            <text:p>2649</text:p>
          </table:table-cell>
          <table:table-cell/>
          <table:table-cell table:style-name="ce1108"/>
          <table:table-cell table:style-name="ce1119" table:number-columns-repeated="2"/>
          <table:table-cell table:style-name="ce1131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 office:value-type="date" office:date-value="2020-02-01" calcext:value-type="date">
            <text:p>01-Feb</text:p>
          </table:table-cell>
          <table:table-cell table:style-name="ce1084" office:value-type="float" office:value="308" calcext:value-type="float">
            <text:p>308</text:p>
          </table:table-cell>
          <table:table-cell table:style-name="ce1084"/>
          <table:table-cell table:style-name="ce587" table:formula="of:=[.D52]-[.B53]+[.C53]" office:value-type="float" office:value="2341" calcext:value-type="float">
            <text:p>2341</text:p>
          </table:table-cell>
          <table:table-cell/>
          <table:table-cell table:style-name="ce1109"/>
          <table:table-cell table:style-name="ce1119" table:number-columns-repeated="2"/>
          <table:table-cell table:style-name="ce1131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/>
          <table:table-cell table:style-name="ce1084" table:number-columns-repeated="2"/>
          <table:table-cell table:style-name="ce587" table:formula="of:=[.D53]-[.B54]+[.C54]" office:value-type="float" office:value="2341" calcext:value-type="float">
            <text:p>2341</text:p>
          </table:table-cell>
          <table:table-cell/>
          <table:table-cell table:style-name="ce1109"/>
          <table:table-cell table:style-name="ce1119" table:number-columns-repeated="2"/>
          <table:table-cell table:style-name="ce1131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/>
          <table:table-cell table:style-name="ce1084" table:number-columns-repeated="2"/>
          <table:table-cell table:style-name="ce587" table:formula="of:=[.D54]-[.B55]+[.C55]" office:value-type="float" office:value="2341" calcext:value-type="float">
            <text:p>2341</text:p>
          </table:table-cell>
          <table:table-cell/>
          <table:table-cell table:style-name="ce1109"/>
          <table:table-cell table:style-name="ce1119" table:number-columns-repeated="2"/>
          <table:table-cell table:style-name="ce1131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2"/>
          <table:table-cell table:style-name="ce1084" table:number-columns-repeated="2"/>
          <table:table-cell table:style-name="ce587" table:formula="of:=[.D55]-[.B56]+[.C56]" office:value-type="float" office:value="2341" calcext:value-type="float">
            <text:p>2341</text:p>
          </table:table-cell>
          <table:table-cell/>
          <table:table-cell table:style-name="ce1109"/>
          <table:table-cell table:style-name="ce1119" table:number-columns-repeated="2"/>
          <table:table-cell table:style-name="ce1131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1074" office:value-type="string" calcext:value-type="string">
            <text:p>Total</text:p>
          </table:table-cell>
          <table:table-cell table:style-name="ce1085" table:formula="of:=SUM([.B52:.B53])" office:value-type="float" office:value="588" calcext:value-type="float">
            <text:p>588</text:p>
          </table:table-cell>
          <table:table-cell table:style-name="ce1085"/>
          <table:table-cell table:style-name="ce1093" table:formula="of:=[.D56]-[.B57]+[.C57]" office:value-type="float" office:value="1753" calcext:value-type="float">
            <text:p>1753</text:p>
          </table:table-cell>
          <table:table-cell/>
          <table:table-cell table:style-name="ce1109"/>
          <table:table-cell table:style-name="ce1119" table:number-columns-repeated="2"/>
          <table:table-cell table:style-name="ce1131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1110" office:value-type="string" calcext:value-type="string">
            <text:p>Total</text:p>
          </table:table-cell>
          <table:table-cell table:style-name="ce1121" table:number-columns-repeated="2"/>
          <table:table-cell table:style-name="ce1132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958" table:number-columns-repeated="4"/>
          <table:table-cell table:number-columns-repeated="4"/>
          <table:table-cell table:style-name="ce945"/>
          <table:table-cell table:number-columns-repeated="39"/>
        </table:table-row>
        <table:table-row table:style-name="ro1">
          <table:table-cell table:number-columns-repeated="16"/>
          <table:table-cell table:style-name="ce963" table:number-columns-repeated="4"/>
          <table:table-cell table:number-columns-repeated="4"/>
          <table:table-cell table:style-name="ce945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945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9" table:default-cell-style-name="ce655"/>
        <table:table-column table:style-name="co40" table:default-cell-style-name="ce655"/>
        <table:table-column table:style-name="co12" table:default-cell-style-name="ce1175"/>
        <table:table-column table:style-name="co21" table:default-cell-style-name="ce503"/>
        <table:table-column table:style-name="co41" table:default-cell-style-name="ce503"/>
        <table:table-column table:style-name="co18" table:number-columns-repeated="2" table:default-cell-style-name="ce503"/>
        <table:table-column table:style-name="co42" table:default-cell-style-name="ce503"/>
        <table:table-column table:style-name="co43" table:default-cell-style-name="ce503"/>
        <table:table-column table:style-name="co7" table:default-cell-style-name="ce945"/>
        <table:table-column table:style-name="co17" table:default-cell-style-name="ce503"/>
        <table:table-column table:style-name="co44" table:default-cell-style-name="ce503"/>
        <table:table-column table:style-name="co15" table:default-cell-style-name="ce647"/>
        <table:table-column table:style-name="co7" table:default-cell-style-name="ce503"/>
        <table:table-column table:style-name="co15" table:number-columns-repeated="50" table:default-cell-style-name="ce647"/>
        <table:table-row table:style-name="ro1">
          <table:table-cell table:style-name="ce1158" office:value-type="string" calcext:value-type="string">
            <text:p>Bill</text:p>
          </table:table-cell>
          <table:table-cell table:style-name="ce1164"/>
          <table:table-cell table:style-name="ce1171" office:value-type="string" calcext:value-type="string">
            <text:p>Date Due</text:p>
          </table:table-cell>
          <table:table-cell table:style-name="ce1176" office:value-type="string" calcext:value-type="string">
            <text:p>Amount</text:p>
          </table:table-cell>
          <table:table-cell table:style-name="ce1181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2]" office:value-type="date" office:date-value="2019-05-25" calcext:value-type="date">
            <text:p>19</text:p>
          </table:table-cell>
          <table:table-cell table:style-name="ce1172" office:value-type="date" office:date-value="2019-05-25" calcext:value-type="date">
            <text:p>25-May</text:p>
          </table:table-cell>
          <table:table-cell table:style-name="ce1177"/>
          <table:table-cell table:style-name="ce1182" table:formula="of:=[.$E$85]" office:value-type="float" office:value="462.193333333333" calcext:value-type="float">
            <text:p>£462.19</text:p>
          </table:table-cell>
          <table:table-cell table:number-columns-repeated="59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3]" office:value-type="date" office:date-value="2020-05-25" calcext:value-type="date">
            <text:p>20</text:p>
          </table:table-cell>
          <table:table-cell table:style-name="ce1172" office:value-type="date" office:date-value="2020-05-25" calcext:value-type="date">
            <text:p>25-May</text:p>
          </table:table-cell>
          <table:table-cell table:style-name="ce1178" office:value-type="float" office:value="157" calcext:value-type="float">
            <text:p>£157.00</text:p>
          </table:table-cell>
          <table:table-cell table:style-name="ce1182" table:formula="of:=[.E2]-[.D3]" office:value-type="float" office:value="305.193333333333" calcext:value-type="float">
            <text:p>£305.19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Water</text:p>
          </table:table-cell>
          <table:table-cell table:style-name="ce1165" table:formula="of:=[.C4]" office:value-type="date" office:date-value="2020-05-28" calcext:value-type="date">
            <text:p>20</text:p>
          </table:table-cell>
          <table:table-cell table:style-name="ce1172" office:value-type="date" office:date-value="2020-05-28" calcext:value-type="date">
            <text:p>28-May</text:p>
          </table:table-cell>
          <table:table-cell table:style-name="ce1177" office:value-type="float" office:value="300" calcext:value-type="float">
            <text:p>£300.00</text:p>
          </table:table-cell>
          <table:table-cell table:style-name="ce1182" table:formula="of:=[.E3]-[.D4]" office:value-type="float" office:value="5.19333333333333" calcext:value-type="float">
            <text:p>£5.19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5]" office:value-type="date" office:date-value="2020-06-01" calcext:value-type="date">
            <text:p>20</text:p>
          </table:table-cell>
          <table:table-cell table:style-name="ce1172" office:value-type="date" office:date-value="2020-06-01" calcext:value-type="date">
            <text:p>01-Jun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4]-[.D5]" office:value-type="float" office:value="-30.8066666666667" calcext:value-type="float">
            <text:p>-£30.81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6]" office:value-type="date" office:date-value="2020-06-03" calcext:value-type="date">
            <text:p>20</text:p>
          </table:table-cell>
          <table:table-cell table:style-name="ce1172" office:value-type="date" office:date-value="2020-06-03" calcext:value-type="date">
            <text:p>03-Jun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5]-[.D6]" office:value-type="float" office:value="-130.806666666667" calcext:value-type="float">
            <text:p>-£130.81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7]" office:value-type="date" office:date-value="2020-06-12" calcext:value-type="date">
            <text:p>20</text:p>
          </table:table-cell>
          <table:table-cell table:style-name="ce1172" office:value-type="date" office:date-value="2020-06-12" calcext:value-type="date">
            <text:p>12-Jun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6]-[.D7]" office:value-type="float" office:value="-142.916666666667" calcext:value-type="float">
            <text:p>-£142.92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8]" office:value-type="date" office:date-value="2020-06-20" calcext:value-type="date">
            <text:p>20</text:p>
          </table:table-cell>
          <table:table-cell table:style-name="ce1172" office:value-type="date" office:date-value="2020-06-20" calcext:value-type="date">
            <text:p>20-Jun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7]-[.D8]" office:value-type="float" office:value="-177.916666666667" calcext:value-type="float">
            <text:p>-£177.92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CT</text:p>
          </table:table-cell>
          <table:table-cell table:style-name="ce1165" table:formula="of:=[.C9]" office:value-type="date" office:date-value="2020-06-25" calcext:value-type="date">
            <text:p>20</text:p>
          </table:table-cell>
          <table:table-cell table:style-name="ce1172" office:value-type="date" office:date-value="2020-06-25" calcext:value-type="date">
            <text:p>25-Jun</text:p>
          </table:table-cell>
          <table:table-cell table:style-name="ce1178" office:value-type="float" office:value="157" calcext:value-type="float">
            <text:p>£157.00</text:p>
          </table:table-cell>
          <table:table-cell table:style-name="ce1182" table:formula="of:=[.E8]-[.D9]" office:value-type="float" office:value="-334.916666666667" calcext:value-type="float">
            <text:p>-£334.92</text:p>
          </table:table-cell>
          <table:table-cell/>
          <table:table-cell table:style-name="ce1175" table:number-columns-repeated="2"/>
          <table:table-cell table:number-columns-repeated="56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10]" office:value-type="date" office:date-value="2020-06-25" calcext:value-type="date">
            <text:p>20</text:p>
          </table:table-cell>
          <table:table-cell table:style-name="ce1172" office:value-type="date" office:date-value="2020-06-25" calcext:value-type="date">
            <text:p>25-Jun</text:p>
          </table:table-cell>
          <table:table-cell table:style-name="ce1177"/>
          <table:table-cell table:style-name="ce1182" table:formula="of:=[.E9]+[.$E$85]" office:value-type="float" office:value="127.276666666667" calcext:value-type="float">
            <text:p>£127.2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11]" office:value-type="date" office:date-value="2020-07-01" calcext:value-type="date">
            <text:p>20</text:p>
          </table:table-cell>
          <table:table-cell table:style-name="ce1172" office:value-type="date" office:date-value="2020-07-01" calcext:value-type="date">
            <text:p>01-Jul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10]-[.D11]" office:value-type="float" office:value="91.2766666666666" calcext:value-type="float">
            <text:p>£91.2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12]" office:value-type="date" office:date-value="2020-07-03" calcext:value-type="date">
            <text:p>20</text:p>
          </table:table-cell>
          <table:table-cell table:style-name="ce1172" office:value-type="date" office:date-value="2020-07-03" calcext:value-type="date">
            <text:p>03-Jul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11]-[.D12]" office:value-type="float" office:value="-8.72333333333336" calcext:value-type="float">
            <text:p>-£8.72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13]" office:value-type="date" office:date-value="2020-07-12" calcext:value-type="date">
            <text:p>20</text:p>
          </table:table-cell>
          <table:table-cell table:style-name="ce1172" office:value-type="date" office:date-value="2020-07-12" calcext:value-type="date">
            <text:p>12-Jul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12]-[.D13]" office:value-type="float" office:value="-20.8333333333334" calcext:value-type="float">
            <text:p>-£20.83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14]" office:value-type="date" office:date-value="2020-07-20" calcext:value-type="date">
            <text:p>20</text:p>
          </table:table-cell>
          <table:table-cell table:style-name="ce1172" office:value-type="date" office:date-value="2020-07-20" calcext:value-type="date">
            <text:p>20-Jul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13]-[.D14]" office:value-type="float" office:value="-55.8333333333334" calcext:value-type="float">
            <text:p>-£55.83</text:p>
          </table:table-cell>
          <table:table-cell table:number-columns-repeated="59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15]" office:value-type="date" office:date-value="2020-07-25" calcext:value-type="date">
            <text:p>20</text:p>
          </table:table-cell>
          <table:table-cell table:style-name="ce1172" office:value-type="date" office:date-value="2020-07-25" calcext:value-type="date">
            <text:p>25-Jul</text:p>
          </table:table-cell>
          <table:table-cell table:style-name="ce1178" office:value-type="float" office:value="157" calcext:value-type="float">
            <text:p>£157.00</text:p>
          </table:table-cell>
          <table:table-cell table:style-name="ce1182" table:formula="of:=[.E14]-[.D15]" office:value-type="float" office:value="-212.833333333333" calcext:value-type="float">
            <text:p>-£212.83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16]" office:value-type="date" office:date-value="2020-07-25" calcext:value-type="date">
            <text:p>20</text:p>
          </table:table-cell>
          <table:table-cell table:style-name="ce1172" office:value-type="date" office:date-value="2020-07-25" calcext:value-type="date">
            <text:p>25-Jul</text:p>
          </table:table-cell>
          <table:table-cell table:style-name="ce1177"/>
          <table:table-cell table:style-name="ce1182" table:formula="of:=[.E15]+[.$E$85]" office:value-type="float" office:value="249.36" calcext:value-type="float">
            <text:p>£249.36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17]" office:value-type="date" office:date-value="2020-08-01" calcext:value-type="date">
            <text:p>20</text:p>
          </table:table-cell>
          <table:table-cell table:style-name="ce1172" office:value-type="date" office:date-value="2020-08-01" calcext:value-type="date">
            <text:p>01-Aug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16]-[.D17]" office:value-type="float" office:value="213.36" calcext:value-type="float">
            <text:p>£213.36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18]" office:value-type="date" office:date-value="2020-08-03" calcext:value-type="date">
            <text:p>20</text:p>
          </table:table-cell>
          <table:table-cell table:style-name="ce1172" office:value-type="date" office:date-value="2020-08-03" calcext:value-type="date">
            <text:p>03-Aug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17]-[.D18]" office:value-type="float" office:value="113.36" calcext:value-type="float">
            <text:p>£113.36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19]" office:value-type="date" office:date-value="2020-08-12" calcext:value-type="date">
            <text:p>20</text:p>
          </table:table-cell>
          <table:table-cell table:style-name="ce1172" office:value-type="date" office:date-value="2020-08-12" calcext:value-type="date">
            <text:p>12-Aug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18]-[.D19]" office:value-type="float" office:value="101.25" calcext:value-type="float">
            <text:p>£101.25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20]" office:value-type="date" office:date-value="2020-08-20" calcext:value-type="date">
            <text:p>20</text:p>
          </table:table-cell>
          <table:table-cell table:style-name="ce1172" office:value-type="date" office:date-value="2020-08-20" calcext:value-type="date">
            <text:p>20-Aug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19]-[.D20]" office:value-type="float" office:value="66.25" calcext:value-type="float">
            <text:p>£66.25</text:p>
          </table:table-cell>
          <table:table-cell table:number-columns-repeated="8"/>
          <table:table-cell table:style-name="ce1175"/>
          <table:table-cell table:number-columns-repeated="50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21]" office:value-type="date" office:date-value="2020-08-25" calcext:value-type="date">
            <text:p>20</text:p>
          </table:table-cell>
          <table:table-cell table:style-name="ce1172" office:value-type="date" office:date-value="2020-08-25" calcext:value-type="date">
            <text:p>25-Aug</text:p>
          </table:table-cell>
          <table:table-cell table:style-name="ce1178" office:value-type="float" office:value="157" calcext:value-type="float">
            <text:p>£157.00</text:p>
          </table:table-cell>
          <table:table-cell table:style-name="ce1182" table:formula="of:=[.E20]-[.D21]" office:value-type="float" office:value="-90.75" calcext:value-type="float">
            <text:p>-£90.75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22]" office:value-type="date" office:date-value="2020-08-25" calcext:value-type="date">
            <text:p>20</text:p>
          </table:table-cell>
          <table:table-cell table:style-name="ce1172" office:value-type="date" office:date-value="2020-08-25" calcext:value-type="date">
            <text:p>25-Aug</text:p>
          </table:table-cell>
          <table:table-cell table:style-name="ce1177"/>
          <table:table-cell table:style-name="ce1182" table:formula="of:=[.E21]+[.$E$85]" office:value-type="float" office:value="371.443333333333" calcext:value-type="float">
            <text:p>£371.44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23]" office:value-type="date" office:date-value="2020-09-01" calcext:value-type="date">
            <text:p>20</text:p>
          </table:table-cell>
          <table:table-cell table:style-name="ce1172" office:value-type="date" office:date-value="2020-09-01" calcext:value-type="date">
            <text:p>01-Sep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22]-[.D23]" office:value-type="float" office:value="335.443333333333" calcext:value-type="float">
            <text:p>£335.4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24]" office:value-type="date" office:date-value="2020-09-03" calcext:value-type="date">
            <text:p>20</text:p>
          </table:table-cell>
          <table:table-cell table:style-name="ce1172" office:value-type="date" office:date-value="2020-09-03" calcext:value-type="date">
            <text:p>03-Sep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23]-[.D24]" office:value-type="float" office:value="235.443333333333" calcext:value-type="float">
            <text:p>£235.4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25]" office:value-type="date" office:date-value="2020-09-12" calcext:value-type="date">
            <text:p>20</text:p>
          </table:table-cell>
          <table:table-cell table:style-name="ce1172" office:value-type="date" office:date-value="2020-09-12" calcext:value-type="date">
            <text:p>12-Sep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24]-[.D25]" office:value-type="float" office:value="223.333333333333" calcext:value-type="float">
            <text:p>£223.33</text:p>
          </table:table-cell>
          <table:table-cell table:number-columns-repeated="5"/>
          <table:table-cell table:style-name="ce641"/>
          <table:table-cell table:number-columns-repeated="53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26]" office:value-type="date" office:date-value="2020-09-20" calcext:value-type="date">
            <text:p>20</text:p>
          </table:table-cell>
          <table:table-cell table:style-name="ce1172" office:value-type="date" office:date-value="2020-09-20" calcext:value-type="date">
            <text:p>20-Sep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25]-[.D26]" office:value-type="float" office:value="188.333333333333" calcext:value-type="float">
            <text:p>£188.33</text:p>
          </table:table-cell>
          <table:table-cell table:number-columns-repeated="5"/>
          <table:table-cell table:style-name="ce641"/>
          <table:table-cell table:number-columns-repeated="53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27]" office:value-type="date" office:date-value="2020-09-25" calcext:value-type="date">
            <text:p>20</text:p>
          </table:table-cell>
          <table:table-cell table:style-name="ce1172" office:value-type="date" office:date-value="2020-09-25" calcext:value-type="date">
            <text:p>25-Sep</text:p>
          </table:table-cell>
          <table:table-cell table:style-name="ce1178" office:value-type="float" office:value="157" calcext:value-type="float">
            <text:p>£157.00</text:p>
          </table:table-cell>
          <table:table-cell table:style-name="ce1182" table:formula="of:=[.E26]-[.D27]" office:value-type="float" office:value="31.3333333333333" calcext:value-type="float">
            <text:p>£31.33</text:p>
          </table:table-cell>
          <table:table-cell table:number-columns-repeated="5"/>
          <table:table-cell table:style-name="ce641"/>
          <table:table-cell table:number-columns-repeated="53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28]" office:value-type="date" office:date-value="2020-09-25" calcext:value-type="date">
            <text:p>20</text:p>
          </table:table-cell>
          <table:table-cell table:style-name="ce1172" office:value-type="date" office:date-value="2020-09-25" calcext:value-type="date">
            <text:p>25-Sep</text:p>
          </table:table-cell>
          <table:table-cell table:style-name="ce1177"/>
          <table:table-cell table:style-name="ce1182" table:formula="of:=[.E27]+[.$E$85]" office:value-type="float" office:value="493.526666666667" calcext:value-type="float">
            <text:p>£493.53</text:p>
          </table:table-cell>
          <table:table-cell/>
          <table:table-cell table:style-name="ce1175" table:number-columns-repeated="2"/>
          <table:table-cell table:number-columns-repeated="2"/>
          <table:table-cell table:style-name="ce641"/>
          <table:table-cell table:number-columns-repeated="53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29]" office:value-type="date" office:date-value="2020-10-01" calcext:value-type="date">
            <text:p>20</text:p>
          </table:table-cell>
          <table:table-cell table:style-name="ce1172" office:value-type="date" office:date-value="2020-10-01" calcext:value-type="date">
            <text:p>01-Oct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28]-[.D29]" office:value-type="float" office:value="457.526666666667" calcext:value-type="float">
            <text:p>£457.53</text:p>
          </table:table-cell>
          <table:table-cell table:number-columns-repeated="5"/>
          <table:table-cell table:style-name="ce641"/>
          <table:table-cell table:number-columns-repeated="53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30]" office:value-type="date" office:date-value="2020-10-03" calcext:value-type="date">
            <text:p>20</text:p>
          </table:table-cell>
          <table:table-cell table:style-name="ce1173" office:value-type="date" office:date-value="2020-10-03" calcext:value-type="date">
            <text:p>03-Oct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29]-[.D30]" office:value-type="float" office:value="357.526666666667" calcext:value-type="float">
            <text:p>£357.53</text:p>
          </table:table-cell>
          <table:table-cell table:number-columns-repeated="2"/>
          <table:table-cell table:style-name="ce1175"/>
          <table:table-cell table:number-columns-repeated="2"/>
          <table:table-cell table:style-name="ce641"/>
          <table:table-cell table:number-columns-repeated="53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31]" office:value-type="date" office:date-value="2020-10-12" calcext:value-type="date">
            <text:p>20</text:p>
          </table:table-cell>
          <table:table-cell table:style-name="ce1172" office:value-type="date" office:date-value="2020-10-12" calcext:value-type="date">
            <text:p>12-Oct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30]-[.D31]" office:value-type="float" office:value="345.416666666667" calcext:value-type="float">
            <text:p>£345.42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32]" office:value-type="date" office:date-value="2020-10-20" calcext:value-type="date">
            <text:p>20</text:p>
          </table:table-cell>
          <table:table-cell table:style-name="ce1172" office:value-type="date" office:date-value="2020-10-20" calcext:value-type="date">
            <text:p>20-Oct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31]-[.D32]" office:value-type="float" office:value="310.416666666667" calcext:value-type="float">
            <text:p>£310.42</text:p>
          </table:table-cell>
          <table:table-cell table:style-name="ce1175"/>
          <table:table-cell table:number-columns-repeated="58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33]" office:value-type="date" office:date-value="2020-10-25" calcext:value-type="date">
            <text:p>20</text:p>
          </table:table-cell>
          <table:table-cell table:style-name="ce1172" office:value-type="date" office:date-value="2020-10-25" calcext:value-type="date">
            <text:p>25-Oct</text:p>
          </table:table-cell>
          <table:table-cell table:style-name="ce1178" office:value-type="float" office:value="157" calcext:value-type="float">
            <text:p>£157.00</text:p>
          </table:table-cell>
          <table:table-cell table:style-name="ce1182" table:formula="of:=[.E32]-[.D33]" office:value-type="float" office:value="153.416666666667" calcext:value-type="float">
            <text:p>£153.42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34]" office:value-type="date" office:date-value="2020-10-25" calcext:value-type="date">
            <text:p>20</text:p>
          </table:table-cell>
          <table:table-cell table:style-name="ce1172" office:value-type="date" office:date-value="2020-10-25" calcext:value-type="date">
            <text:p>25-Oct</text:p>
          </table:table-cell>
          <table:table-cell table:style-name="ce1177"/>
          <table:table-cell table:style-name="ce1182" table:formula="of:=[.E33]+[.$E$85]" office:value-type="float" office:value="615.61" calcext:value-type="float">
            <text:p>£615.61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35]" office:value-type="date" office:date-value="2020-11-01" calcext:value-type="date">
            <text:p>20</text:p>
          </table:table-cell>
          <table:table-cell table:style-name="ce1172" office:value-type="date" office:date-value="2020-11-01" calcext:value-type="date">
            <text:p>01-Nov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34]-[.D35]" office:value-type="float" office:value="579.61" calcext:value-type="float">
            <text:p>£579.61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36]" office:value-type="date" office:date-value="2020-11-03" calcext:value-type="date">
            <text:p>20</text:p>
          </table:table-cell>
          <table:table-cell table:style-name="ce1172" office:value-type="date" office:date-value="2020-11-03" calcext:value-type="date">
            <text:p>03-Nov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35]-[.D36]" office:value-type="float" office:value="479.61" calcext:value-type="float">
            <text:p>£479.61</text:p>
          </table:table-cell>
          <table:table-cell/>
          <table:table-cell table:style-name="ce1175" table:number-columns-repeated="2"/>
          <table:table-cell table:number-columns-repeated="56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37]" office:value-type="date" office:date-value="2020-11-12" calcext:value-type="date">
            <text:p>20</text:p>
          </table:table-cell>
          <table:table-cell table:style-name="ce1172" office:value-type="date" office:date-value="2020-11-12" calcext:value-type="date">
            <text:p>12-Nov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36]-[.D37]" office:value-type="float" office:value="467.5" calcext:value-type="float">
            <text:p>£467.50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38]" office:value-type="date" office:date-value="2020-11-20" calcext:value-type="date">
            <text:p>20</text:p>
          </table:table-cell>
          <table:table-cell table:style-name="ce1172" office:value-type="date" office:date-value="2020-11-20" calcext:value-type="date">
            <text:p>20-Nov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37]-[.D38]" office:value-type="float" office:value="432.5" calcext:value-type="float">
            <text:p>£432.50</text:p>
          </table:table-cell>
          <table:table-cell table:number-columns-repeated="59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39]" office:value-type="date" office:date-value="2020-11-25" calcext:value-type="date">
            <text:p>20</text:p>
          </table:table-cell>
          <table:table-cell table:style-name="ce1172" office:value-type="date" office:date-value="2020-11-25" calcext:value-type="date">
            <text:p>25-Nov</text:p>
          </table:table-cell>
          <table:table-cell table:style-name="ce1178" office:value-type="float" office:value="157" calcext:value-type="float">
            <text:p>£157.00</text:p>
          </table:table-cell>
          <table:table-cell table:style-name="ce1182" table:formula="of:=[.E38]-[.D39]" office:value-type="float" office:value="275.5" calcext:value-type="float">
            <text:p>£275.50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40]" office:value-type="date" office:date-value="2020-11-25" calcext:value-type="date">
            <text:p>20</text:p>
          </table:table-cell>
          <table:table-cell table:style-name="ce1174" office:value-type="date" office:date-value="2020-11-25" calcext:value-type="date">
            <text:p>25-Nov</text:p>
          </table:table-cell>
          <table:table-cell table:style-name="ce1177"/>
          <table:table-cell table:style-name="ce1182" table:formula="of:=[.E39]+[.$E$85]" office:value-type="float" office:value="737.693333333333" calcext:value-type="float">
            <text:p>£737.69</text:p>
          </table:table-cell>
          <table:table-cell/>
          <table:table-cell table:style-name="ce1175"/>
          <table:table-cell table:style-name="ce1185"/>
          <table:table-cell table:number-columns-repeated="56"/>
        </table:table-row>
        <table:table-row table:style-name="ro1">
          <table:table-cell table:style-name="ce1161" office:value-type="string" calcext:value-type="string">
            <text:p>Water </text:p>
          </table:table-cell>
          <table:table-cell table:style-name="ce1165" table:formula="of:=[.C41]" office:value-type="date" office:date-value="2020-11-30" calcext:value-type="date">
            <text:p>20</text:p>
          </table:table-cell>
          <table:table-cell table:style-name="ce1172" office:value-type="date" office:date-value="2020-11-30" calcext:value-type="date">
            <text:p>30-Nov</text:p>
          </table:table-cell>
          <table:table-cell table:style-name="ce1177" office:value-type="float" office:value="300" calcext:value-type="float">
            <text:p>£300.00</text:p>
          </table:table-cell>
          <table:table-cell table:style-name="ce1182" table:formula="of:=[.E40]-[.D41]" office:value-type="float" office:value="437.693333333333" calcext:value-type="float">
            <text:p>£437.69</text:p>
          </table:table-cell>
          <table:table-cell table:number-columns-repeated="2"/>
          <table:table-cell table:style-name="ce1175"/>
          <table:table-cell/>
          <table:table-cell table:style-name="ce503"/>
          <table:table-cell table:number-columns-repeated="54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42]" office:value-type="date" office:date-value="2020-12-01" calcext:value-type="date">
            <text:p>20</text:p>
          </table:table-cell>
          <table:table-cell table:style-name="ce1172" office:value-type="date" office:date-value="2020-12-01" calcext:value-type="date">
            <text:p>01-Dec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41]-[.D42]" office:value-type="float" office:value="401.693333333333" calcext:value-type="float">
            <text:p>£401.69</text:p>
          </table:table-cell>
          <table:table-cell/>
          <table:table-cell table:style-name="ce1175"/>
          <table:table-cell table:number-columns-repeated="2"/>
          <table:table-cell table:style-name="ce503"/>
          <table:table-cell table:number-columns-repeated="54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43]" office:value-type="date" office:date-value="2020-12-02" calcext:value-type="date">
            <text:p>20</text:p>
          </table:table-cell>
          <table:table-cell table:style-name="ce1172" office:value-type="date" office:date-value="2020-12-02" calcext:value-type="date">
            <text:p>02-Dec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42]-[.D43]" office:value-type="float" office:value="301.693333333333" calcext:value-type="float">
            <text:p>£301.69</text:p>
          </table:table-cell>
          <table:table-cell/>
          <table:table-cell table:style-name="ce1175" table:number-columns-repeated="2"/>
          <table:table-cell table:number-columns-repeated="56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44]" office:value-type="date" office:date-value="2020-12-12" calcext:value-type="date">
            <text:p>20</text:p>
          </table:table-cell>
          <table:table-cell table:style-name="ce1172" office:value-type="date" office:date-value="2020-12-12" calcext:value-type="date">
            <text:p>12-Dec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43]-[.D44]" office:value-type="float" office:value="289.583333333333" calcext:value-type="float">
            <text:p>£289.5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Art Fund</text:p>
          </table:table-cell>
          <table:table-cell table:style-name="ce1165" table:formula="of:=[.C45]" office:value-type="date" office:date-value="2020-12-16" calcext:value-type="date">
            <text:p>20</text:p>
          </table:table-cell>
          <table:table-cell table:style-name="ce1172" office:value-type="date" office:date-value="2020-12-16" calcext:value-type="date">
            <text:p>16-Dec</text:p>
          </table:table-cell>
          <table:table-cell table:style-name="ce1177" office:value-type="float" office:value="120" calcext:value-type="float">
            <text:p>£120.00</text:p>
          </table:table-cell>
          <table:table-cell table:style-name="ce1182" table:formula="of:=[.E44]-[.D45]" office:value-type="float" office:value="169.583333333333" calcext:value-type="float">
            <text:p>£169.58</text:p>
          </table:table-cell>
          <table:table-cell table:style-name="ce1175" table:number-columns-repeated="2"/>
          <table:table-cell table:number-columns-repeated="57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46]" office:value-type="date" office:date-value="2020-12-20" calcext:value-type="date">
            <text:p>20</text:p>
          </table:table-cell>
          <table:table-cell table:style-name="ce1172" office:value-type="date" office:date-value="2020-12-20" calcext:value-type="date">
            <text:p>20-Dec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45]-[.D46]" office:value-type="float" office:value="134.583333333333" calcext:value-type="float">
            <text:p>£134.58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47]" office:value-type="date" office:date-value="2020-12-25" calcext:value-type="date">
            <text:p>20</text:p>
          </table:table-cell>
          <table:table-cell table:style-name="ce1172" office:value-type="date" office:date-value="2020-12-25" calcext:value-type="date">
            <text:p>25-Dec</text:p>
          </table:table-cell>
          <table:table-cell table:style-name="ce1178" office:value-type="float" office:value="157" calcext:value-type="float">
            <text:p>£157.00</text:p>
          </table:table-cell>
          <table:table-cell table:style-name="ce1182" table:formula="of:=[.E46]-[.D47]" office:value-type="float" office:value="-22.4166666666669" calcext:value-type="float">
            <text:p>-£22.42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48]" office:value-type="date" office:date-value="2020-12-25" calcext:value-type="date">
            <text:p>20</text:p>
          </table:table-cell>
          <table:table-cell table:style-name="ce1172" office:value-type="date" office:date-value="2020-12-25" calcext:value-type="date">
            <text:p>25-Dec</text:p>
          </table:table-cell>
          <table:table-cell table:style-name="ce1177"/>
          <table:table-cell table:style-name="ce1182" table:formula="of:=[.E47]+[.$E$85]" office:value-type="float" office:value="439.776666666667" calcext:value-type="float">
            <text:p>£439.7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6" table:formula="of:=[.C49]" office:value-type="date" office:date-value="2021-01-01" calcext:value-type="date">
            <text:p>21</text:p>
          </table:table-cell>
          <table:table-cell table:style-name="ce1172" office:value-type="date" office:date-value="2021-01-01" calcext:value-type="date">
            <text:p>01-Jan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48]-[.D49]" office:value-type="float" office:value="403.776666666666" calcext:value-type="float">
            <text:p>£403.78</text:p>
          </table:table-cell>
          <table:table-cell table:style-name="ce1175"/>
          <table:table-cell table:number-columns-repeated="58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7" table:formula="of:=[.C50]" office:value-type="date" office:date-value="2021-01-03" calcext:value-type="date">
            <text:p>21</text:p>
          </table:table-cell>
          <table:table-cell table:style-name="ce1172" office:value-type="date" office:date-value="2021-01-03" calcext:value-type="date">
            <text:p>03-Jan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49]-[.D50]" office:value-type="float" office:value="303.776666666666" calcext:value-type="float">
            <text:p>£303.7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8" table:formula="of:=[.C51]" office:value-type="date" office:date-value="2021-01-10" calcext:value-type="date">
            <text:p>21</text:p>
          </table:table-cell>
          <table:table-cell table:style-name="ce1172" office:value-type="date" office:date-value="2021-01-10" calcext:value-type="date">
            <text:p>10-Jan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50]-[.D51]" office:value-type="float" office:value="291.666666666666" calcext:value-type="float">
            <text:p>£291.67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7" table:formula="of:=[.C52]" office:value-type="date" office:date-value="2021-01-20" calcext:value-type="date">
            <text:p>21</text:p>
          </table:table-cell>
          <table:table-cell table:style-name="ce1172" office:value-type="date" office:date-value="2021-01-20" calcext:value-type="date">
            <text:p>20-Jan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51]-[.D52]" office:value-type="float" office:value="256.666666666666" calcext:value-type="float">
            <text:p>£256.67</text:p>
          </table:table-cell>
          <table:table-cell table:number-columns-repeated="59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53]" office:value-type="date" office:date-value="2020-01-25" calcext:value-type="date">
            <text:p>20</text:p>
          </table:table-cell>
          <table:table-cell table:style-name="ce1172" office:value-type="date" office:date-value="2020-01-25" calcext:value-type="date">
            <text:p>25-Jan</text:p>
          </table:table-cell>
          <table:table-cell table:style-name="ce1177" office:value-type="float" office:value="157" calcext:value-type="float">
            <text:p>£157.00</text:p>
          </table:table-cell>
          <table:table-cell table:style-name="ce1182" table:formula="of:=[.E52]-[.D53]" office:value-type="float" office:value="99.6666666666665" calcext:value-type="float">
            <text:p>£99.67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54]" office:value-type="date" office:date-value="2020-01-25" calcext:value-type="date">
            <text:p>20</text:p>
          </table:table-cell>
          <table:table-cell table:style-name="ce1172" office:value-type="date" office:date-value="2020-01-25" calcext:value-type="date">
            <text:p>25-Jan</text:p>
          </table:table-cell>
          <table:table-cell table:style-name="ce1177"/>
          <table:table-cell table:style-name="ce1182" table:formula="of:=[.E53]+[.$E$85]" office:value-type="float" office:value="561.86" calcext:value-type="float">
            <text:p>£561.86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Car Tax</text:p>
          </table:table-cell>
          <table:table-cell table:style-name="ce1165" table:formula="of:=[.C55]" office:value-type="date" office:date-value="2020-01-31" calcext:value-type="date">
            <text:p>20</text:p>
          </table:table-cell>
          <table:table-cell table:style-name="ce1172" office:value-type="date" office:date-value="2020-01-31" calcext:value-type="date">
            <text:p>31-Jan</text:p>
          </table:table-cell>
          <table:table-cell table:style-name="ce1177" office:value-type="float" office:value="20" calcext:value-type="float">
            <text:p>£20.00</text:p>
          </table:table-cell>
          <table:table-cell table:style-name="ce1182" table:formula="of:=[.E54]-[.D55]" office:value-type="float" office:value="541.86" calcext:value-type="float">
            <text:p>£541.86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56]" office:value-type="date" office:date-value="2020-02-01" calcext:value-type="date">
            <text:p>20</text:p>
          </table:table-cell>
          <table:table-cell table:style-name="ce1172" office:value-type="date" office:date-value="2020-02-01" calcext:value-type="date">
            <text:p>01-Feb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55]-[.D56]" office:value-type="float" office:value="505.86" calcext:value-type="float">
            <text:p>£505.86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57]" office:value-type="date" office:date-value="2020-02-03" calcext:value-type="date">
            <text:p>20</text:p>
          </table:table-cell>
          <table:table-cell table:style-name="ce1172" office:value-type="date" office:date-value="2020-02-03" calcext:value-type="date">
            <text:p>03-Feb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56]-[.D57]" office:value-type="float" office:value="405.86" calcext:value-type="float">
            <text:p>£405.86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58]" office:value-type="date" office:date-value="2020-02-11" calcext:value-type="date">
            <text:p>20</text:p>
          </table:table-cell>
          <table:table-cell table:style-name="ce1172" office:value-type="date" office:date-value="2020-02-11" calcext:value-type="date">
            <text:p>11-Feb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57]-[.D58]" office:value-type="float" office:value="393.75" calcext:value-type="float">
            <text:p>£393.75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Parking Permit</text:p>
          </table:table-cell>
          <table:table-cell table:style-name="ce1165" table:formula="of:=[.C59]" office:value-type="date" office:date-value="2020-02-20" calcext:value-type="date">
            <text:p>20</text:p>
          </table:table-cell>
          <table:table-cell table:style-name="ce1172" office:value-type="date" office:date-value="2020-02-20" calcext:value-type="date">
            <text:p>20-Feb</text:p>
          </table:table-cell>
          <table:table-cell table:style-name="ce1177" office:value-type="float" office:value="50" calcext:value-type="float">
            <text:p>£50.00</text:p>
          </table:table-cell>
          <table:table-cell table:style-name="ce1182" table:formula="of:=[.E58]-[.D59]" office:value-type="float" office:value="343.75" calcext:value-type="float">
            <text:p>£343.75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60]" office:value-type="date" office:date-value="2020-02-20" calcext:value-type="date">
            <text:p>20</text:p>
          </table:table-cell>
          <table:table-cell table:style-name="ce1172" office:value-type="date" office:date-value="2020-02-20" calcext:value-type="date">
            <text:p>20-Feb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59]-[.D60]" office:value-type="float" office:value="308.75" calcext:value-type="float">
            <text:p>£308.75</text:p>
          </table:table-cell>
          <table:table-cell table:number-columns-repeated="2"/>
          <table:table-cell table:style-name="ce1175"/>
          <table:table-cell table:number-columns-repeated="56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61]" office:value-type="date" office:date-value="2020-02-25" calcext:value-type="date">
            <text:p>20</text:p>
          </table:table-cell>
          <table:table-cell table:style-name="ce1172" office:value-type="date" office:date-value="2020-02-25" calcext:value-type="date">
            <text:p>25-Feb</text:p>
          </table:table-cell>
          <table:table-cell table:style-name="ce1177" office:value-type="float" office:value="157" calcext:value-type="float">
            <text:p>£157.00</text:p>
          </table:table-cell>
          <table:table-cell table:style-name="ce1182" table:formula="of:=[.E60]-[.D61]" office:value-type="float" office:value="151.75" calcext:value-type="float">
            <text:p>£151.75</text:p>
          </table:table-cell>
          <table:table-cell table:number-columns-repeated="59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62]" office:value-type="date" office:date-value="2020-02-25" calcext:value-type="date">
            <text:p>20</text:p>
          </table:table-cell>
          <table:table-cell table:style-name="ce1172" office:value-type="date" office:date-value="2020-02-25" calcext:value-type="date">
            <text:p>25-Feb</text:p>
          </table:table-cell>
          <table:table-cell table:style-name="ce1177"/>
          <table:table-cell table:style-name="ce1182" table:formula="of:=[.E61]+[.$E$85]" office:value-type="float" office:value="613.943333333333" calcext:value-type="float">
            <text:p>£613.94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63]" office:value-type="date" office:date-value="2020-03-01" calcext:value-type="date">
            <text:p>20</text:p>
          </table:table-cell>
          <table:table-cell table:style-name="ce1172" office:value-type="date" office:date-value="2020-03-01" calcext:value-type="date">
            <text:p>01-Mar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62]-[.D63]" office:value-type="float" office:value="577.943333333333" calcext:value-type="float">
            <text:p>£577.9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64]" office:value-type="date" office:date-value="2020-03-03" calcext:value-type="date">
            <text:p>20</text:p>
          </table:table-cell>
          <table:table-cell table:style-name="ce1172" office:value-type="date" office:date-value="2020-03-03" calcext:value-type="date">
            <text:p>03-Mar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63]-[.D64]" office:value-type="float" office:value="477.943333333333" calcext:value-type="float">
            <text:p>£477.94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House Insurance</text:p>
          </table:table-cell>
          <table:table-cell table:style-name="ce1165" table:formula="of:=[.C65]" office:value-type="date" office:date-value="2020-03-03" calcext:value-type="date">
            <text:p>20</text:p>
          </table:table-cell>
          <table:table-cell table:style-name="ce1172" office:value-type="date" office:date-value="2020-03-03" calcext:value-type="date">
            <text:p>03-Mar</text:p>
          </table:table-cell>
          <table:table-cell table:style-name="ce1177" office:value-type="float" office:value="145" calcext:value-type="float">
            <text:p>£145.00</text:p>
          </table:table-cell>
          <table:table-cell table:style-name="ce1182" table:formula="of:=[.E64]-[.D65]" office:value-type="float" office:value="332.943333333333" calcext:value-type="float">
            <text:p>£332.94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66]" office:value-type="date" office:date-value="2020-03-12" calcext:value-type="date">
            <text:p>20</text:p>
          </table:table-cell>
          <table:table-cell table:style-name="ce1172" office:value-type="date" office:date-value="2020-03-12" calcext:value-type="date">
            <text:p>12-Mar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65]-[.D66]" office:value-type="float" office:value="320.833333333333" calcext:value-type="float">
            <text:p>£320.83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67]" office:value-type="date" office:date-value="2020-03-20" calcext:value-type="date">
            <text:p>20</text:p>
          </table:table-cell>
          <table:table-cell table:style-name="ce1172" office:value-type="date" office:date-value="2020-03-20" calcext:value-type="date">
            <text:p>20-Mar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66]-[.D67]" office:value-type="float" office:value="285.833333333333" calcext:value-type="float">
            <text:p>£285.83</text:p>
          </table:table-cell>
          <table:table-cell table:number-columns-repeated="59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68]" office:value-type="date" office:date-value="2020-03-25" calcext:value-type="date">
            <text:p>20</text:p>
          </table:table-cell>
          <table:table-cell table:style-name="ce1172" office:value-type="date" office:date-value="2020-03-25" calcext:value-type="date">
            <text:p>25-Mar</text:p>
          </table:table-cell>
          <table:table-cell table:style-name="ce1177" office:value-type="float" office:value="157" calcext:value-type="float">
            <text:p>£157.00</text:p>
          </table:table-cell>
          <table:table-cell table:style-name="ce1182" table:formula="of:=[.E67]-[.D68]" office:value-type="float" office:value="128.833333333333" calcext:value-type="float">
            <text:p>£128.83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69]" office:value-type="date" office:date-value="2020-03-25" calcext:value-type="date">
            <text:p>20</text:p>
          </table:table-cell>
          <table:table-cell table:style-name="ce1172" office:value-type="date" office:date-value="2020-03-25" calcext:value-type="date">
            <text:p>25-Mar</text:p>
          </table:table-cell>
          <table:table-cell table:style-name="ce1177"/>
          <table:table-cell table:style-name="ce1182" table:formula="of:=[.E68]+[.$E$85]" office:value-type="float" office:value="591.026666666666" calcext:value-type="float">
            <text:p>£591.03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Car insurance</text:p>
          </table:table-cell>
          <table:table-cell table:style-name="ce1165" table:formula="of:=[.C70]" office:value-type="date" office:date-value="2020-03-31" calcext:value-type="date">
            <text:p>20</text:p>
          </table:table-cell>
          <table:table-cell table:style-name="ce1172" office:value-type="date" office:date-value="2020-03-31" calcext:value-type="date">
            <text:p>31-Mar</text:p>
          </table:table-cell>
          <table:table-cell table:style-name="ce1177" office:value-type="float" office:value="530" calcext:value-type="float">
            <text:p>£530.00</text:p>
          </table:table-cell>
          <table:table-cell table:style-name="ce1182" table:formula="of:=[.E69]-[.D70]" office:value-type="float" office:value="61.0266666666664" calcext:value-type="float">
            <text:p>£61.03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71]" office:value-type="date" office:date-value="2020-04-01" calcext:value-type="date">
            <text:p>20</text:p>
          </table:table-cell>
          <table:table-cell table:style-name="ce1172" office:value-type="date" office:date-value="2020-04-01" calcext:value-type="date">
            <text:p>01-Apr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70]-[.D71]" office:value-type="float" office:value="25.0266666666664" calcext:value-type="float">
            <text:p>£25.03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72]" office:value-type="date" office:date-value="2020-04-03" calcext:value-type="date">
            <text:p>20</text:p>
          </table:table-cell>
          <table:table-cell table:style-name="ce1172" office:value-type="date" office:date-value="2020-04-03" calcext:value-type="date">
            <text:p>03-Apr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71]-[.D72]" office:value-type="float" office:value="-74.9733333333336" calcext:value-type="float">
            <text:p>-£74.97</text:p>
          </table:table-cell>
          <table:table-cell/>
          <table:table-cell table:style-name="ce1175" table:number-columns-repeated="2"/>
          <table:table-cell table:number-columns-repeated="56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73]" office:value-type="date" office:date-value="2020-04-12" calcext:value-type="date">
            <text:p>20</text:p>
          </table:table-cell>
          <table:table-cell table:style-name="ce1172" office:value-type="date" office:date-value="2020-04-12" calcext:value-type="date">
            <text:p>12-Apr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72]-[.D73]" office:value-type="float" office:value="-87.0833333333336" calcext:value-type="float">
            <text:p>-£87.08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74]" office:value-type="date" office:date-value="2020-04-20" calcext:value-type="date">
            <text:p>20</text:p>
          </table:table-cell>
          <table:table-cell table:style-name="ce1172" office:value-type="date" office:date-value="2020-04-20" calcext:value-type="date">
            <text:p>20-Apr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73]-[.D74]" office:value-type="float" office:value="-122.083333333334" calcext:value-type="float">
            <text:p>-£122.08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0" office:value-type="string" calcext:value-type="string">
            <text:p>CT</text:p>
          </table:table-cell>
          <table:table-cell table:style-name="ce1165" table:formula="of:=[.C75]" office:value-type="date" office:date-value="2020-04-25" calcext:value-type="date">
            <text:p>20</text:p>
          </table:table-cell>
          <table:table-cell table:style-name="ce1172" office:value-type="date" office:date-value="2020-04-25" calcext:value-type="date">
            <text:p>25-Apr</text:p>
          </table:table-cell>
          <table:table-cell table:style-name="ce1177" office:value-type="float" office:value="157" calcext:value-type="float">
            <text:p>£157.00</text:p>
          </table:table-cell>
          <table:table-cell table:style-name="ce1182" table:formula="of:=[.E74]-[.D75]" office:value-type="float" office:value="-279.083333333334" calcext:value-type="float">
            <text:p>-£279.08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59" office:value-type="string" calcext:value-type="string">
            <text:p>Replenishment</text:p>
          </table:table-cell>
          <table:table-cell table:style-name="ce1165" table:formula="of:=[.C76]" office:value-type="date" office:date-value="2020-04-25" calcext:value-type="date">
            <text:p>20</text:p>
          </table:table-cell>
          <table:table-cell table:style-name="ce1172" office:value-type="date" office:date-value="2020-04-25" calcext:value-type="date">
            <text:p>25-Apr</text:p>
          </table:table-cell>
          <table:table-cell table:style-name="ce1177"/>
          <table:table-cell table:style-name="ce1182" table:formula="of:=[.E75]+[.$E$85]" office:value-type="float" office:value="183.11" calcext:value-type="float">
            <text:p>£183.11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Teeth</text:p>
          </table:table-cell>
          <table:table-cell table:style-name="ce1165" table:formula="of:=[.C77]" office:value-type="date" office:date-value="2020-05-01" calcext:value-type="date">
            <text:p>20</text:p>
          </table:table-cell>
          <table:table-cell table:style-name="ce1172" office:value-type="date" office:date-value="2020-05-01" calcext:value-type="date">
            <text:p>01-May</text:p>
          </table:table-cell>
          <table:table-cell table:style-name="ce1177" office:value-type="float" office:value="36" calcext:value-type="float">
            <text:p>£36.00</text:p>
          </table:table-cell>
          <table:table-cell table:style-name="ce1182" table:formula="of:=[.E76]-[.D77]" office:value-type="float" office:value="147.11" calcext:value-type="float">
            <text:p>£147.11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Utilities</text:p>
          </table:table-cell>
          <table:table-cell table:style-name="ce1165" table:formula="of:=[.C78]" office:value-type="date" office:date-value="2020-05-03" calcext:value-type="date">
            <text:p>20</text:p>
          </table:table-cell>
          <table:table-cell table:style-name="ce1172" office:value-type="date" office:date-value="2020-05-03" calcext:value-type="date">
            <text:p>03-May</text:p>
          </table:table-cell>
          <table:table-cell table:style-name="ce1177" office:value-type="float" office:value="100" calcext:value-type="float">
            <text:p>£100.00</text:p>
          </table:table-cell>
          <table:table-cell table:style-name="ce1182" table:formula="of:=[.E77]-[.D78]" office:value-type="float" office:value="47.1099999999997" calcext:value-type="float">
            <text:p>£47.11</text:p>
          </table:table-cell>
          <table:table-cell/>
          <table:table-cell table:style-name="ce1175"/>
          <table:table-cell table:number-columns-repeated="57"/>
        </table:table-row>
        <table:table-row table:style-name="ro1">
          <table:table-cell table:style-name="ce1161" office:value-type="string" calcext:value-type="string">
            <text:p>Life insurance</text:p>
          </table:table-cell>
          <table:table-cell table:style-name="ce1165" table:formula="of:=[.C79]" office:value-type="date" office:date-value="2020-05-12" calcext:value-type="date">
            <text:p>20</text:p>
          </table:table-cell>
          <table:table-cell table:style-name="ce1172" office:value-type="date" office:date-value="2020-05-12" calcext:value-type="date">
            <text:p>12-May</text:p>
          </table:table-cell>
          <table:table-cell table:style-name="ce1177" office:value-type="float" office:value="12.11" calcext:value-type="float">
            <text:p>£12.11</text:p>
          </table:table-cell>
          <table:table-cell table:style-name="ce1182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162" office:value-type="string" calcext:value-type="string">
            <text:p>MOT (in car fund)</text:p>
          </table:table-cell>
          <table:table-cell table:style-name="ce1165" table:formula="of:=[.C80]" office:value-type="date" office:date-value="2020-05-17" calcext:value-type="date">
            <text:p>20</text:p>
          </table:table-cell>
          <table:table-cell table:style-name="ce1172" office:value-type="date" office:date-value="2020-05-17" calcext:value-type="date">
            <text:p>17-May</text:p>
          </table:table-cell>
          <table:table-cell table:style-name="ce1177" office:value-type="float" office:value="0" calcext:value-type="float">
            <text:p>£0.00</text:p>
          </table:table-cell>
          <table:table-cell table:style-name="ce1182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161" office:value-type="string" calcext:value-type="string">
            <text:p>Talk Talk</text:p>
          </table:table-cell>
          <table:table-cell table:style-name="ce1165" table:formula="of:=[.C81]" office:value-type="date" office:date-value="2020-05-20" calcext:value-type="date">
            <text:p>20</text:p>
          </table:table-cell>
          <table:table-cell table:style-name="ce1172" office:value-type="date" office:date-value="2020-05-20" calcext:value-type="date">
            <text:p>20-May</text:p>
          </table:table-cell>
          <table:table-cell table:style-name="ce1177" office:value-type="float" office:value="35" calcext:value-type="float">
            <text:p>£35.00</text:p>
          </table:table-cell>
          <table:table-cell table:style-name="ce1182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162"/>
          <table:table-cell table:style-name="ce1165"/>
          <table:table-cell table:style-name="ce1172"/>
          <table:table-cell table:style-name="ce1177"/>
          <table:table-cell table:style-name="ce1182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161"/>
          <table:table-cell table:style-name="ce1165"/>
          <table:table-cell table:style-name="ce1172"/>
          <table:table-cell table:style-name="ce1177"/>
          <table:table-cell table:style-name="ce1183"/>
          <table:table-cell table:number-columns-repeated="59"/>
        </table:table-row>
        <table:table-row table:style-name="ro1">
          <table:table-cell table:style-name="ce1161"/>
          <table:table-cell table:style-name="ce1169" table:number-columns-repeated="2"/>
          <table:table-cell table:style-name="ce1179"/>
          <table:table-cell table:style-name="ce945"/>
          <table:table-cell table:number-columns-repeated="59"/>
        </table:table-row>
        <table:table-row table:style-name="ro1">
          <table:table-cell table:style-name="ce1163" office:value-type="string" calcext:value-type="string">
            <text:p>Totals</text:p>
          </table:table-cell>
          <table:table-cell table:style-name="ce1170" table:number-columns-repeated="2"/>
          <table:table-cell table:style-name="ce1180" table:formula="of:=SUM([.D2:.D81])" office:value-type="float" office:value="5546.32" calcext:value-type="float">
            <text:p>£5,546.32</text:p>
          </table:table-cell>
          <table:table-cell table:style-name="ce1184" table:formula="of:=[.D85]/12" office:value-type="float" office:value="462.193333333333" calcext:value-type="float">
            <text:p>462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07:31:54.312873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2-07T07:31:17.247407678</dc:date>
    <meta:print-date>2017-11-13T10:27:50</meta:print-date>
    <meta:generator>LibreOffice/6.3.4.2$Linux_X86_64 LibreOffice_project/30$Build-2</meta:generator>
    <meta:editing-duration>PT15H46M36S</meta:editing-duration>
    <meta:editing-cycles>111</meta:editing-cycles>
    <meta:document-statistic meta:table-count="6" meta:cell-count="1212" meta:object-count="0"/>
  </office:meta>
</office:document-meta>
</file>